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0.798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2634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6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kandy">
      <style:table-properties table:display="true" style:writing-mode="lr-tb"/>
    </style:style>
    <style:style style:name="ta2" style:family="table" style:master-page-name="PageStyle_5f_trinco">
      <style:table-properties table:display="true" style:writing-mode="lr-tb"/>
    </style:style>
    <style:style style:name="ta3" style:family="table" style:master-page-name="PageStyle_5f_anurad">
      <style:table-properties table:display="true" style:writing-mode="lr-tb"/>
    </style:style>
    <style:style style:name="ta4" style:family="table" style:master-page-name="PageStyle_5f_awissa">
      <style:table-properties table:display="true" style:writing-mode="lr-tb"/>
    </style:style>
    <style:style style:name="ce1" style:family="table-cell" style:parent-style-name="Default" style:data-style-name="N5120"/>
    <style:style style:name="ce2" style:family="table-cell" style:parent-style-name="Default" style:data-style-name="N116"/>
    <style:style style:name="ce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andy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redeem</text:p>
          </table:table-cell>
          <table:table-cell table:number-columns-repeated="1023"/>
        </table:table-row>
        <table:table-row table:style-name="ro1">
          <table:table-cell office:value-type="string">
            <text:p>TICKETID</text:p>
          </table:table-cell>
          <table:table-cell office:value-type="string">
            <text:p>BRANCHID</text:p>
          </table:table-cell>
          <table:table-cell office:value-type="string">
            <text:p>TKTNO</text:p>
          </table:table-cell>
          <table:table-cell office:value-type="string">
            <text:p>CONDATE</text:p>
          </table:table-cell>
          <table:table-cell office:value-type="string">
            <text:p>EXPRDATE</text:p>
          </table:table-cell>
          <table:table-cell office:value-type="string">
            <text:p>USRID</text:p>
          </table:table-cell>
          <table:table-cell office:value-type="string">
            <text:p>LASTUPDATE</text:p>
          </table:table-cell>
          <table:table-cell office:value-type="string">
            <text:p>VERSIONID</text:p>
          </table:table-cell>
          <table:table-cell office:value-type="string">
            <text:p>PAWNADV</text:p>
          </table:table-cell>
          <table:table-cell office:value-type="string">
            <text:p>TOTINT</text:p>
          </table:table-cell>
          <table:table-cell office:value-type="string">
            <text:p>TOTINTPAID</text:p>
          </table:table-cell>
          <table:table-cell office:value-type="string">
            <text:p>TOTCAPPAID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string">
            <text:p>KA4PW11000001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10">
            <text:p>10</text:p>
          </table:table-cell>
          <table:table-cell office:value-type="string">
            <text:p>2011-01-08 12:28:4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739.73">
            <text:p>739.7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string">
            <text:p>KA4PW11000002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10">
            <text:p>10</text:p>
          </table:table-cell>
          <table:table-cell office:value-type="string">
            <text:p>2011-03-03 12:28:48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14794.52">
            <text:p>14794.52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string">
            <text:p>KA4PW11000003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10">
            <text:p>10</text:p>
          </table:table-cell>
          <table:table-cell office:value-type="string">
            <text:p>2011-02-24 12:28:48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295.89">
            <text:p>295.8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string">
            <text:p>KA4PW11000006</text:p>
          </table:table-cell>
          <table:table-cell office:value-type="string">
            <text:p>2011-01-12 12:28:48</text:p>
          </table:table-cell>
          <table:table-cell office:value-type="string">
            <text:p>2012-01-12 12:28:48</text:p>
          </table:table-cell>
          <table:table-cell office:value-type="float" office:value="10">
            <text:p>10</text:p>
          </table:table-cell>
          <table:table-cell office:value-type="string">
            <text:p>2011-01-20 12:28:48</text:p>
          </table:table-cell>
          <table:table-cell office:value-type="float" office:value="2">
            <text:p>2</text:p>
          </table:table-cell>
          <table:table-cell office:value-type="float" office:value="39000">
            <text:p>39000</text:p>
          </table:table-cell>
          <table:table-cell office:value-type="float" office:value="5769.86">
            <text:p>5769.8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string">
            <text:p>KA4PW11000011</text:p>
          </table:table-cell>
          <table:table-cell office:value-type="string">
            <text:p>2011-01-17 12:28:48</text:p>
          </table:table-cell>
          <table:table-cell office:value-type="string">
            <text:p>2012-01-17 12:28:48</text:p>
          </table:table-cell>
          <table:table-cell office:value-type="float" office:value="10">
            <text:p>10</text:p>
          </table:table-cell>
          <table:table-cell office:value-type="string">
            <text:p>2011-01-20 12:28:48</text:p>
          </table:table-cell>
          <table:table-cell office:value-type="float" office:value="2">
            <text:p>2</text:p>
          </table:table-cell>
          <table:table-cell office:value-type="float" office:value="38500">
            <text:p>38500</text:p>
          </table:table-cell>
          <table:table-cell office:value-type="float" office:value="5695.89">
            <text:p>5695.8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string">
            <text:p>KA4PW11000012</text:p>
          </table:table-cell>
          <table:table-cell office:value-type="string">
            <text:p>2011-01-17 12:28:48</text:p>
          </table:table-cell>
          <table:table-cell office:value-type="string">
            <text:p>2012-01-17 12:28:48</text:p>
          </table:table-cell>
          <table:table-cell office:value-type="float" office:value="10">
            <text:p>10</text:p>
          </table:table-cell>
          <table:table-cell office:value-type="string">
            <text:p>2011-01-18 12:28:48</text:p>
          </table:table-cell>
          <table:table-cell office:value-type="float" office:value="2">
            <text:p>2</text:p>
          </table:table-cell>
          <table:table-cell office:value-type="float" office:value="106000">
            <text:p>106000</text:p>
          </table:table-cell>
          <table:table-cell office:value-type="float" office:value="15682.19">
            <text:p>15682.1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6">
            <text:p>6</text:p>
          </table:table-cell>
          <table:table-cell office:value-type="string">
            <text:p>KA4PW11000025</text:p>
          </table:table-cell>
          <table:table-cell office:value-type="string">
            <text:p>2011-02-11 12:28:48</text:p>
          </table:table-cell>
          <table:table-cell office:value-type="string">
            <text:p>2012-02-11 12:28:48</text:p>
          </table:table-cell>
          <table:table-cell office:value-type="float" office:value="10">
            <text:p>10</text:p>
          </table:table-cell>
          <table:table-cell office:value-type="string">
            <text:p>2011-03-09 12:28:48</text:p>
          </table:table-cell>
          <table:table-cell office:value-type="float" office:value="2">
            <text:p>2</text:p>
          </table:table-cell>
          <table:table-cell office:value-type="float" office:value="20000">
            <text:p>20000</text:p>
          </table:table-cell>
          <table:table-cell office:value-type="float" office:value="2958.9">
            <text:p>2958.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6">
            <text:p>6</text:p>
          </table:table-cell>
          <table:table-cell office:value-type="string">
            <text:p>KA4PW11000032</text:p>
          </table:table-cell>
          <table:table-cell office:value-type="string">
            <text:p>2011-03-03 12:28:48</text:p>
          </table:table-cell>
          <table:table-cell office:value-type="string">
            <text:p>2012-03-03 12:28:48</text:p>
          </table:table-cell>
          <table:table-cell office:value-type="float" office:value="10">
            <text:p>10</text:p>
          </table:table-cell>
          <table:table-cell office:value-type="string">
            <text:p>2011-03-09 12:28:4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739.73">
            <text:p>739.7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6">
            <text:p>6</text:p>
          </table:table-cell>
          <table:table-cell office:value-type="string">
            <text:p>KA4PW11000035</text:p>
          </table:table-cell>
          <table:table-cell office:value-type="string">
            <text:p>2011-03-07 12:28:48</text:p>
          </table:table-cell>
          <table:table-cell office:value-type="string">
            <text:p>2012-03-07 12:28:48</text:p>
          </table:table-cell>
          <table:table-cell office:value-type="float" office:value="10">
            <text:p>10</text:p>
          </table:table-cell>
          <table:table-cell office:value-type="string">
            <text:p>2011-03-10 12:28:48</text:p>
          </table:table-cell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1479.45">
            <text:p>1479.4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6">
            <text:p>6</text:p>
          </table:table-cell>
          <table:table-cell office:value-type="string">
            <text:p>KA4PW11000036</text:p>
          </table:table-cell>
          <table:table-cell office:value-type="string">
            <text:p>2011-03-07 12:28:48</text:p>
          </table:table-cell>
          <table:table-cell office:value-type="string">
            <text:p>2012-03-07 12:28:48</text:p>
          </table:table-cell>
          <table:table-cell office:value-type="float" office:value="10">
            <text:p>10</text:p>
          </table:table-cell>
          <table:table-cell office:value-type="string">
            <text:p>2011-03-14 12:28:48</text:p>
          </table:table-cell>
          <table:table-cell office:value-type="float" office:value="2">
            <text:p>2</text:p>
          </table:table-cell>
          <table:table-cell office:value-type="float" office:value="60000">
            <text:p>60000</text:p>
          </table:table-cell>
          <table:table-cell office:value-type="float" office:value="8876.71">
            <text:p>8876.7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6">
            <text:p>6</text:p>
          </table:table-cell>
          <table:table-cell office:value-type="string">
            <text:p>KA4PW11000037</text:p>
          </table:table-cell>
          <table:table-cell office:value-type="string">
            <text:p>2011-03-09 12:28:48</text:p>
          </table:table-cell>
          <table:table-cell office:value-type="string">
            <text:p>2012-03-09 12:28:48</text:p>
          </table:table-cell>
          <table:table-cell office:value-type="float" office:value="10">
            <text:p>10</text:p>
          </table:table-cell>
          <table:table-cell office:value-type="string">
            <text:p>2011-03-11 12:28:48</text:p>
          </table:table-cell>
          <table:table-cell office:value-type="float" office:value="2">
            <text:p>2</text:p>
          </table:table-cell>
          <table:table-cell office:value-type="float" office:value="62000">
            <text:p>62000</text:p>
          </table:table-cell>
          <table:table-cell office:value-type="float" office:value="9172.6">
            <text:p>9172.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tive</text:p>
          </table:table-cell>
          <table:table-cell table:number-columns-repeated="1023"/>
        </table:table-row>
        <table:table-row table:style-name="ro1">
          <table:table-cell office:value-type="string">
            <text:p>TICKETID</text:p>
          </table:table-cell>
          <table:table-cell office:value-type="string">
            <text:p>BRANCHID</text:p>
          </table:table-cell>
          <table:table-cell office:value-type="string">
            <text:p>TKTNO</text:p>
          </table:table-cell>
          <table:table-cell office:value-type="string">
            <text:p>CONDATE</text:p>
          </table:table-cell>
          <table:table-cell office:value-type="string">
            <text:p>EXPRDATE</text:p>
          </table:table-cell>
          <table:table-cell office:value-type="string">
            <text:p>USRID</text:p>
          </table:table-cell>
          <table:table-cell office:value-type="string">
            <text:p>LASTUPDATE</text:p>
          </table:table-cell>
          <table:table-cell office:value-type="string">
            <text:p>VERSIONID</text:p>
          </table:table-cell>
          <table:table-cell office:value-type="string">
            <text:p>PAWNADV</text:p>
          </table:table-cell>
          <table:table-cell office:value-type="string">
            <text:p>TOTINT</text:p>
          </table:table-cell>
          <table:table-cell office:value-type="string">
            <text:p>TOTINTPAID</text:p>
          </table:table-cell>
          <table:table-cell office:value-type="string">
            <text:p>TOTCAPPAID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string">
            <text:p>KA4PW11000004</text:p>
          </table:table-cell>
          <table:table-cell office:value-type="string">
            <text:p>2011-01-10 12:28:48</text:p>
          </table:table-cell>
          <table:table-cell office:value-type="string">
            <text:p>2012-01-10 12:28:48</text:p>
          </table:table-cell>
          <table:table-cell office:value-type="float" office:value="10">
            <text:p>10</text:p>
          </table:table-cell>
          <table:table-cell office:value-type="string">
            <text:p>2011-01-10 12:28:48</text:p>
          </table:table-cell>
          <table:table-cell office:value-type="float" office:value="1">
            <text:p>1</text:p>
          </table:table-cell>
          <table:table-cell office:value-type="float" office:value="9000">
            <text:p>9000</text:p>
          </table:table-cell>
          <table:table-cell office:value-type="float" office:value="1331.51">
            <text:p>1331.5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string">
            <text:p>KA4PW11000005</text:p>
          </table:table-cell>
          <table:table-cell office:value-type="string">
            <text:p>2011-01-12 12:28:48</text:p>
          </table:table-cell>
          <table:table-cell office:value-type="string">
            <text:p>2012-01-12 12:28:48</text:p>
          </table:table-cell>
          <table:table-cell office:value-type="float" office:value="10">
            <text:p>10</text:p>
          </table:table-cell>
          <table:table-cell office:value-type="string">
            <text:p>2011-01-12 12:28:48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2958.9">
            <text:p>2958.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string">
            <text:p>KA4PW11000007</text:p>
          </table:table-cell>
          <table:table-cell office:value-type="string">
            <text:p>2011-01-12 12:28:48</text:p>
          </table:table-cell>
          <table:table-cell office:value-type="string">
            <text:p>2012-01-12 12:28:48</text:p>
          </table:table-cell>
          <table:table-cell office:value-type="float" office:value="10">
            <text:p>10</text:p>
          </table:table-cell>
          <table:table-cell office:value-type="string">
            <text:p>2011-01-12 12:28:48</text:p>
          </table:table-cell>
          <table:table-cell office:value-type="float" office:value="1">
            <text:p>1</text:p>
          </table:table-cell>
          <table:table-cell office:value-type="float" office:value="11500">
            <text:p>11500</text:p>
          </table:table-cell>
          <table:table-cell office:value-type="float" office:value="1701.37">
            <text:p>1701.3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string">
            <text:p>KA4PW11000008</text:p>
          </table:table-cell>
          <table:table-cell office:value-type="string">
            <text:p>2011-01-12 12:28:48</text:p>
          </table:table-cell>
          <table:table-cell office:value-type="string">
            <text:p>2012-01-12 12:28:48</text:p>
          </table:table-cell>
          <table:table-cell office:value-type="float" office:value="10">
            <text:p>10</text:p>
          </table:table-cell>
          <table:table-cell office:value-type="string">
            <text:p>2011-01-12 12:28:48</text:p>
          </table:table-cell>
          <table:table-cell office:value-type="float" office:value="1">
            <text:p>1</text:p>
          </table:table-cell>
          <table:table-cell office:value-type="float" office:value="78000">
            <text:p>78000</text:p>
          </table:table-cell>
          <table:table-cell office:value-type="float" office:value="11539.73">
            <text:p>11539.7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string">
            <text:p>KA4PW11000009</text:p>
          </table:table-cell>
          <table:table-cell office:value-type="string">
            <text:p>2011-01-12 12:28:48</text:p>
          </table:table-cell>
          <table:table-cell office:value-type="string">
            <text:p>2012-01-12 12:28:48</text:p>
          </table:table-cell>
          <table:table-cell office:value-type="float" office:value="10">
            <text:p>10</text:p>
          </table:table-cell>
          <table:table-cell office:value-type="string">
            <text:p>2011-01-12 12:28:48</text:p>
          </table:table-cell>
          <table:table-cell office:value-type="float" office:value="1">
            <text:p>1</text:p>
          </table:table-cell>
          <table:table-cell office:value-type="float" office:value="35000">
            <text:p>35000</text:p>
          </table:table-cell>
          <table:table-cell office:value-type="float" office:value="5178.08">
            <text:p>5178.0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string">
            <text:p>KA4PW11000010</text:p>
          </table:table-cell>
          <table:table-cell office:value-type="string">
            <text:p>2011-01-14 12:28:48</text:p>
          </table:table-cell>
          <table:table-cell office:value-type="string">
            <text:p>2012-01-14 12:28:48</text:p>
          </table:table-cell>
          <table:table-cell office:value-type="float" office:value="10">
            <text:p>10</text:p>
          </table:table-cell>
          <table:table-cell office:value-type="string">
            <text:p>2011-01-14 12:28:48</text:p>
          </table:table-cell>
          <table:table-cell office:value-type="float" office:value="1">
            <text:p>1</text:p>
          </table:table-cell>
          <table:table-cell office:value-type="float" office:value="33000">
            <text:p>33000</text:p>
          </table:table-cell>
          <table:table-cell office:value-type="float" office:value="4882.19">
            <text:p>4882.1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">
            <text:p>6</text:p>
          </table:table-cell>
          <table:table-cell office:value-type="string">
            <text:p>KA4PW11000013</text:p>
          </table:table-cell>
          <table:table-cell office:value-type="string">
            <text:p>2011-01-17 12:28:48</text:p>
          </table:table-cell>
          <table:table-cell office:value-type="string">
            <text:p>2012-01-17 12:28:48</text:p>
          </table:table-cell>
          <table:table-cell office:value-type="float" office:value="10">
            <text:p>10</text:p>
          </table:table-cell>
          <table:table-cell office:value-type="string">
            <text:p>2011-01-17 12:28:48</text:p>
          </table:table-cell>
          <table:table-cell office:value-type="float" office:value="1">
            <text:p>1</text:p>
          </table:table-cell>
          <table:table-cell office:value-type="float" office:value="43000">
            <text:p>43000</text:p>
          </table:table-cell>
          <table:table-cell office:value-type="float" office:value="6361.64">
            <text:p>6361.6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string">
            <text:p>KA4PW11000014</text:p>
          </table:table-cell>
          <table:table-cell office:value-type="string">
            <text:p>2011-01-18 12:28:48</text:p>
          </table:table-cell>
          <table:table-cell office:value-type="string">
            <text:p>2012-01-18 12:28:48</text:p>
          </table:table-cell>
          <table:table-cell office:value-type="float" office:value="10">
            <text:p>10</text:p>
          </table:table-cell>
          <table:table-cell office:value-type="string">
            <text:p>2011-01-18 12:28:48</text:p>
          </table:table-cell>
          <table:table-cell office:value-type="float" office:value="1">
            <text:p>1</text:p>
          </table:table-cell>
          <table:table-cell office:value-type="float" office:value="93000">
            <text:p>93000</text:p>
          </table:table-cell>
          <table:table-cell office:value-type="float" office:value="13758.9">
            <text:p>13758.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  <table:table-cell office:value-type="string">
            <text:p>KA4PW11000015</text:p>
          </table:table-cell>
          <table:table-cell office:value-type="string">
            <text:p>2011-01-18 12:28:48</text:p>
          </table:table-cell>
          <table:table-cell office:value-type="string">
            <text:p>2012-01-18 12:28:48</text:p>
          </table:table-cell>
          <table:table-cell office:value-type="float" office:value="10">
            <text:p>10</text:p>
          </table:table-cell>
          <table:table-cell office:value-type="string">
            <text:p>2011-01-18 12:28:48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4794.52">
            <text:p>14794.52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6">
            <text:p>6</text:p>
          </table:table-cell>
          <table:table-cell office:value-type="string">
            <text:p>KA4PW11000016</text:p>
          </table:table-cell>
          <table:table-cell office:value-type="string">
            <text:p>2011-01-18 12:28:48</text:p>
          </table:table-cell>
          <table:table-cell office:value-type="string">
            <text:p>2012-01-18 12:28:48</text:p>
          </table:table-cell>
          <table:table-cell office:value-type="float" office:value="10">
            <text:p>10</text:p>
          </table:table-cell>
          <table:table-cell office:value-type="string">
            <text:p>2011-01-18 12:28:48</text:p>
          </table:table-cell>
          <table:table-cell office:value-type="float" office:value="1">
            <text:p>1</text:p>
          </table:table-cell>
          <table:table-cell office:value-type="float" office:value="47000">
            <text:p>47000</text:p>
          </table:table-cell>
          <table:table-cell office:value-type="float" office:value="6953.42">
            <text:p>6953.42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string">
            <text:p>KA4PW11000017</text:p>
          </table:table-cell>
          <table:table-cell office:value-type="string">
            <text:p>2011-01-20 12:28:48</text:p>
          </table:table-cell>
          <table:table-cell office:value-type="string">
            <text:p>2012-01-20 12:28:48</text:p>
          </table:table-cell>
          <table:table-cell office:value-type="float" office:value="10">
            <text:p>10</text:p>
          </table:table-cell>
          <table:table-cell office:value-type="string">
            <text:p>2011-01-20 12:28:48</text:p>
          </table:table-cell>
          <table:table-cell office:value-type="float" office:value="1">
            <text:p>1</text:p>
          </table:table-cell>
          <table:table-cell office:value-type="float" office:value="41000">
            <text:p>41000</text:p>
          </table:table-cell>
          <table:table-cell office:value-type="float" office:value="6065.75">
            <text:p>6065.7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">
            <text:p>6</text:p>
          </table:table-cell>
          <table:table-cell office:value-type="string">
            <text:p>KA4PW11000018</text:p>
          </table:table-cell>
          <table:table-cell office:value-type="string">
            <text:p>2011-01-20 12:28:48</text:p>
          </table:table-cell>
          <table:table-cell office:value-type="string">
            <text:p>2012-01-20 12:28:48</text:p>
          </table:table-cell>
          <table:table-cell office:value-type="float" office:value="10">
            <text:p>10</text:p>
          </table:table-cell>
          <table:table-cell office:value-type="string">
            <text:p>2011-01-20 12:28:48</text:p>
          </table:table-cell>
          <table:table-cell office:value-type="float" office:value="1">
            <text:p>1</text:p>
          </table:table-cell>
          <table:table-cell office:value-type="float" office:value="27500">
            <text:p>27500</text:p>
          </table:table-cell>
          <table:table-cell office:value-type="float" office:value="4068.49">
            <text:p>4068.4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6">
            <text:p>6</text:p>
          </table:table-cell>
          <table:table-cell office:value-type="string">
            <text:p>KA4PW11000019</text:p>
          </table:table-cell>
          <table:table-cell office:value-type="string">
            <text:p>2011-01-20 12:28:48</text:p>
          </table:table-cell>
          <table:table-cell office:value-type="string">
            <text:p>2012-01-20 12:28:48</text:p>
          </table:table-cell>
          <table:table-cell office:value-type="float" office:value="10">
            <text:p>10</text:p>
          </table:table-cell>
          <table:table-cell office:value-type="string">
            <text:p>2011-01-20 12:28:48</text:p>
          </table:table-cell>
          <table:table-cell office:value-type="float" office:value="1">
            <text:p>1</text:p>
          </table:table-cell>
          <table:table-cell office:value-type="float" office:value="95000">
            <text:p>95000</text:p>
          </table:table-cell>
          <table:table-cell office:value-type="float" office:value="14054.79">
            <text:p>14054.7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6">
            <text:p>6</text:p>
          </table:table-cell>
          <table:table-cell office:value-type="string">
            <text:p>KA4PW11000020</text:p>
          </table:table-cell>
          <table:table-cell office:value-type="string">
            <text:p>2011-01-21 12:28:48</text:p>
          </table:table-cell>
          <table:table-cell office:value-type="string">
            <text:p>2012-01-21 12:28:48</text:p>
          </table:table-cell>
          <table:table-cell office:value-type="float" office:value="10">
            <text:p>10</text:p>
          </table:table-cell>
          <table:table-cell office:value-type="string">
            <text:p>2011-01-21 12:28:48</text:p>
          </table:table-cell>
          <table:table-cell office:value-type="float" office:value="1">
            <text:p>1</text:p>
          </table:table-cell>
          <table:table-cell office:value-type="float" office:value="60000">
            <text:p>60000</text:p>
          </table:table-cell>
          <table:table-cell office:value-type="float" office:value="8876.71">
            <text:p>8876.7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6">
            <text:p>6</text:p>
          </table:table-cell>
          <table:table-cell office:value-type="string">
            <text:p>KA4PW11000021</text:p>
          </table:table-cell>
          <table:table-cell office:value-type="string">
            <text:p>2011-01-21 12:28:48</text:p>
          </table:table-cell>
          <table:table-cell office:value-type="string">
            <text:p>2012-01-21 12:28:48</text:p>
          </table:table-cell>
          <table:table-cell office:value-type="float" office:value="10">
            <text:p>10</text:p>
          </table:table-cell>
          <table:table-cell office:value-type="string">
            <text:p>2011-01-21 12:28:48</text:p>
          </table:table-cell>
          <table:table-cell office:value-type="float" office:value="1">
            <text:p>1</text:p>
          </table:table-cell>
          <table:table-cell office:value-type="float" office:value="35400">
            <text:p>35400</text:p>
          </table:table-cell>
          <table:table-cell office:value-type="float" office:value="5237.26">
            <text:p>5237.2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string">
            <text:p>KA4PW11000022</text:p>
          </table:table-cell>
          <table:table-cell office:value-type="string">
            <text:p>2011-01-24 12:28:48</text:p>
          </table:table-cell>
          <table:table-cell office:value-type="string">
            <text:p>2012-01-24 12:28:48</text:p>
          </table:table-cell>
          <table:table-cell office:value-type="float" office:value="10">
            <text:p>10</text:p>
          </table:table-cell>
          <table:table-cell office:value-type="string">
            <text:p>2011-01-24 12:28:48</text:p>
          </table:table-cell>
          <table:table-cell office:value-type="float" office:value="1">
            <text:p>1</text:p>
          </table:table-cell>
          <table:table-cell office:value-type="float" office:value="59000">
            <text:p>59000</text:p>
          </table:table-cell>
          <table:table-cell office:value-type="float" office:value="8728.77">
            <text:p>8728.7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6">
            <text:p>6</text:p>
          </table:table-cell>
          <table:table-cell office:value-type="string">
            <text:p>KA4PW11000023</text:p>
          </table:table-cell>
          <table:table-cell office:value-type="string">
            <text:p>2011-02-10 12:28:48</text:p>
          </table:table-cell>
          <table:table-cell office:value-type="string">
            <text:p>2012-02-10 12:28:48</text:p>
          </table:table-cell>
          <table:table-cell office:value-type="float" office:value="10">
            <text:p>10</text:p>
          </table:table-cell>
          <table:table-cell office:value-type="string">
            <text:p>2011-02-10 12:28:48</text:p>
          </table:table-cell>
          <table:table-cell office:value-type="float" office:value="1">
            <text:p>1</text:p>
          </table:table-cell>
          <table:table-cell office:value-type="float" office:value="66000">
            <text:p>66000</text:p>
          </table:table-cell>
          <table:table-cell office:value-type="float" office:value="9764.38">
            <text:p>9764.3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6">
            <text:p>6</text:p>
          </table:table-cell>
          <table:table-cell office:value-type="string">
            <text:p>KA4PW11000024</text:p>
          </table:table-cell>
          <table:table-cell office:value-type="string">
            <text:p>2011-02-10 12:28:48</text:p>
          </table:table-cell>
          <table:table-cell office:value-type="string">
            <text:p>2012-02-10 12:28:48</text:p>
          </table:table-cell>
          <table:table-cell office:value-type="float" office:value="10">
            <text:p>10</text:p>
          </table:table-cell>
          <table:table-cell office:value-type="string">
            <text:p>2011-02-10 12:28:48</text:p>
          </table:table-cell>
          <table:table-cell office:value-type="float" office:value="1">
            <text:p>1</text:p>
          </table:table-cell>
          <table:table-cell office:value-type="float" office:value="63000">
            <text:p>63000</text:p>
          </table:table-cell>
          <table:table-cell office:value-type="float" office:value="9320.55">
            <text:p>9320.5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6">
            <text:p>6</text:p>
          </table:table-cell>
          <table:table-cell office:value-type="string">
            <text:p>KA4PW11000026</text:p>
          </table:table-cell>
          <table:table-cell office:value-type="string">
            <text:p>2011-02-11 12:28:48</text:p>
          </table:table-cell>
          <table:table-cell office:value-type="string">
            <text:p>2012-02-11 12:28:48</text:p>
          </table:table-cell>
          <table:table-cell office:value-type="float" office:value="10">
            <text:p>10</text:p>
          </table:table-cell>
          <table:table-cell office:value-type="string">
            <text:p>2011-02-11 12:28:48</text:p>
          </table:table-cell>
          <table:table-cell office:value-type="float" office:value="1">
            <text:p>1</text:p>
          </table:table-cell>
          <table:table-cell office:value-type="float" office:value="51000">
            <text:p>51000</text:p>
          </table:table-cell>
          <table:table-cell office:value-type="float" office:value="7545.21">
            <text:p>7545.2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6">
            <text:p>6</text:p>
          </table:table-cell>
          <table:table-cell office:value-type="string">
            <text:p>KA4PW11000027</text:p>
          </table:table-cell>
          <table:table-cell office:value-type="string">
            <text:p>2011-02-14 12:28:48</text:p>
          </table:table-cell>
          <table:table-cell office:value-type="string">
            <text:p>2012-02-14 12:28:48</text:p>
          </table:table-cell>
          <table:table-cell office:value-type="float" office:value="10">
            <text:p>10</text:p>
          </table:table-cell>
          <table:table-cell office:value-type="string">
            <text:p>2011-02-14 12:28:48</text:p>
          </table:table-cell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739.73">
            <text:p>739.7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string">
            <text:p>KA4PW11000028</text:p>
          </table:table-cell>
          <table:table-cell office:value-type="string">
            <text:p>2011-02-25 12:28:48</text:p>
          </table:table-cell>
          <table:table-cell office:value-type="string">
            <text:p>2012-02-25 12:28:48</text:p>
          </table:table-cell>
          <table:table-cell office:value-type="float" office:value="10">
            <text:p>10</text:p>
          </table:table-cell>
          <table:table-cell office:value-type="string">
            <text:p>2011-02-25 12:28:48</text:p>
          </table:table-cell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office:value-type="float" office:value="3698.63">
            <text:p>3698.6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6">
            <text:p>6</text:p>
          </table:table-cell>
          <table:table-cell office:value-type="string">
            <text:p>KA4PW11000029</text:p>
          </table:table-cell>
          <table:table-cell office:value-type="string">
            <text:p>2011-02-28 12:28:48</text:p>
          </table:table-cell>
          <table:table-cell office:value-type="string">
            <text:p>2012-02-28 12:28:48</text:p>
          </table:table-cell>
          <table:table-cell office:value-type="float" office:value="10">
            <text:p>10</text:p>
          </table:table-cell>
          <table:table-cell office:value-type="string">
            <text:p>2011-02-28 12:28:48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295.89">
            <text:p>295.8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6">
            <text:p>6</text:p>
          </table:table-cell>
          <table:table-cell office:value-type="string">
            <text:p>KA4PW11000030</text:p>
          </table:table-cell>
          <table:table-cell office:value-type="string">
            <text:p>2011-03-01 12:28:48</text:p>
          </table:table-cell>
          <table:table-cell office:value-type="string">
            <text:p>2012-03-01 12:28:48</text:p>
          </table:table-cell>
          <table:table-cell office:value-type="float" office:value="10">
            <text:p>10</text:p>
          </table:table-cell>
          <table:table-cell office:value-type="string">
            <text:p>2011-03-01 12:28:48</text:p>
          </table:table-cell>
          <table:table-cell office:value-type="float" office:value="1">
            <text:p>1</text:p>
          </table:table-cell>
          <table:table-cell office:value-type="float" office:value="352000">
            <text:p>352000</text:p>
          </table:table-cell>
          <table:table-cell office:value-type="float" office:value="52076.71">
            <text:p>52076.7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6">
            <text:p>6</text:p>
          </table:table-cell>
          <table:table-cell office:value-type="string">
            <text:p>KA4PW11000031</text:p>
          </table:table-cell>
          <table:table-cell office:value-type="string">
            <text:p>2011-03-01 12:28:48</text:p>
          </table:table-cell>
          <table:table-cell office:value-type="string">
            <text:p>2012-03-01 12:28:48</text:p>
          </table:table-cell>
          <table:table-cell office:value-type="float" office:value="10">
            <text:p>10</text:p>
          </table:table-cell>
          <table:table-cell office:value-type="string">
            <text:p>2011-03-01 12:28:48</text:p>
          </table:table-cell>
          <table:table-cell office:value-type="float" office:value="1">
            <text:p>1</text:p>
          </table:table-cell>
          <table:table-cell office:value-type="float" office:value="38000">
            <text:p>38000</text:p>
          </table:table-cell>
          <table:table-cell office:value-type="float" office:value="5621.92">
            <text:p>5621.92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6">
            <text:p>6</text:p>
          </table:table-cell>
          <table:table-cell office:value-type="string">
            <text:p>KA4PW11000033</text:p>
          </table:table-cell>
          <table:table-cell office:value-type="string">
            <text:p>2011-03-03 12:28:48</text:p>
          </table:table-cell>
          <table:table-cell office:value-type="string">
            <text:p>2012-03-03 12:28:48</text:p>
          </table:table-cell>
          <table:table-cell office:value-type="float" office:value="10">
            <text:p>10</text:p>
          </table:table-cell>
          <table:table-cell office:value-type="string">
            <text:p>2011-03-03 12:28:48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5917.81">
            <text:p>5917.8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">
            <text:p>6</text:p>
          </table:table-cell>
          <table:table-cell office:value-type="string">
            <text:p>KA4PW11000034</text:p>
          </table:table-cell>
          <table:table-cell office:value-type="string">
            <text:p>2011-03-03 12:28:48</text:p>
          </table:table-cell>
          <table:table-cell office:value-type="string">
            <text:p>2012-03-03 12:28:48</text:p>
          </table:table-cell>
          <table:table-cell office:value-type="float" office:value="10">
            <text:p>10</text:p>
          </table:table-cell>
          <table:table-cell office:value-type="string">
            <text:p>2011-03-03 12:28:48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5917.81">
            <text:p>5917.8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6">
            <text:p>6</text:p>
          </table:table-cell>
          <table:table-cell office:value-type="string">
            <text:p>KA4PW11000038</text:p>
          </table:table-cell>
          <table:table-cell office:value-type="string">
            <text:p>2011-03-10 12:28:48</text:p>
          </table:table-cell>
          <table:table-cell office:value-type="string">
            <text:p>2012-03-10 12:28:48</text:p>
          </table:table-cell>
          <table:table-cell office:value-type="float" office:value="10">
            <text:p>10</text:p>
          </table:table-cell>
          <table:table-cell office:value-type="string">
            <text:p>2011-03-10 12:28:48</text:p>
          </table:table-cell>
          <table:table-cell office:value-type="float" office:value="1">
            <text:p>1</text:p>
          </table:table-cell>
          <table:table-cell office:value-type="float" office:value="55000">
            <text:p>55000</text:p>
          </table:table-cell>
          <table:table-cell office:value-type="float" office:value="8136.99">
            <text:p>8136.9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string">
            <text:p>KA4PW11000039</text:p>
          </table:table-cell>
          <table:table-cell office:value-type="string">
            <text:p>2011-03-11 12:28:48</text:p>
          </table:table-cell>
          <table:table-cell office:value-type="string">
            <text:p>2012-03-11 12:28:48</text:p>
          </table:table-cell>
          <table:table-cell office:value-type="float" office:value="10">
            <text:p>10</text:p>
          </table:table-cell>
          <table:table-cell office:value-type="string">
            <text:p>2011-03-11 12:28:48</text:p>
          </table:table-cell>
          <table:table-cell office:value-type="float" office:value="1">
            <text:p>1</text:p>
          </table:table-cell>
          <table:table-cell office:value-type="float" office:value="70000">
            <text:p>70000</text:p>
          </table:table-cell>
          <table:table-cell office:value-type="float" office:value="10356.16">
            <text:p>10356.1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">
            <text:p>6</text:p>
          </table:table-cell>
          <table:table-cell office:value-type="string">
            <text:p>KA4PW11000040</text:p>
          </table:table-cell>
          <table:table-cell office:value-type="string">
            <text:p>2011-03-14 12:28:48</text:p>
          </table:table-cell>
          <table:table-cell office:value-type="string">
            <text:p>2012-03-14 12:28:48</text:p>
          </table:table-cell>
          <table:table-cell office:value-type="float" office:value="10">
            <text:p>10</text:p>
          </table:table-cell>
          <table:table-cell office:value-type="string">
            <text:p>2011-03-14 12:28:48</text:p>
          </table:table-cell>
          <table:table-cell office:value-type="float" office:value="1">
            <text:p>1</text:p>
          </table:table-cell>
          <table:table-cell office:value-type="float" office:value="7500">
            <text:p>7500</text:p>
          </table:table-cell>
          <table:table-cell office:value-type="float" office:value="1109.59">
            <text:p>1109.5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6">
            <text:p>6</text:p>
          </table:table-cell>
          <table:table-cell office:value-type="string">
            <text:p>KA4PW11000041</text:p>
          </table:table-cell>
          <table:table-cell office:value-type="string">
            <text:p>2011-03-14 12:28:48</text:p>
          </table:table-cell>
          <table:table-cell office:value-type="string">
            <text:p>2012-03-14 12:28:48</text:p>
          </table:table-cell>
          <table:table-cell office:value-type="float" office:value="10">
            <text:p>10</text:p>
          </table:table-cell>
          <table:table-cell office:value-type="string">
            <text:p>2011-03-14 12:28:48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12575.34">
            <text:p>12575.3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6">
            <text:p>6</text:p>
          </table:table-cell>
          <table:table-cell office:value-type="string">
            <text:p>KA4PW11000042</text:p>
          </table:table-cell>
          <table:table-cell office:value-type="string">
            <text:p>2011-03-18 12:28:48</text:p>
          </table:table-cell>
          <table:table-cell office:value-type="string">
            <text:p>2012-03-18 12:28:48</text:p>
          </table:table-cell>
          <table:table-cell office:value-type="float" office:value="10">
            <text:p>10</text:p>
          </table:table-cell>
          <table:table-cell office:value-type="string">
            <text:p>2011-03-18 12:28:48</text:p>
          </table:table-cell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office:value-type="float" office:value="3698.63">
            <text:p>3698.6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</table:table>
      <table:table table:name="trinco" table:style-name="ta2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office:value-type="string">
            <text:p>acti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CKETID</text:p>
          </table:table-cell>
          <table:table-cell office:value-type="string">
            <text:p>BRANCHID</text:p>
          </table:table-cell>
          <table:table-cell office:value-type="string">
            <text:p>TKTNO</text:p>
          </table:table-cell>
          <table:table-cell office:value-type="string">
            <text:p>CONDATE</text:p>
          </table:table-cell>
          <table:table-cell office:value-type="string">
            <text:p>EXPRDATE</text:p>
          </table:table-cell>
          <table:table-cell office:value-type="string">
            <text:p>USRID</text:p>
          </table:table-cell>
          <table:table-cell office:value-type="string">
            <text:p>LASTUPDATE</text:p>
          </table:table-cell>
          <table:table-cell office:value-type="string">
            <text:p>VERSIONID</text:p>
          </table:table-cell>
          <table:table-cell office:value-type="string">
            <text:p>PAWNADV</text:p>
          </table:table-cell>
          <table:table-cell office:value-type="string">
            <text:p>TOTINT</text:p>
          </table:table-cell>
          <table:table-cell office:value-type="string">
            <text:p>TOTINTPAID</text:p>
          </table:table-cell>
          <table:table-cell office:value-type="string">
            <text:p>TOTCAPPAID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TR1PW10000001</text:p>
          </table:table-cell>
          <table:table-cell office:value-type="string">
            <text:p>2010-12-09 12:28:48</text:p>
          </table:table-cell>
          <table:table-cell office:value-type="string">
            <text:p>2011-12-09 12:28:48</text:p>
          </table:table-cell>
          <table:table-cell office:value-type="float" office:value="9">
            <text:p>9</text:p>
          </table:table-cell>
          <table:table-cell office:value-type="string">
            <text:p>2010-12-09 12:28:48</text:p>
          </table:table-cell>
          <table:table-cell office:value-type="float" office:value="1">
            <text:p>1</text:p>
          </table:table-cell>
          <table:table-cell office:value-type="float" office:value="115000">
            <text:p>115000</text:p>
          </table:table-cell>
          <table:table-cell office:value-type="float" office:value="17013.7">
            <text:p>17013.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string">
            <text:p>TR1PW10000002</text:p>
          </table:table-cell>
          <table:table-cell office:value-type="string">
            <text:p>2010-12-09 12:28:48</text:p>
          </table:table-cell>
          <table:table-cell office:value-type="string">
            <text:p>2011-12-09 12:28:48</text:p>
          </table:table-cell>
          <table:table-cell office:value-type="float" office:value="9">
            <text:p>9</text:p>
          </table:table-cell>
          <table:table-cell office:value-type="string">
            <text:p>2010-12-09 12:28:48</text:p>
          </table:table-cell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office:value-type="float" office:value="7397.26">
            <text:p>7397.2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string">
            <text:p>TR1PW10000006</text:p>
          </table:table-cell>
          <table:table-cell office:value-type="string">
            <text:p>2010-12-13 12:28:48</text:p>
          </table:table-cell>
          <table:table-cell office:value-type="string">
            <text:p>2011-12-13 12:28:48</text:p>
          </table:table-cell>
          <table:table-cell office:value-type="float" office:value="9">
            <text:p>9</text:p>
          </table:table-cell>
          <table:table-cell office:value-type="string">
            <text:p>2010-12-13 12:28:48</text:p>
          </table:table-cell>
          <table:table-cell office:value-type="float" office:value="1">
            <text:p>1</text:p>
          </table:table-cell>
          <table:table-cell office:value-type="float" office:value="90000">
            <text:p>90000</text:p>
          </table:table-cell>
          <table:table-cell office:value-type="float" office:value="13315.07">
            <text:p>13315.0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TR1PW10000007</text:p>
          </table:table-cell>
          <table:table-cell office:value-type="string">
            <text:p>2010-12-15 12:28:48</text:p>
          </table:table-cell>
          <table:table-cell/>
          <table:table-cell office:value-type="float" office:value="9">
            <text:p>9</text:p>
          </table:table-cell>
          <table:table-cell office:value-type="string">
            <text:p>2010-12-15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string">
            <text:p>TR1PW10000008</text:p>
          </table:table-cell>
          <table:table-cell office:value-type="string">
            <text:p>2010-12-15 12:28:48</text:p>
          </table:table-cell>
          <table:table-cell office:value-type="string">
            <text:p>2011-12-15 12:28:48</text:p>
          </table:table-cell>
          <table:table-cell office:value-type="float" office:value="9">
            <text:p>9</text:p>
          </table:table-cell>
          <table:table-cell office:value-type="string">
            <text:p>2010-12-15 12:28:48</text:p>
          </table:table-cell>
          <table:table-cell office:value-type="float" office:value="1">
            <text:p>1</text:p>
          </table:table-cell>
          <table:table-cell office:value-type="float" office:value="55000">
            <text:p>55000</text:p>
          </table:table-cell>
          <table:table-cell office:value-type="float" office:value="8136.99">
            <text:p>8136.9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TR1PW10000009</text:p>
          </table:table-cell>
          <table:table-cell office:value-type="string">
            <text:p>2010-12-16 12:28:48</text:p>
          </table:table-cell>
          <table:table-cell office:value-type="string">
            <text:p>2011-12-16 12:28:48</text:p>
          </table:table-cell>
          <table:table-cell office:value-type="float" office:value="9">
            <text:p>9</text:p>
          </table:table-cell>
          <table:table-cell office:value-type="string">
            <text:p>2010-12-16 12:28:48</text:p>
          </table:table-cell>
          <table:table-cell office:value-type="float" office:value="1">
            <text:p>1</text:p>
          </table:table-cell>
          <table:table-cell office:value-type="float" office:value="176000">
            <text:p>176000</text:p>
          </table:table-cell>
          <table:table-cell office:value-type="float" office:value="26038.36">
            <text:p>26038.3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string">
            <text:p>TR1PW10000011</text:p>
          </table:table-cell>
          <table:table-cell office:value-type="string">
            <text:p>2010-12-21 12:28:48</text:p>
          </table:table-cell>
          <table:table-cell office:value-type="string">
            <text:p>2011-12-21 12:28:48</text:p>
          </table:table-cell>
          <table:table-cell office:value-type="float" office:value="9">
            <text:p>9</text:p>
          </table:table-cell>
          <table:table-cell office:value-type="string">
            <text:p>2010-12-21 12:28:48</text:p>
          </table:table-cell>
          <table:table-cell office:value-type="float" office:value="1">
            <text:p>1</text:p>
          </table:table-cell>
          <table:table-cell office:value-type="float" office:value="23000">
            <text:p>23000</text:p>
          </table:table-cell>
          <table:table-cell office:value-type="float" office:value="3402.74">
            <text:p>3402.7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string">
            <text:p>TR1PW10000012</text:p>
          </table:table-cell>
          <table:table-cell office:value-type="string">
            <text:p>2010-12-22 12:28:48</text:p>
          </table:table-cell>
          <table:table-cell office:value-type="string">
            <text:p>2011-12-22 12:28:48</text:p>
          </table:table-cell>
          <table:table-cell office:value-type="float" office:value="9">
            <text:p>9</text:p>
          </table:table-cell>
          <table:table-cell office:value-type="string">
            <text:p>2010-12-22 12:28:48</text:p>
          </table:table-cell>
          <table:table-cell office:value-type="float" office:value="1">
            <text:p>1</text:p>
          </table:table-cell>
          <table:table-cell office:value-type="float" office:value="42000">
            <text:p>42000</text:p>
          </table:table-cell>
          <table:table-cell office:value-type="float" office:value="6213.7">
            <text:p>6213.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string">
            <text:p>TR1PW10000013</text:p>
          </table:table-cell>
          <table:table-cell office:value-type="string">
            <text:p>2010-12-22 12:28:48</text:p>
          </table:table-cell>
          <table:table-cell office:value-type="string">
            <text:p>2011-12-22 12:28:48</text:p>
          </table:table-cell>
          <table:table-cell office:value-type="float" office:value="9">
            <text:p>9</text:p>
          </table:table-cell>
          <table:table-cell office:value-type="string">
            <text:p>2010-12-22 12:28:48</text:p>
          </table:table-cell>
          <table:table-cell office:value-type="float" office:value="1">
            <text:p>1</text:p>
          </table:table-cell>
          <table:table-cell office:value-type="float" office:value="13500">
            <text:p>13500</text:p>
          </table:table-cell>
          <table:table-cell office:value-type="float" office:value="1997.26">
            <text:p>1997.2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TR1PW10000014</text:p>
          </table:table-cell>
          <table:table-cell office:value-type="string">
            <text:p>2010-12-23 12:28:48</text:p>
          </table:table-cell>
          <table:table-cell office:value-type="string">
            <text:p>2011-12-23 12:28:48</text:p>
          </table:table-cell>
          <table:table-cell office:value-type="float" office:value="9">
            <text:p>9</text:p>
          </table:table-cell>
          <table:table-cell office:value-type="string">
            <text:p>2010-12-23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TR1PW10000015</text:p>
          </table:table-cell>
          <table:table-cell office:value-type="string">
            <text:p>2010-12-23 12:28:48</text:p>
          </table:table-cell>
          <table:table-cell office:value-type="string">
            <text:p>2011-12-23 12:28:48</text:p>
          </table:table-cell>
          <table:table-cell office:value-type="float" office:value="9">
            <text:p>9</text:p>
          </table:table-cell>
          <table:table-cell office:value-type="string">
            <text:p>2010-12-23 12:28:48</text:p>
          </table:table-cell>
          <table:table-cell office:value-type="float" office:value="1">
            <text:p>1</text:p>
          </table:table-cell>
          <table:table-cell office:value-type="float" office:value="17000">
            <text:p>17000</text:p>
          </table:table-cell>
          <table:table-cell office:value-type="float" office:value="2515.07">
            <text:p>2515.0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string">
            <text:p>TR1PW10000016</text:p>
          </table:table-cell>
          <table:table-cell office:value-type="string">
            <text:p>2010-12-23 12:28:48</text:p>
          </table:table-cell>
          <table:table-cell office:value-type="string">
            <text:p>2011-12-23 12:28:48</text:p>
          </table:table-cell>
          <table:table-cell office:value-type="float" office:value="9">
            <text:p>9</text:p>
          </table:table-cell>
          <table:table-cell office:value-type="string">
            <text:p>2010-12-23 12:28:48</text:p>
          </table:table-cell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office:value-type="float" office:value="7397.26">
            <text:p>7397.2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string">
            <text:p>TR1PW10000017</text:p>
          </table:table-cell>
          <table:table-cell office:value-type="string">
            <text:p>2010-12-23 12:28:48</text:p>
          </table:table-cell>
          <table:table-cell office:value-type="string">
            <text:p>2011-12-23 12:28:48</text:p>
          </table:table-cell>
          <table:table-cell office:value-type="float" office:value="9">
            <text:p>9</text:p>
          </table:table-cell>
          <table:table-cell office:value-type="string">
            <text:p>2010-12-23 12:28:48</text:p>
          </table:table-cell>
          <table:table-cell office:value-type="float" office:value="1">
            <text:p>1</text:p>
          </table:table-cell>
          <table:table-cell office:value-type="float" office:value="70000">
            <text:p>70000</text:p>
          </table:table-cell>
          <table:table-cell office:value-type="float" office:value="10356.16">
            <text:p>10356.1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string">
            <text:p>TR1PW10000018</text:p>
          </table:table-cell>
          <table:table-cell office:value-type="string">
            <text:p>2010-12-27 12:28:48</text:p>
          </table:table-cell>
          <table:table-cell office:value-type="string">
            <text:p>2011-12-27 12:28:48</text:p>
          </table:table-cell>
          <table:table-cell office:value-type="float" office:value="9">
            <text:p>9</text:p>
          </table:table-cell>
          <table:table-cell office:value-type="string">
            <text:p>2010-12-27 12:28:48</text:p>
          </table:table-cell>
          <table:table-cell office:value-type="float" office:value="1">
            <text:p>1</text:p>
          </table:table-cell>
          <table:table-cell office:value-type="float" office:value="45000">
            <text:p>45000</text:p>
          </table:table-cell>
          <table:table-cell office:value-type="float" office:value="6657.53">
            <text:p>6657.5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TR1PW10000020</text:p>
          </table:table-cell>
          <table:table-cell office:value-type="string">
            <text:p>2010-12-29 12:28:48</text:p>
          </table:table-cell>
          <table:table-cell office:value-type="string">
            <text:p>2011-12-29 12:28:48</text:p>
          </table:table-cell>
          <table:table-cell office:value-type="float" office:value="9">
            <text:p>9</text:p>
          </table:table-cell>
          <table:table-cell office:value-type="string">
            <text:p>2010-12-29 12:28:48</text:p>
          </table:table-cell>
          <table:table-cell office:value-type="float" office:value="1">
            <text:p>1</text:p>
          </table:table-cell>
          <table:table-cell office:value-type="float" office:value="19000">
            <text:p>19000</text:p>
          </table:table-cell>
          <table:table-cell office:value-type="float" office:value="2810.96">
            <text:p>2810.9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string">
            <text:p>TR1PW10000021</text:p>
          </table:table-cell>
          <table:table-cell office:value-type="string">
            <text:p>2010-12-29 12:28:48</text:p>
          </table:table-cell>
          <table:table-cell office:value-type="string">
            <text:p>2011-12-29 12:28:48</text:p>
          </table:table-cell>
          <table:table-cell office:value-type="float" office:value="9">
            <text:p>9</text:p>
          </table:table-cell>
          <table:table-cell office:value-type="string">
            <text:p>2010-12-29 12:28:48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4794.52">
            <text:p>14794.52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string">
            <text:p>TR1PW10000022</text:p>
          </table:table-cell>
          <table:table-cell office:value-type="string">
            <text:p>2010-12-29 12:28:48</text:p>
          </table:table-cell>
          <table:table-cell office:value-type="string">
            <text:p>2011-12-29 12:28:48</text:p>
          </table:table-cell>
          <table:table-cell office:value-type="float" office:value="9">
            <text:p>9</text:p>
          </table:table-cell>
          <table:table-cell office:value-type="string">
            <text:p>2010-12-29 12:28:48</text:p>
          </table:table-cell>
          <table:table-cell office:value-type="float" office:value="1">
            <text:p>1</text:p>
          </table:table-cell>
          <table:table-cell office:value-type="float" office:value="11000">
            <text:p>11000</text:p>
          </table:table-cell>
          <table:table-cell office:value-type="float" office:value="1627.4">
            <text:p>1627.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string">
            <text:p>TR1PW10000023</text:p>
          </table:table-cell>
          <table:table-cell office:value-type="string">
            <text:p>2010-12-29 12:28:48</text:p>
          </table:table-cell>
          <table:table-cell office:value-type="string">
            <text:p>2011-12-29 12:28:48</text:p>
          </table:table-cell>
          <table:table-cell office:value-type="float" office:value="9">
            <text:p>9</text:p>
          </table:table-cell>
          <table:table-cell office:value-type="string">
            <text:p>2010-12-29 12:28:48</text:p>
          </table:table-cell>
          <table:table-cell office:value-type="float" office:value="1">
            <text:p>1</text:p>
          </table:table-cell>
          <table:table-cell office:value-type="float" office:value="13000">
            <text:p>13000</text:p>
          </table:table-cell>
          <table:table-cell office:value-type="float" office:value="1923.29">
            <text:p>1923.2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TR1PW10000024</text:p>
          </table:table-cell>
          <table:table-cell office:value-type="string">
            <text:p>2010-12-29 12:28:48</text:p>
          </table:table-cell>
          <table:table-cell office:value-type="string">
            <text:p>2011-12-29 12:28:48</text:p>
          </table:table-cell>
          <table:table-cell office:value-type="float" office:value="9">
            <text:p>9</text:p>
          </table:table-cell>
          <table:table-cell office:value-type="string">
            <text:p>2010-12-29 12:28:48</text:p>
          </table:table-cell>
          <table:table-cell office:value-type="float" office:value="1">
            <text:p>1</text:p>
          </table:table-cell>
          <table:table-cell office:value-type="float" office:value="78000">
            <text:p>78000</text:p>
          </table:table-cell>
          <table:table-cell office:value-type="float" office:value="11539.73">
            <text:p>11539.7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TR1PW10000026</text:p>
          </table:table-cell>
          <table:table-cell office:value-type="string">
            <text:p>2010-12-29 12:28:48</text:p>
          </table:table-cell>
          <table:table-cell office:value-type="string">
            <text:p>2011-12-29 12:28:48</text:p>
          </table:table-cell>
          <table:table-cell office:value-type="float" office:value="9">
            <text:p>9</text:p>
          </table:table-cell>
          <table:table-cell office:value-type="string">
            <text:p>2010-12-29 12:28:48</text:p>
          </table:table-cell>
          <table:table-cell office:value-type="float" office:value="1">
            <text:p>1</text:p>
          </table:table-cell>
          <table:table-cell office:value-type="float" office:value="63000">
            <text:p>63000</text:p>
          </table:table-cell>
          <table:table-cell office:value-type="float" office:value="9320.55">
            <text:p>9320.5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string">
            <text:p>TR1PW10000027</text:p>
          </table:table-cell>
          <table:table-cell office:value-type="string">
            <text:p>2010-12-29 12:28:48</text:p>
          </table:table-cell>
          <table:table-cell office:value-type="string">
            <text:p>2011-12-29 12:28:48</text:p>
          </table:table-cell>
          <table:table-cell office:value-type="float" office:value="9">
            <text:p>9</text:p>
          </table:table-cell>
          <table:table-cell office:value-type="string">
            <text:p>2010-12-29 12:28:48</text:p>
          </table:table-cell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office:value-type="float" office:value="7397.26">
            <text:p>7397.2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string">
            <text:p>TR1PW10000028</text:p>
          </table:table-cell>
          <table:table-cell office:value-type="string">
            <text:p>2010-12-30 12:28:48</text:p>
          </table:table-cell>
          <table:table-cell office:value-type="string">
            <text:p>2011-12-30 12:28:48</text:p>
          </table:table-cell>
          <table:table-cell office:value-type="float" office:value="9">
            <text:p>9</text:p>
          </table:table-cell>
          <table:table-cell office:value-type="string">
            <text:p>2010-12-30 12:28:48</text:p>
          </table:table-cell>
          <table:table-cell office:value-type="float" office:value="1">
            <text:p>1</text:p>
          </table:table-cell>
          <table:table-cell office:value-type="float" office:value="35000">
            <text:p>35000</text:p>
          </table:table-cell>
          <table:table-cell office:value-type="float" office:value="5178.08">
            <text:p>5178.0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string">
            <text:p>TR1PW10000029</text:p>
          </table:table-cell>
          <table:table-cell office:value-type="string">
            <text:p>2010-12-30 12:28:48</text:p>
          </table:table-cell>
          <table:table-cell office:value-type="string">
            <text:p>2011-12-30 12:28:48</text:p>
          </table:table-cell>
          <table:table-cell office:value-type="float" office:value="9">
            <text:p>9</text:p>
          </table:table-cell>
          <table:table-cell office:value-type="string">
            <text:p>2010-12-30 12:28:48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12575.34">
            <text:p>12575.3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string">
            <text:p>TR1PW10000030</text:p>
          </table:table-cell>
          <table:table-cell office:value-type="string">
            <text:p>2010-12-30 12:28:48</text:p>
          </table:table-cell>
          <table:table-cell office:value-type="string">
            <text:p>2011-12-30 12:28:48</text:p>
          </table:table-cell>
          <table:table-cell office:value-type="float" office:value="9">
            <text:p>9</text:p>
          </table:table-cell>
          <table:table-cell office:value-type="string">
            <text:p>2010-12-30 12:28:48</text:p>
          </table:table-cell>
          <table:table-cell office:value-type="float" office:value="1">
            <text:p>1</text:p>
          </table:table-cell>
          <table:table-cell office:value-type="float" office:value="90000">
            <text:p>90000</text:p>
          </table:table-cell>
          <table:table-cell office:value-type="float" office:value="13315.07">
            <text:p>13315.0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string">
            <text:p>TR1PW11000033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float" office:value="9">
            <text:p>9</text:p>
          </table:table-cell>
          <table:table-cell office:value-type="string">
            <text:p>2011-01-03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string">
            <text:p>TR1PW11000035</text:p>
          </table:table-cell>
          <table:table-cell office:value-type="string">
            <text:p>2011-01-05 12:28:48</text:p>
          </table:table-cell>
          <table:table-cell office:value-type="string">
            <text:p>2012-01-05 12:28:48</text:p>
          </table:table-cell>
          <table:table-cell office:value-type="float" office:value="9">
            <text:p>9</text:p>
          </table:table-cell>
          <table:table-cell office:value-type="string">
            <text:p>2011-01-05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string">
            <text:p>TR1PW11000036</text:p>
          </table:table-cell>
          <table:table-cell office:value-type="string">
            <text:p>2011-01-05 12:28:48</text:p>
          </table:table-cell>
          <table:table-cell office:value-type="string">
            <text:p>2012-01-05 12:28:48</text:p>
          </table:table-cell>
          <table:table-cell office:value-type="float" office:value="9">
            <text:p>9</text:p>
          </table:table-cell>
          <table:table-cell office:value-type="string">
            <text:p>2011-01-05 12:28:48</text:p>
          </table:table-cell>
          <table:table-cell office:value-type="float" office:value="1">
            <text:p>1</text:p>
          </table:table-cell>
          <table:table-cell office:value-type="float" office:value="66000">
            <text:p>66000</text:p>
          </table:table-cell>
          <table:table-cell office:value-type="float" office:value="9764.38">
            <text:p>9764.3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string">
            <text:p>TR1PW11000037</text:p>
          </table:table-cell>
          <table:table-cell office:value-type="string">
            <text:p>2011-01-05 12:28:48</text:p>
          </table:table-cell>
          <table:table-cell office:value-type="string">
            <text:p>2012-01-05 12:28:48</text:p>
          </table:table-cell>
          <table:table-cell office:value-type="float" office:value="9">
            <text:p>9</text:p>
          </table:table-cell>
          <table:table-cell office:value-type="string">
            <text:p>2011-01-05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string">
            <text:p>TR1PW11000038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9">
            <text:p>9</text:p>
          </table:table-cell>
          <table:table-cell office:value-type="string">
            <text:p>2011-01-06 12:28:48</text:p>
          </table:table-cell>
          <table:table-cell office:value-type="float" office:value="1">
            <text:p>1</text:p>
          </table:table-cell>
          <table:table-cell office:value-type="float" office:value="31500">
            <text:p>31500</text:p>
          </table:table-cell>
          <table:table-cell office:value-type="float" office:value="4660.27">
            <text:p>4660.2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string">
            <text:p>TR1PW11000040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9">
            <text:p>9</text:p>
          </table:table-cell>
          <table:table-cell office:value-type="string">
            <text:p>2011-01-06 12:28:48</text:p>
          </table:table-cell>
          <table:table-cell office:value-type="float" office:value="1">
            <text:p>1</text:p>
          </table:table-cell>
          <table:table-cell office:value-type="float" office:value="12000">
            <text:p>12000</text:p>
          </table:table-cell>
          <table:table-cell office:value-type="float" office:value="1775.34">
            <text:p>1775.3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TR1PW11000041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9">
            <text:p>9</text:p>
          </table:table-cell>
          <table:table-cell office:value-type="string">
            <text:p>2011-01-06 12:28:48</text:p>
          </table:table-cell>
          <table:table-cell office:value-type="float" office:value="1">
            <text:p>1</text:p>
          </table:table-cell>
          <table:table-cell office:value-type="float" office:value="33500">
            <text:p>33500</text:p>
          </table:table-cell>
          <table:table-cell office:value-type="float" office:value="4956.16">
            <text:p>4956.1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string">
            <text:p>TR1PW11000042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9">
            <text:p>9</text:p>
          </table:table-cell>
          <table:table-cell office:value-type="string">
            <text:p>2011-01-06 12:28:48</text:p>
          </table:table-cell>
          <table:table-cell office:value-type="float" office:value="1">
            <text:p>1</text:p>
          </table:table-cell>
          <table:table-cell office:value-type="float" office:value="11000">
            <text:p>11000</text:p>
          </table:table-cell>
          <table:table-cell office:value-type="float" office:value="1627.4">
            <text:p>1627.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string">
            <text:p>TR1PW11000043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9">
            <text:p>9</text:p>
          </table:table-cell>
          <table:table-cell office:value-type="string">
            <text:p>2011-01-06 12:28:48</text:p>
          </table:table-cell>
          <table:table-cell office:value-type="float" office:value="1">
            <text:p>1</text:p>
          </table:table-cell>
          <table:table-cell office:value-type="float" office:value="65000">
            <text:p>65000</text:p>
          </table:table-cell>
          <table:table-cell office:value-type="float" office:value="9616.44">
            <text:p>9616.4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string">
            <text:p>TR1PW11000044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9">
            <text:p>9</text:p>
          </table:table-cell>
          <table:table-cell office:value-type="string">
            <text:p>2011-01-06 12:28:48</text:p>
          </table:table-cell>
          <table:table-cell office:value-type="float" office:value="1">
            <text:p>1</text:p>
          </table:table-cell>
          <table:table-cell office:value-type="float" office:value="62000">
            <text:p>62000</text:p>
          </table:table-cell>
          <table:table-cell office:value-type="float" office:value="9172.6">
            <text:p>9172.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string">
            <text:p>TR1PW11000045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9">
            <text:p>9</text:p>
          </table:table-cell>
          <table:table-cell office:value-type="string">
            <text:p>2011-01-06 12:28:48</text:p>
          </table:table-cell>
          <table:table-cell office:value-type="float" office:value="1">
            <text:p>1</text:p>
          </table:table-cell>
          <table:table-cell office:value-type="float" office:value="5500">
            <text:p>5500</text:p>
          </table:table-cell>
          <table:table-cell office:value-type="float" office:value="813.7">
            <text:p>813.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string">
            <text:p>TR1PW11000046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9">
            <text:p>9</text:p>
          </table:table-cell>
          <table:table-cell office:value-type="string">
            <text:p>2011-01-06 12:28:48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2958.9">
            <text:p>2958.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string">
            <text:p>TR1PW11000048</text:p>
          </table:table-cell>
          <table:table-cell office:value-type="string">
            <text:p>2011-01-07 12:28:48</text:p>
          </table:table-cell>
          <table:table-cell office:value-type="string">
            <text:p>2012-01-07 12:28:48</text:p>
          </table:table-cell>
          <table:table-cell office:value-type="float" office:value="9">
            <text:p>9</text:p>
          </table:table-cell>
          <table:table-cell office:value-type="string">
            <text:p>2011-01-07 12:28:48</text:p>
          </table:table-cell>
          <table:table-cell office:value-type="float" office:value="1">
            <text:p>1</text:p>
          </table:table-cell>
          <table:table-cell office:value-type="float" office:value="9800">
            <text:p>9800</text:p>
          </table:table-cell>
          <table:table-cell office:value-type="float" office:value="1449.86">
            <text:p>1449.8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string">
            <text:p>TR1PW11000049</text:p>
          </table:table-cell>
          <table:table-cell office:value-type="string">
            <text:p>2011-01-10 12:28:48</text:p>
          </table:table-cell>
          <table:table-cell office:value-type="string">
            <text:p>2012-01-10 12:28:48</text:p>
          </table:table-cell>
          <table:table-cell office:value-type="float" office:value="9">
            <text:p>9</text:p>
          </table:table-cell>
          <table:table-cell office:value-type="string">
            <text:p>2011-01-10 12:28:48</text:p>
          </table:table-cell>
          <table:table-cell office:value-type="float" office:value="1">
            <text:p>1</text:p>
          </table:table-cell>
          <table:table-cell office:value-type="float" office:value="45000">
            <text:p>45000</text:p>
          </table:table-cell>
          <table:table-cell office:value-type="float" office:value="6657.53">
            <text:p>6657.5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string">
            <text:p>TR1PW11000050</text:p>
          </table:table-cell>
          <table:table-cell office:value-type="string">
            <text:p>2011-01-10 12:28:48</text:p>
          </table:table-cell>
          <table:table-cell office:value-type="string">
            <text:p>2012-01-10 12:28:48</text:p>
          </table:table-cell>
          <table:table-cell office:value-type="float" office:value="9">
            <text:p>9</text:p>
          </table:table-cell>
          <table:table-cell office:value-type="string">
            <text:p>2011-01-10 12:28:48</text:p>
          </table:table-cell>
          <table:table-cell office:value-type="float" office:value="1">
            <text:p>1</text:p>
          </table:table-cell>
          <table:table-cell office:value-type="float" office:value="70000">
            <text:p>70000</text:p>
          </table:table-cell>
          <table:table-cell office:value-type="float" office:value="10356.16">
            <text:p>10356.1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string">
            <text:p>TR1PW11000051</text:p>
          </table:table-cell>
          <table:table-cell office:value-type="string">
            <text:p>2011-01-10 12:28:48</text:p>
          </table:table-cell>
          <table:table-cell office:value-type="string">
            <text:p>2012-01-10 12:28:48</text:p>
          </table:table-cell>
          <table:table-cell office:value-type="float" office:value="9">
            <text:p>9</text:p>
          </table:table-cell>
          <table:table-cell office:value-type="string">
            <text:p>2011-01-10 12:28:48</text:p>
          </table:table-cell>
          <table:table-cell office:value-type="float" office:value="1">
            <text:p>1</text:p>
          </table:table-cell>
          <table:table-cell office:value-type="float" office:value="9000">
            <text:p>9000</text:p>
          </table:table-cell>
          <table:table-cell office:value-type="float" office:value="1331.51">
            <text:p>1331.5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string">
            <text:p>TR1PW11000053</text:p>
          </table:table-cell>
          <table:table-cell office:value-type="string">
            <text:p>2011-01-10 12:28:48</text:p>
          </table:table-cell>
          <table:table-cell office:value-type="string">
            <text:p>2012-01-10 12:28:48</text:p>
          </table:table-cell>
          <table:table-cell office:value-type="float" office:value="9">
            <text:p>9</text:p>
          </table:table-cell>
          <table:table-cell office:value-type="string">
            <text:p>2011-01-10 12:28:48</text:p>
          </table:table-cell>
          <table:table-cell office:value-type="float" office:value="1">
            <text:p>1</text:p>
          </table:table-cell>
          <table:table-cell office:value-type="float" office:value="84000">
            <text:p>84000</text:p>
          </table:table-cell>
          <table:table-cell office:value-type="float" office:value="12427.4">
            <text:p>12427.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string">
            <text:p>TR1PW11000055</text:p>
          </table:table-cell>
          <table:table-cell office:value-type="string">
            <text:p>2011-01-11 12:28:48</text:p>
          </table:table-cell>
          <table:table-cell office:value-type="string">
            <text:p>2012-01-11 12:28:48</text:p>
          </table:table-cell>
          <table:table-cell office:value-type="float" office:value="9">
            <text:p>9</text:p>
          </table:table-cell>
          <table:table-cell office:value-type="string">
            <text:p>2011-01-11 12:28:48</text:p>
          </table:table-cell>
          <table:table-cell office:value-type="float" office:value="1">
            <text:p>1</text:p>
          </table:table-cell>
          <table:table-cell office:value-type="float" office:value="7500">
            <text:p>7500</text:p>
          </table:table-cell>
          <table:table-cell office:value-type="float" office:value="1109.59">
            <text:p>1109.5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string">
            <text:p>TR1PW11000057</text:p>
          </table:table-cell>
          <table:table-cell office:value-type="string">
            <text:p>2011-01-13 12:28:48</text:p>
          </table:table-cell>
          <table:table-cell office:value-type="string">
            <text:p>2012-01-13 12:28:48</text:p>
          </table:table-cell>
          <table:table-cell office:value-type="float" office:value="9">
            <text:p>9</text:p>
          </table:table-cell>
          <table:table-cell office:value-type="string">
            <text:p>2011-01-13 12:28:48</text:p>
          </table:table-cell>
          <table:table-cell office:value-type="float" office:value="1">
            <text:p>1</text:p>
          </table:table-cell>
          <table:table-cell office:value-type="float" office:value="62000">
            <text:p>62000</text:p>
          </table:table-cell>
          <table:table-cell office:value-type="float" office:value="9172.6">
            <text:p>9172.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string">
            <text:p>TR1PW11000058</text:p>
          </table:table-cell>
          <table:table-cell office:value-type="string">
            <text:p>2011-01-13 12:28:48</text:p>
          </table:table-cell>
          <table:table-cell office:value-type="string">
            <text:p>2012-01-13 12:28:48</text:p>
          </table:table-cell>
          <table:table-cell office:value-type="float" office:value="9">
            <text:p>9</text:p>
          </table:table-cell>
          <table:table-cell office:value-type="string">
            <text:p>2011-01-13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string">
            <text:p>TR1PW11000061</text:p>
          </table:table-cell>
          <table:table-cell office:value-type="string">
            <text:p>2011-01-14 12:28:48</text:p>
          </table:table-cell>
          <table:table-cell office:value-type="string">
            <text:p>2012-01-14 12:28:48</text:p>
          </table:table-cell>
          <table:table-cell office:value-type="float" office:value="9">
            <text:p>9</text:p>
          </table:table-cell>
          <table:table-cell office:value-type="string">
            <text:p>2011-01-14 12:28:48</text:p>
          </table:table-cell>
          <table:table-cell office:value-type="float" office:value="1">
            <text:p>1</text:p>
          </table:table-cell>
          <table:table-cell office:value-type="float" office:value="37000">
            <text:p>37000</text:p>
          </table:table-cell>
          <table:table-cell office:value-type="float" office:value="5473.97">
            <text:p>5473.9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string">
            <text:p>TR1PW11000062</text:p>
          </table:table-cell>
          <table:table-cell office:value-type="string">
            <text:p>2011-01-14 12:28:48</text:p>
          </table:table-cell>
          <table:table-cell office:value-type="string">
            <text:p>2012-01-14 12:28:48</text:p>
          </table:table-cell>
          <table:table-cell office:value-type="float" office:value="9">
            <text:p>9</text:p>
          </table:table-cell>
          <table:table-cell office:value-type="string">
            <text:p>2011-01-14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string">
            <text:p>TR1PW11000065</text:p>
          </table:table-cell>
          <table:table-cell office:value-type="string">
            <text:p>2011-01-14 12:28:48</text:p>
          </table:table-cell>
          <table:table-cell office:value-type="string">
            <text:p>2012-01-14 12:28:48</text:p>
          </table:table-cell>
          <table:table-cell office:value-type="float" office:value="9">
            <text:p>9</text:p>
          </table:table-cell>
          <table:table-cell office:value-type="string">
            <text:p>2011-01-14 12:28:48</text:p>
          </table:table-cell>
          <table:table-cell office:value-type="float" office:value="1">
            <text:p>1</text:p>
          </table:table-cell>
          <table:table-cell office:value-type="float" office:value="18000">
            <text:p>18000</text:p>
          </table:table-cell>
          <table:table-cell office:value-type="float" office:value="2663.01">
            <text:p>2663.0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string">
            <text:p>TR1PW11000066</text:p>
          </table:table-cell>
          <table:table-cell office:value-type="string">
            <text:p>2011-01-17 12:28:48</text:p>
          </table:table-cell>
          <table:table-cell office:value-type="string">
            <text:p>2012-01-17 12:28:48</text:p>
          </table:table-cell>
          <table:table-cell office:value-type="float" office:value="9">
            <text:p>9</text:p>
          </table:table-cell>
          <table:table-cell office:value-type="string">
            <text:p>2011-01-17 12:28:48</text:p>
          </table:table-cell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739.73">
            <text:p>739.7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string">
            <text:p>TR1PW11000067</text:p>
          </table:table-cell>
          <table:table-cell office:value-type="string">
            <text:p>2011-01-17 12:28:48</text:p>
          </table:table-cell>
          <table:table-cell office:value-type="string">
            <text:p>2012-01-17 12:28:48</text:p>
          </table:table-cell>
          <table:table-cell office:value-type="float" office:value="9">
            <text:p>9</text:p>
          </table:table-cell>
          <table:table-cell office:value-type="string">
            <text:p>2011-01-17 12:28:48</text:p>
          </table:table-cell>
          <table:table-cell office:value-type="float" office:value="1">
            <text:p>1</text:p>
          </table:table-cell>
          <table:table-cell office:value-type="float" office:value="12000">
            <text:p>12000</text:p>
          </table:table-cell>
          <table:table-cell office:value-type="float" office:value="1775.34">
            <text:p>1775.3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string">
            <text:p>TR1PW11000068</text:p>
          </table:table-cell>
          <table:table-cell office:value-type="string">
            <text:p>2011-01-17 12:28:48</text:p>
          </table:table-cell>
          <table:table-cell office:value-type="string">
            <text:p>2012-01-17 12:28:48</text:p>
          </table:table-cell>
          <table:table-cell office:value-type="float" office:value="9">
            <text:p>9</text:p>
          </table:table-cell>
          <table:table-cell office:value-type="string">
            <text:p>2011-01-17 12:28:48</text:p>
          </table:table-cell>
          <table:table-cell office:value-type="float" office:value="1">
            <text:p>1</text:p>
          </table:table-cell>
          <table:table-cell office:value-type="float" office:value="8000">
            <text:p>8000</text:p>
          </table:table-cell>
          <table:table-cell office:value-type="float" office:value="1183.56">
            <text:p>1183.5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string">
            <text:p>TR1PW11000069</text:p>
          </table:table-cell>
          <table:table-cell office:value-type="string">
            <text:p>2011-01-18 12:28:48</text:p>
          </table:table-cell>
          <table:table-cell office:value-type="string">
            <text:p>2012-01-18 12:28:48</text:p>
          </table:table-cell>
          <table:table-cell office:value-type="float" office:value="9">
            <text:p>9</text:p>
          </table:table-cell>
          <table:table-cell office:value-type="string">
            <text:p>2011-01-18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  <table:table-cell office:value-type="string">
            <text:p>TR1PW11000072</text:p>
          </table:table-cell>
          <table:table-cell office:value-type="string">
            <text:p>2011-01-18 12:28:48</text:p>
          </table:table-cell>
          <table:table-cell office:value-type="string">
            <text:p>2012-01-18 12:28:48</text:p>
          </table:table-cell>
          <table:table-cell office:value-type="float" office:value="9">
            <text:p>9</text:p>
          </table:table-cell>
          <table:table-cell office:value-type="string">
            <text:p>2011-01-18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string">
            <text:p>TR1PW11000073</text:p>
          </table:table-cell>
          <table:table-cell office:value-type="string">
            <text:p>2011-01-18 12:28:48</text:p>
          </table:table-cell>
          <table:table-cell office:value-type="string">
            <text:p>2012-01-18 12:28:48</text:p>
          </table:table-cell>
          <table:table-cell office:value-type="float" office:value="9">
            <text:p>9</text:p>
          </table:table-cell>
          <table:table-cell office:value-type="string">
            <text:p>2011-01-18 12:28:48</text:p>
          </table:table-cell>
          <table:table-cell office:value-type="float" office:value="1">
            <text:p>1</text:p>
          </table:table-cell>
          <table:table-cell office:value-type="float" office:value="35000">
            <text:p>35000</text:p>
          </table:table-cell>
          <table:table-cell office:value-type="float" office:value="5178.08">
            <text:p>5178.0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string">
            <text:p>TR1PW11000074</text:p>
          </table:table-cell>
          <table:table-cell office:value-type="string">
            <text:p>2011-01-24 12:28:48</text:p>
          </table:table-cell>
          <table:table-cell office:value-type="string">
            <text:p>2012-01-24 12:28:48</text:p>
          </table:table-cell>
          <table:table-cell office:value-type="float" office:value="9">
            <text:p>9</text:p>
          </table:table-cell>
          <table:table-cell office:value-type="string">
            <text:p>2011-01-24 12:28:48</text:p>
          </table:table-cell>
          <table:table-cell office:value-type="float" office:value="1">
            <text:p>1</text:p>
          </table:table-cell>
          <table:table-cell office:value-type="float" office:value="7000">
            <text:p>7000</text:p>
          </table:table-cell>
          <table:table-cell office:value-type="float" office:value="1035.62">
            <text:p>1035.62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string">
            <text:p>TR1PW11000075</text:p>
          </table:table-cell>
          <table:table-cell office:value-type="string">
            <text:p>2011-01-25 12:28:48</text:p>
          </table:table-cell>
          <table:table-cell office:value-type="string">
            <text:p>2012-01-25 12:28:48</text:p>
          </table:table-cell>
          <table:table-cell office:value-type="float" office:value="9">
            <text:p>9</text:p>
          </table:table-cell>
          <table:table-cell office:value-type="string">
            <text:p>2011-01-25 12:28:48</text:p>
          </table:table-cell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office:value-type="float" office:value="3698.63">
            <text:p>3698.6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string">
            <text:p>TR1PW11000076</text:p>
          </table:table-cell>
          <table:table-cell office:value-type="string">
            <text:p>2011-01-25 12:28:48</text:p>
          </table:table-cell>
          <table:table-cell office:value-type="string">
            <text:p>2012-01-25 12:28:48</text:p>
          </table:table-cell>
          <table:table-cell office:value-type="float" office:value="9">
            <text:p>9</text:p>
          </table:table-cell>
          <table:table-cell office:value-type="string">
            <text:p>2011-01-25 12:28:48</text:p>
          </table:table-cell>
          <table:table-cell office:value-type="float" office:value="1">
            <text:p>1</text:p>
          </table:table-cell>
          <table:table-cell office:value-type="float" office:value="14000">
            <text:p>14000</text:p>
          </table:table-cell>
          <table:table-cell office:value-type="float" office:value="2071.23">
            <text:p>2071.2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string">
            <text:p>TR1PW11000077</text:p>
          </table:table-cell>
          <table:table-cell office:value-type="string">
            <text:p>2011-01-26 12:28:48</text:p>
          </table:table-cell>
          <table:table-cell office:value-type="string">
            <text:p>2012-01-26 12:28:48</text:p>
          </table:table-cell>
          <table:table-cell office:value-type="float" office:value="9">
            <text:p>9</text:p>
          </table:table-cell>
          <table:table-cell office:value-type="string">
            <text:p>2011-01-26 12:28:48</text:p>
          </table:table-cell>
          <table:table-cell office:value-type="float" office:value="1">
            <text:p>1</text:p>
          </table:table-cell>
          <table:table-cell office:value-type="float" office:value="122000">
            <text:p>122000</text:p>
          </table:table-cell>
          <table:table-cell office:value-type="float" office:value="18049.32">
            <text:p>18049.32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string">
            <text:p>TR1PW11000078</text:p>
          </table:table-cell>
          <table:table-cell office:value-type="string">
            <text:p>2011-01-28 12:28:48</text:p>
          </table:table-cell>
          <table:table-cell office:value-type="string">
            <text:p>2012-01-28 12:28:48</text:p>
          </table:table-cell>
          <table:table-cell office:value-type="float" office:value="9">
            <text:p>9</text:p>
          </table:table-cell>
          <table:table-cell office:value-type="string">
            <text:p>2011-01-28 12:28:48</text:p>
          </table:table-cell>
          <table:table-cell office:value-type="float" office:value="1">
            <text:p>1</text:p>
          </table:table-cell>
          <table:table-cell office:value-type="float" office:value="51000">
            <text:p>51000</text:p>
          </table:table-cell>
          <table:table-cell office:value-type="float" office:value="7545.21">
            <text:p>7545.2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string">
            <text:p>TR1PW11000079</text:p>
          </table:table-cell>
          <table:table-cell office:value-type="string">
            <text:p>2011-01-31 12:28:48</text:p>
          </table:table-cell>
          <table:table-cell office:value-type="string">
            <text:p>2012-01-31 12:28:48</text:p>
          </table:table-cell>
          <table:table-cell office:value-type="float" office:value="9">
            <text:p>9</text:p>
          </table:table-cell>
          <table:table-cell office:value-type="string">
            <text:p>2011-01-31 12:28:48</text:p>
          </table:table-cell>
          <table:table-cell office:value-type="float" office:value="1">
            <text:p>1</text:p>
          </table:table-cell>
          <table:table-cell office:value-type="float" office:value="27500">
            <text:p>27500</text:p>
          </table:table-cell>
          <table:table-cell office:value-type="float" office:value="4068.49">
            <text:p>4068.4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string">
            <text:p>TR1PW11000080</text:p>
          </table:table-cell>
          <table:table-cell office:value-type="string">
            <text:p>2011-02-01 12:28:48</text:p>
          </table:table-cell>
          <table:table-cell office:value-type="string">
            <text:p>2012-02-01 12:28:48</text:p>
          </table:table-cell>
          <table:table-cell office:value-type="float" office:value="9">
            <text:p>9</text:p>
          </table:table-cell>
          <table:table-cell office:value-type="string">
            <text:p>2011-02-01 12:28:48</text:p>
          </table:table-cell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739.73">
            <text:p>739.7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string">
            <text:p>TR1PW11000081</text:p>
          </table:table-cell>
          <table:table-cell office:value-type="string">
            <text:p>2011-02-01 12:28:48</text:p>
          </table:table-cell>
          <table:table-cell office:value-type="string">
            <text:p>2012-02-01 12:28:48</text:p>
          </table:table-cell>
          <table:table-cell office:value-type="float" office:value="9">
            <text:p>9</text:p>
          </table:table-cell>
          <table:table-cell office:value-type="string">
            <text:p>2011-02-01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string">
            <text:p>TR1PW11000083</text:p>
          </table:table-cell>
          <table:table-cell office:value-type="string">
            <text:p>2011-02-01 12:28:48</text:p>
          </table:table-cell>
          <table:table-cell office:value-type="string">
            <text:p>2012-02-01 12:28:48</text:p>
          </table:table-cell>
          <table:table-cell office:value-type="float" office:value="9">
            <text:p>9</text:p>
          </table:table-cell>
          <table:table-cell office:value-type="string">
            <text:p>2011-02-01 12:28:48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2958.9">
            <text:p>2958.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string">
            <text:p>TR1PW11000084</text:p>
          </table:table-cell>
          <table:table-cell office:value-type="string">
            <text:p>2011-02-02 12:28:48</text:p>
          </table:table-cell>
          <table:table-cell office:value-type="string">
            <text:p>2012-02-02 12:28:48</text:p>
          </table:table-cell>
          <table:table-cell office:value-type="float" office:value="9">
            <text:p>9</text:p>
          </table:table-cell>
          <table:table-cell office:value-type="string">
            <text:p>2011-02-02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string">
            <text:p>TR1PW11000085</text:p>
          </table:table-cell>
          <table:table-cell office:value-type="string">
            <text:p>2011-02-02 12:28:48</text:p>
          </table:table-cell>
          <table:table-cell office:value-type="string">
            <text:p>2012-02-02 12:28:48</text:p>
          </table:table-cell>
          <table:table-cell office:value-type="float" office:value="9">
            <text:p>9</text:p>
          </table:table-cell>
          <table:table-cell office:value-type="string">
            <text:p>2011-02-02 12:28:48</text:p>
          </table:table-cell>
          <table:table-cell office:value-type="float" office:value="1">
            <text:p>1</text:p>
          </table:table-cell>
          <table:table-cell office:value-type="float" office:value="7500">
            <text:p>7500</text:p>
          </table:table-cell>
          <table:table-cell office:value-type="float" office:value="1109.59">
            <text:p>1109.5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TR1PW11000086</text:p>
          </table:table-cell>
          <table:table-cell office:value-type="string">
            <text:p>2011-02-02 12:28:48</text:p>
          </table:table-cell>
          <table:table-cell office:value-type="string">
            <text:p>2012-02-02 12:28:48</text:p>
          </table:table-cell>
          <table:table-cell office:value-type="float" office:value="9">
            <text:p>9</text:p>
          </table:table-cell>
          <table:table-cell office:value-type="string">
            <text:p>2011-02-02 12:28:48</text:p>
          </table:table-cell>
          <table:table-cell office:value-type="float" office:value="1">
            <text:p>1</text:p>
          </table:table-cell>
          <table:table-cell office:value-type="float" office:value="30500">
            <text:p>30500</text:p>
          </table:table-cell>
          <table:table-cell office:value-type="float" office:value="4512.33">
            <text:p>4512.3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">
            <text:p>3</text:p>
          </table:table-cell>
          <table:table-cell office:value-type="string">
            <text:p>TR1PW11000087</text:p>
          </table:table-cell>
          <table:table-cell office:value-type="string">
            <text:p>2011-02-07 12:28:48</text:p>
          </table:table-cell>
          <table:table-cell office:value-type="string">
            <text:p>2012-02-07 12:28:48</text:p>
          </table:table-cell>
          <table:table-cell office:value-type="float" office:value="9">
            <text:p>9</text:p>
          </table:table-cell>
          <table:table-cell office:value-type="string">
            <text:p>2011-02-07 12:28:48</text:p>
          </table:table-cell>
          <table:table-cell office:value-type="float" office:value="1">
            <text:p>1</text:p>
          </table:table-cell>
          <table:table-cell office:value-type="float" office:value="23000">
            <text:p>23000</text:p>
          </table:table-cell>
          <table:table-cell office:value-type="float" office:value="3402.74">
            <text:p>3402.7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">
            <text:p>3</text:p>
          </table:table-cell>
          <table:table-cell office:value-type="string">
            <text:p>TR1PW11000088</text:p>
          </table:table-cell>
          <table:table-cell office:value-type="string">
            <text:p>2011-02-07 12:28:48</text:p>
          </table:table-cell>
          <table:table-cell office:value-type="string">
            <text:p>2012-02-07 12:28:48</text:p>
          </table:table-cell>
          <table:table-cell office:value-type="float" office:value="9">
            <text:p>9</text:p>
          </table:table-cell>
          <table:table-cell office:value-type="string">
            <text:p>2011-02-07 12:28:48</text:p>
          </table:table-cell>
          <table:table-cell office:value-type="float" office:value="1">
            <text:p>1</text:p>
          </table:table-cell>
          <table:table-cell office:value-type="float" office:value="28000">
            <text:p>28000</text:p>
          </table:table-cell>
          <table:table-cell office:value-type="float" office:value="4142.47">
            <text:p>4142.4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string">
            <text:p>TR1PW11000089</text:p>
          </table:table-cell>
          <table:table-cell office:value-type="string">
            <text:p>2011-02-07 12:28:48</text:p>
          </table:table-cell>
          <table:table-cell office:value-type="string">
            <text:p>2012-02-07 12:28:48</text:p>
          </table:table-cell>
          <table:table-cell office:value-type="float" office:value="9">
            <text:p>9</text:p>
          </table:table-cell>
          <table:table-cell office:value-type="string">
            <text:p>2011-02-07 12:28:48</text:p>
          </table:table-cell>
          <table:table-cell office:value-type="float" office:value="1">
            <text:p>1</text:p>
          </table:table-cell>
          <table:table-cell office:value-type="float" office:value="6000">
            <text:p>6000</text:p>
          </table:table-cell>
          <table:table-cell office:value-type="float" office:value="887.67">
            <text:p>887.6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string">
            <text:p>TR1PW11000090</text:p>
          </table:table-cell>
          <table:table-cell office:value-type="string">
            <text:p>2011-02-09 12:28:48</text:p>
          </table:table-cell>
          <table:table-cell office:value-type="string">
            <text:p>2012-02-09 12:28:48</text:p>
          </table:table-cell>
          <table:table-cell office:value-type="float" office:value="9">
            <text:p>9</text:p>
          </table:table-cell>
          <table:table-cell office:value-type="string">
            <text:p>2011-02-09 12:28:48</text:p>
          </table:table-cell>
          <table:table-cell office:value-type="float" office:value="1">
            <text:p>1</text:p>
          </table:table-cell>
          <table:table-cell office:value-type="float" office:value="18000">
            <text:p>18000</text:p>
          </table:table-cell>
          <table:table-cell office:value-type="float" office:value="2663.01">
            <text:p>2663.0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string">
            <text:p>TR1PW11000091</text:p>
          </table:table-cell>
          <table:table-cell office:value-type="string">
            <text:p>2011-02-10 12:28:48</text:p>
          </table:table-cell>
          <table:table-cell office:value-type="string">
            <text:p>2012-02-10 12:28:48</text:p>
          </table:table-cell>
          <table:table-cell office:value-type="float" office:value="9">
            <text:p>9</text:p>
          </table:table-cell>
          <table:table-cell office:value-type="string">
            <text:p>2011-02-10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string">
            <text:p>TR1PW11000092</text:p>
          </table:table-cell>
          <table:table-cell office:value-type="string">
            <text:p>2011-02-11 12:28:48</text:p>
          </table:table-cell>
          <table:table-cell office:value-type="string">
            <text:p>2012-02-11 12:28:48</text:p>
          </table:table-cell>
          <table:table-cell office:value-type="float" office:value="9">
            <text:p>9</text:p>
          </table:table-cell>
          <table:table-cell office:value-type="string">
            <text:p>2011-02-11 12:28:48</text:p>
          </table:table-cell>
          <table:table-cell office:value-type="float" office:value="1">
            <text:p>1</text:p>
          </table:table-cell>
          <table:table-cell office:value-type="float" office:value="61000">
            <text:p>61000</text:p>
          </table:table-cell>
          <table:table-cell office:value-type="float" office:value="9024.66">
            <text:p>9024.6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">
            <text:p>3</text:p>
          </table:table-cell>
          <table:table-cell office:value-type="string">
            <text:p>TR1PW11000093</text:p>
          </table:table-cell>
          <table:table-cell office:value-type="string">
            <text:p>2011-02-14 12:28:48</text:p>
          </table:table-cell>
          <table:table-cell office:value-type="string">
            <text:p>2012-02-14 12:28:48</text:p>
          </table:table-cell>
          <table:table-cell office:value-type="float" office:value="9">
            <text:p>9</text:p>
          </table:table-cell>
          <table:table-cell office:value-type="string">
            <text:p>2011-02-14 12:28:48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12575.34">
            <text:p>12575.3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string">
            <text:p>TR1PW11000094</text:p>
          </table:table-cell>
          <table:table-cell office:value-type="string">
            <text:p>2011-02-14 12:28:48</text:p>
          </table:table-cell>
          <table:table-cell office:value-type="string">
            <text:p>2012-02-14 12:28:48</text:p>
          </table:table-cell>
          <table:table-cell office:value-type="float" office:value="9">
            <text:p>9</text:p>
          </table:table-cell>
          <table:table-cell office:value-type="string">
            <text:p>2011-02-14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">
            <text:p>3</text:p>
          </table:table-cell>
          <table:table-cell office:value-type="string">
            <text:p>TR1PW11000095</text:p>
          </table:table-cell>
          <table:table-cell office:value-type="string">
            <text:p>2011-02-15 12:28:48</text:p>
          </table:table-cell>
          <table:table-cell office:value-type="string">
            <text:p>2012-02-15 12:28:48</text:p>
          </table:table-cell>
          <table:table-cell office:value-type="float" office:value="9">
            <text:p>9</text:p>
          </table:table-cell>
          <table:table-cell office:value-type="string">
            <text:p>2011-02-15 12:28:48</text:p>
          </table:table-cell>
          <table:table-cell office:value-type="float" office:value="1">
            <text:p>1</text:p>
          </table:table-cell>
          <table:table-cell office:value-type="float" office:value="60000">
            <text:p>60000</text:p>
          </table:table-cell>
          <table:table-cell office:value-type="float" office:value="8876.71">
            <text:p>8876.7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string">
            <text:p>TR1PW11000096</text:p>
          </table:table-cell>
          <table:table-cell office:value-type="string">
            <text:p>2011-02-15 12:28:48</text:p>
          </table:table-cell>
          <table:table-cell office:value-type="string">
            <text:p>2012-02-15 12:28:48</text:p>
          </table:table-cell>
          <table:table-cell office:value-type="float" office:value="9">
            <text:p>9</text:p>
          </table:table-cell>
          <table:table-cell office:value-type="string">
            <text:p>2011-02-15 12:28:48</text:p>
          </table:table-cell>
          <table:table-cell office:value-type="float" office:value="1">
            <text:p>1</text:p>
          </table:table-cell>
          <table:table-cell office:value-type="float" office:value="22000">
            <text:p>22000</text:p>
          </table:table-cell>
          <table:table-cell office:value-type="float" office:value="3254.79">
            <text:p>3254.7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string">
            <text:p>TR1PW11000097</text:p>
          </table:table-cell>
          <table:table-cell office:value-type="string">
            <text:p>2011-02-15 12:28:48</text:p>
          </table:table-cell>
          <table:table-cell office:value-type="string">
            <text:p>2012-02-15 12:28:48</text:p>
          </table:table-cell>
          <table:table-cell office:value-type="float" office:value="9">
            <text:p>9</text:p>
          </table:table-cell>
          <table:table-cell office:value-type="string">
            <text:p>2011-02-15 12:28:48</text:p>
          </table:table-cell>
          <table:table-cell office:value-type="float" office:value="1">
            <text:p>1</text:p>
          </table:table-cell>
          <table:table-cell office:value-type="float" office:value="14000">
            <text:p>14000</text:p>
          </table:table-cell>
          <table:table-cell office:value-type="float" office:value="2071.23">
            <text:p>2071.2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string">
            <text:p>TR1PW11000098</text:p>
          </table:table-cell>
          <table:table-cell office:value-type="string">
            <text:p>2011-02-15 12:28:48</text:p>
          </table:table-cell>
          <table:table-cell office:value-type="string">
            <text:p>2012-02-15 12:28:48</text:p>
          </table:table-cell>
          <table:table-cell office:value-type="float" office:value="9">
            <text:p>9</text:p>
          </table:table-cell>
          <table:table-cell office:value-type="string">
            <text:p>2011-02-15 12:28:48</text:p>
          </table:table-cell>
          <table:table-cell office:value-type="float" office:value="1">
            <text:p>1</text:p>
          </table:table-cell>
          <table:table-cell office:value-type="float" office:value="22000">
            <text:p>22000</text:p>
          </table:table-cell>
          <table:table-cell office:value-type="float" office:value="3254.79">
            <text:p>3254.7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string">
            <text:p>TR1PW11000099</text:p>
          </table:table-cell>
          <table:table-cell office:value-type="string">
            <text:p>2011-02-21 12:28:48</text:p>
          </table:table-cell>
          <table:table-cell office:value-type="string">
            <text:p>2012-02-21 12:28:48</text:p>
          </table:table-cell>
          <table:table-cell office:value-type="float" office:value="9">
            <text:p>9</text:p>
          </table:table-cell>
          <table:table-cell office:value-type="string">
            <text:p>2011-02-21 12:28:48</text:p>
          </table:table-cell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office:value-type="float" office:value="3698.63">
            <text:p>3698.6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string">
            <text:p>TR1PW11000100</text:p>
          </table:table-cell>
          <table:table-cell office:value-type="string">
            <text:p>2011-02-22 12:28:48</text:p>
          </table:table-cell>
          <table:table-cell office:value-type="string">
            <text:p>2012-02-22 12:28:48</text:p>
          </table:table-cell>
          <table:table-cell office:value-type="float" office:value="9">
            <text:p>9</text:p>
          </table:table-cell>
          <table:table-cell office:value-type="string">
            <text:p>2011-02-22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string">
            <text:p>TR1PW11000101</text:p>
          </table:table-cell>
          <table:table-cell office:value-type="string">
            <text:p>2011-02-22 12:28:48</text:p>
          </table:table-cell>
          <table:table-cell office:value-type="string">
            <text:p>2012-02-22 12:28:48</text:p>
          </table:table-cell>
          <table:table-cell office:value-type="float" office:value="9">
            <text:p>9</text:p>
          </table:table-cell>
          <table:table-cell office:value-type="string">
            <text:p>2011-02-22 12:28:48</text:p>
          </table:table-cell>
          <table:table-cell office:value-type="float" office:value="1">
            <text:p>1</text:p>
          </table:table-cell>
          <table:table-cell office:value-type="float" office:value="6500">
            <text:p>6500</text:p>
          </table:table-cell>
          <table:table-cell office:value-type="float" office:value="961.64">
            <text:p>961.6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string">
            <text:p>TR1PW11000102</text:p>
          </table:table-cell>
          <table:table-cell office:value-type="string">
            <text:p>2011-02-24 12:28:48</text:p>
          </table:table-cell>
          <table:table-cell office:value-type="string">
            <text:p>2012-02-24 12:28:48</text:p>
          </table:table-cell>
          <table:table-cell office:value-type="float" office:value="9">
            <text:p>9</text:p>
          </table:table-cell>
          <table:table-cell office:value-type="string">
            <text:p>2011-02-24 12:28:48</text:p>
          </table:table-cell>
          <table:table-cell office:value-type="float" office:value="1">
            <text:p>1</text:p>
          </table:table-cell>
          <table:table-cell office:value-type="float" office:value="7000">
            <text:p>7000</text:p>
          </table:table-cell>
          <table:table-cell office:value-type="float" office:value="1035.62">
            <text:p>1035.62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string">
            <text:p>TR1PW11000103</text:p>
          </table:table-cell>
          <table:table-cell office:value-type="string">
            <text:p>2011-02-25 12:28:48</text:p>
          </table:table-cell>
          <table:table-cell office:value-type="string">
            <text:p>2012-02-25 12:28:48</text:p>
          </table:table-cell>
          <table:table-cell office:value-type="float" office:value="9">
            <text:p>9</text:p>
          </table:table-cell>
          <table:table-cell office:value-type="string">
            <text:p>2011-02-25 12:28:48</text:p>
          </table:table-cell>
          <table:table-cell office:value-type="float" office:value="1">
            <text:p>1</text:p>
          </table:table-cell>
          <table:table-cell office:value-type="float" office:value="34500">
            <text:p>34500</text:p>
          </table:table-cell>
          <table:table-cell office:value-type="float" office:value="5104.11">
            <text:p>5104.1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string">
            <text:p>TR1PW11000104</text:p>
          </table:table-cell>
          <table:table-cell office:value-type="string">
            <text:p>2011-02-25 12:28:48</text:p>
          </table:table-cell>
          <table:table-cell office:value-type="string">
            <text:p>2012-02-25 12:28:48</text:p>
          </table:table-cell>
          <table:table-cell office:value-type="float" office:value="9">
            <text:p>9</text:p>
          </table:table-cell>
          <table:table-cell office:value-type="string">
            <text:p>2011-02-25 12:28:48</text:p>
          </table:table-cell>
          <table:table-cell office:value-type="float" office:value="1">
            <text:p>1</text:p>
          </table:table-cell>
          <table:table-cell office:value-type="float" office:value="64500">
            <text:p>64500</text:p>
          </table:table-cell>
          <table:table-cell office:value-type="float" office:value="9542.47">
            <text:p>9542.4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string">
            <text:p>TR1PW11000105</text:p>
          </table:table-cell>
          <table:table-cell office:value-type="string">
            <text:p>2011-02-28 12:28:48</text:p>
          </table:table-cell>
          <table:table-cell office:value-type="string">
            <text:p>2012-02-28 12:28:48</text:p>
          </table:table-cell>
          <table:table-cell office:value-type="float" office:value="9">
            <text:p>9</text:p>
          </table:table-cell>
          <table:table-cell office:value-type="string">
            <text:p>2011-02-28 12:28:48</text:p>
          </table:table-cell>
          <table:table-cell office:value-type="float" office:value="1">
            <text:p>1</text:p>
          </table:table-cell>
          <table:table-cell office:value-type="float" office:value="23500">
            <text:p>23500</text:p>
          </table:table-cell>
          <table:table-cell office:value-type="float" office:value="3476.71">
            <text:p>3476.7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string">
            <text:p>TR1PW11000107</text:p>
          </table:table-cell>
          <table:table-cell office:value-type="string">
            <text:p>2011-02-28 12:28:48</text:p>
          </table:table-cell>
          <table:table-cell office:value-type="string">
            <text:p>2012-02-28 12:28:48</text:p>
          </table:table-cell>
          <table:table-cell office:value-type="float" office:value="9">
            <text:p>9</text:p>
          </table:table-cell>
          <table:table-cell office:value-type="string">
            <text:p>2011-02-28 12:28:48</text:p>
          </table:table-cell>
          <table:table-cell office:value-type="float" office:value="1">
            <text:p>1</text:p>
          </table:table-cell>
          <table:table-cell office:value-type="float" office:value="115000">
            <text:p>115000</text:p>
          </table:table-cell>
          <table:table-cell office:value-type="float" office:value="17013.7">
            <text:p>17013.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string">
            <text:p>TR1PW11000108</text:p>
          </table:table-cell>
          <table:table-cell office:value-type="string">
            <text:p>2011-03-01 12:28:48</text:p>
          </table:table-cell>
          <table:table-cell office:value-type="string">
            <text:p>2012-03-01 12:28:48</text:p>
          </table:table-cell>
          <table:table-cell office:value-type="float" office:value="9">
            <text:p>9</text:p>
          </table:table-cell>
          <table:table-cell office:value-type="string">
            <text:p>2011-03-01 12:28:48</text:p>
          </table:table-cell>
          <table:table-cell office:value-type="float" office:value="1">
            <text:p>1</text:p>
          </table:table-cell>
          <table:table-cell office:value-type="float" office:value="275000">
            <text:p>275000</text:p>
          </table:table-cell>
          <table:table-cell office:value-type="float" office:value="40684.93">
            <text:p>40684.9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string">
            <text:p>TR1PW11000109</text:p>
          </table:table-cell>
          <table:table-cell office:value-type="string">
            <text:p>2011-03-03 12:28:48</text:p>
          </table:table-cell>
          <table:table-cell office:value-type="string">
            <text:p>2012-03-03 12:28:48</text:p>
          </table:table-cell>
          <table:table-cell office:value-type="float" office:value="9">
            <text:p>9</text:p>
          </table:table-cell>
          <table:table-cell office:value-type="string">
            <text:p>2011-03-03 12:28:48</text:p>
          </table:table-cell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office:value-type="float" office:value="7397.26">
            <text:p>7397.2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">
            <text:p>3</text:p>
          </table:table-cell>
          <table:table-cell office:value-type="string">
            <text:p>TR1PW11000110</text:p>
          </table:table-cell>
          <table:table-cell office:value-type="string">
            <text:p>2011-03-03 12:28:48</text:p>
          </table:table-cell>
          <table:table-cell office:value-type="string">
            <text:p>2012-03-03 12:28:48</text:p>
          </table:table-cell>
          <table:table-cell office:value-type="float" office:value="9">
            <text:p>9</text:p>
          </table:table-cell>
          <table:table-cell office:value-type="string">
            <text:p>2011-03-03 12:28:48</text:p>
          </table:table-cell>
          <table:table-cell office:value-type="float" office:value="1">
            <text:p>1</text:p>
          </table:table-cell>
          <table:table-cell office:value-type="float" office:value="35000">
            <text:p>35000</text:p>
          </table:table-cell>
          <table:table-cell office:value-type="float" office:value="5178.08">
            <text:p>5178.0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">
            <text:p>3</text:p>
          </table:table-cell>
          <table:table-cell office:value-type="string">
            <text:p>TR1PW11000111</text:p>
          </table:table-cell>
          <table:table-cell office:value-type="string">
            <text:p>2011-03-03 12:28:48</text:p>
          </table:table-cell>
          <table:table-cell office:value-type="string">
            <text:p>2012-03-03 12:28:48</text:p>
          </table:table-cell>
          <table:table-cell office:value-type="float" office:value="9">
            <text:p>9</text:p>
          </table:table-cell>
          <table:table-cell office:value-type="string">
            <text:p>2011-03-03 12:28:48</text:p>
          </table:table-cell>
          <table:table-cell office:value-type="float" office:value="1">
            <text:p>1</text:p>
          </table:table-cell>
          <table:table-cell office:value-type="float" office:value="29500">
            <text:p>29500</text:p>
          </table:table-cell>
          <table:table-cell office:value-type="float" office:value="4364.38">
            <text:p>4364.3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 office:value-type="string">
            <text:p>TR1PW11000112</text:p>
          </table:table-cell>
          <table:table-cell office:value-type="string">
            <text:p>2011-03-03 12:28:48</text:p>
          </table:table-cell>
          <table:table-cell office:value-type="string">
            <text:p>2012-03-03 12:28:48</text:p>
          </table:table-cell>
          <table:table-cell office:value-type="float" office:value="9">
            <text:p>9</text:p>
          </table:table-cell>
          <table:table-cell office:value-type="string">
            <text:p>2011-03-03 12:28:48</text:p>
          </table:table-cell>
          <table:table-cell office:value-type="float" office:value="1">
            <text:p>1</text:p>
          </table:table-cell>
          <table:table-cell office:value-type="float" office:value="39000">
            <text:p>39000</text:p>
          </table:table-cell>
          <table:table-cell office:value-type="float" office:value="5769.86">
            <text:p>5769.8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  <table:table-cell office:value-type="string">
            <text:p>TR1PW11000113</text:p>
          </table:table-cell>
          <table:table-cell office:value-type="string">
            <text:p>2011-03-03 12:28:48</text:p>
          </table:table-cell>
          <table:table-cell office:value-type="string">
            <text:p>2012-03-03 12:28:48</text:p>
          </table:table-cell>
          <table:table-cell office:value-type="float" office:value="9">
            <text:p>9</text:p>
          </table:table-cell>
          <table:table-cell office:value-type="string">
            <text:p>2011-03-03 12:28:48</text:p>
          </table:table-cell>
          <table:table-cell office:value-type="float" office:value="1">
            <text:p>1</text:p>
          </table:table-cell>
          <table:table-cell office:value-type="float" office:value="23000">
            <text:p>23000</text:p>
          </table:table-cell>
          <table:table-cell office:value-type="float" office:value="3402.74">
            <text:p>3402.7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">
            <text:p>3</text:p>
          </table:table-cell>
          <table:table-cell office:value-type="string">
            <text:p>TR1PW11000114</text:p>
          </table:table-cell>
          <table:table-cell office:value-type="string">
            <text:p>2011-03-04 12:28:48</text:p>
          </table:table-cell>
          <table:table-cell office:value-type="string">
            <text:p>2012-03-04 12:28:48</text:p>
          </table:table-cell>
          <table:table-cell office:value-type="float" office:value="9">
            <text:p>9</text:p>
          </table:table-cell>
          <table:table-cell office:value-type="string">
            <text:p>2011-03-04 12:28:48</text:p>
          </table:table-cell>
          <table:table-cell office:value-type="float" office:value="1">
            <text:p>1</text:p>
          </table:table-cell>
          <table:table-cell office:value-type="float" office:value="323000">
            <text:p>323000</text:p>
          </table:table-cell>
          <table:table-cell office:value-type="float" office:value="47786.3">
            <text:p>47786.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string">
            <text:p>TR1PW11000115</text:p>
          </table:table-cell>
          <table:table-cell office:value-type="string">
            <text:p>2011-03-07 12:28:48</text:p>
          </table:table-cell>
          <table:table-cell office:value-type="string">
            <text:p>2012-03-07 12:28:48</text:p>
          </table:table-cell>
          <table:table-cell office:value-type="float" office:value="9">
            <text:p>9</text:p>
          </table:table-cell>
          <table:table-cell office:value-type="string">
            <text:p>2011-03-07 12:28:48</text:p>
          </table:table-cell>
          <table:table-cell office:value-type="float" office:value="1">
            <text:p>1</text:p>
          </table:table-cell>
          <table:table-cell office:value-type="float" office:value="14500">
            <text:p>14500</text:p>
          </table:table-cell>
          <table:table-cell office:value-type="float" office:value="2145.21">
            <text:p>2145.2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string">
            <text:p>TR1PW11000116</text:p>
          </table:table-cell>
          <table:table-cell office:value-type="string">
            <text:p>2011-03-07 12:28:48</text:p>
          </table:table-cell>
          <table:table-cell office:value-type="string">
            <text:p>2012-03-07 12:28:48</text:p>
          </table:table-cell>
          <table:table-cell office:value-type="float" office:value="9">
            <text:p>9</text:p>
          </table:table-cell>
          <table:table-cell office:value-type="string">
            <text:p>2011-03-07 12:28:48</text:p>
          </table:table-cell>
          <table:table-cell office:value-type="float" office:value="1">
            <text:p>1</text:p>
          </table:table-cell>
          <table:table-cell office:value-type="float" office:value="35000">
            <text:p>35000</text:p>
          </table:table-cell>
          <table:table-cell office:value-type="float" office:value="5178.08">
            <text:p>5178.0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string">
            <text:p>TR1PW11000117</text:p>
          </table:table-cell>
          <table:table-cell office:value-type="string">
            <text:p>2011-03-07 12:28:48</text:p>
          </table:table-cell>
          <table:table-cell office:value-type="string">
            <text:p>2012-03-07 12:28:48</text:p>
          </table:table-cell>
          <table:table-cell office:value-type="float" office:value="9">
            <text:p>9</text:p>
          </table:table-cell>
          <table:table-cell office:value-type="string">
            <text:p>2011-03-07 12:28:48</text:p>
          </table:table-cell>
          <table:table-cell office:value-type="float" office:value="1">
            <text:p>1</text:p>
          </table:table-cell>
          <table:table-cell office:value-type="float" office:value="74000">
            <text:p>74000</text:p>
          </table:table-cell>
          <table:table-cell office:value-type="float" office:value="10947.95">
            <text:p>10947.9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string">
            <text:p>TR1PW11000118</text:p>
          </table:table-cell>
          <table:table-cell office:value-type="string">
            <text:p>2011-03-15 12:28:48</text:p>
          </table:table-cell>
          <table:table-cell office:value-type="string">
            <text:p>2012-03-15 12:28:48</text:p>
          </table:table-cell>
          <table:table-cell office:value-type="float" office:value="9">
            <text:p>9</text:p>
          </table:table-cell>
          <table:table-cell office:value-type="string">
            <text:p>2011-03-15 12:28:48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2958.9">
            <text:p>2958.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string">
            <text:p>TR1PW11000119</text:p>
          </table:table-cell>
          <table:table-cell office:value-type="string">
            <text:p>2011-03-16 12:28:48</text:p>
          </table:table-cell>
          <table:table-cell office:value-type="string">
            <text:p>2012-03-16 12:28:48</text:p>
          </table:table-cell>
          <table:table-cell office:value-type="float" office:value="9">
            <text:p>9</text:p>
          </table:table-cell>
          <table:table-cell office:value-type="string">
            <text:p>2011-03-16 12:28:48</text:p>
          </table:table-cell>
          <table:table-cell office:value-type="float" office:value="1">
            <text:p>1</text:p>
          </table:table-cell>
          <table:table-cell office:value-type="float" office:value="105000">
            <text:p>105000</text:p>
          </table:table-cell>
          <table:table-cell office:value-type="float" office:value="15534.25">
            <text:p>15534.2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string">
            <text:p>TR1PW11000120</text:p>
          </table:table-cell>
          <table:table-cell office:value-type="string">
            <text:p>2011-03-16 12:28:48</text:p>
          </table:table-cell>
          <table:table-cell office:value-type="string">
            <text:p>2012-03-16 12:28:48</text:p>
          </table:table-cell>
          <table:table-cell office:value-type="float" office:value="9">
            <text:p>9</text:p>
          </table:table-cell>
          <table:table-cell office:value-type="string">
            <text:p>2011-03-16 12:28:48</text:p>
          </table:table-cell>
          <table:table-cell office:value-type="float" office:value="1">
            <text:p>1</text:p>
          </table:table-cell>
          <table:table-cell office:value-type="float" office:value="129500">
            <text:p>129500</text:p>
          </table:table-cell>
          <table:table-cell office:value-type="float" office:value="19158.9">
            <text:p>19158.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string">
            <text:p>TR1PW11000121</text:p>
          </table:table-cell>
          <table:table-cell office:value-type="string">
            <text:p>2011-03-17 12:28:48</text:p>
          </table:table-cell>
          <table:table-cell office:value-type="string">
            <text:p>2012-03-17 12:28:48</text:p>
          </table:table-cell>
          <table:table-cell office:value-type="float" office:value="9">
            <text:p>9</text:p>
          </table:table-cell>
          <table:table-cell office:value-type="string">
            <text:p>2011-03-17 12:28:48</text:p>
          </table:table-cell>
          <table:table-cell office:value-type="float" office:value="1">
            <text:p>1</text:p>
          </table:table-cell>
          <table:table-cell office:value-type="float" office:value="23500">
            <text:p>23500</text:p>
          </table:table-cell>
          <table:table-cell office:value-type="float" office:value="3476.71">
            <text:p>3476.7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string">
            <text:p>TR1PW11000122</text:p>
          </table:table-cell>
          <table:table-cell office:value-type="string">
            <text:p>2011-03-17 12:28:48</text:p>
          </table:table-cell>
          <table:table-cell office:value-type="string">
            <text:p>2012-03-17 12:28:48</text:p>
          </table:table-cell>
          <table:table-cell office:value-type="float" office:value="9">
            <text:p>9</text:p>
          </table:table-cell>
          <table:table-cell office:value-type="string">
            <text:p>2011-03-17 12:28:48</text:p>
          </table:table-cell>
          <table:table-cell office:value-type="float" office:value="1">
            <text:p>1</text:p>
          </table:table-cell>
          <table:table-cell office:value-type="float" office:value="485000">
            <text:p>485000</text:p>
          </table:table-cell>
          <table:table-cell office:value-type="float" office:value="71753.42">
            <text:p>71753.42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eed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CKETID</text:p>
          </table:table-cell>
          <table:table-cell office:value-type="string">
            <text:p>BRANCHID</text:p>
          </table:table-cell>
          <table:table-cell office:value-type="string">
            <text:p>TKTNO</text:p>
          </table:table-cell>
          <table:table-cell office:value-type="string">
            <text:p>CONDATE</text:p>
          </table:table-cell>
          <table:table-cell office:value-type="string">
            <text:p>EXPRDATE</text:p>
          </table:table-cell>
          <table:table-cell office:value-type="string">
            <text:p>USRID</text:p>
          </table:table-cell>
          <table:table-cell office:value-type="string">
            <text:p>LASTUPDATE</text:p>
          </table:table-cell>
          <table:table-cell office:value-type="string">
            <text:p>VERSIONID</text:p>
          </table:table-cell>
          <table:table-cell office:value-type="string">
            <text:p>PAWNADV</text:p>
          </table:table-cell>
          <table:table-cell office:value-type="string">
            <text:p>TOTINT</text:p>
          </table:table-cell>
          <table:table-cell office:value-type="string">
            <text:p>TOTINTPAID</text:p>
          </table:table-cell>
          <table:table-cell office:value-type="string">
            <text:p>TOTCAPPAID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string">
            <text:p>TR1PW10000003</text:p>
          </table:table-cell>
          <table:table-cell office:value-type="string">
            <text:p>2010-12-09 12:28:48</text:p>
          </table:table-cell>
          <table:table-cell office:value-type="string">
            <text:p>2011-12-09 12:28:48</text:p>
          </table:table-cell>
          <table:table-cell office:value-type="float" office:value="9">
            <text:p>9</text:p>
          </table:table-cell>
          <table:table-cell office:value-type="string">
            <text:p>2011-02-22 12:28:48</text:p>
          </table:table-cell>
          <table:table-cell office:value-type="float" office:value="2">
            <text:p>2</text:p>
          </table:table-cell>
          <table:table-cell office:value-type="float" office:value="25000">
            <text:p>25000</text:p>
          </table:table-cell>
          <table:table-cell office:value-type="float" office:value="3698.63">
            <text:p>3698.6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string">
            <text:p>TR1PW10000004</text:p>
          </table:table-cell>
          <table:table-cell office:value-type="string">
            <text:p>2010-12-10 12:28:48</text:p>
          </table:table-cell>
          <table:table-cell office:value-type="string">
            <text:p>2011-12-10 12:28:48</text:p>
          </table:table-cell>
          <table:table-cell office:value-type="float" office:value="9">
            <text:p>9</text:p>
          </table:table-cell>
          <table:table-cell office:value-type="string">
            <text:p>2010-12-14 12:28:48</text:p>
          </table:table-cell>
          <table:table-cell office:value-type="float" office:value="2">
            <text:p>2</text:p>
          </table:table-cell>
          <table:table-cell office:value-type="float" office:value="107800">
            <text:p>107800</text:p>
          </table:table-cell>
          <table:table-cell office:value-type="float" office:value="15948.49">
            <text:p>15948.49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TR1PW10000005</text:p>
          </table:table-cell>
          <table:table-cell office:value-type="string">
            <text:p>2010-12-13 12:28:48</text:p>
          </table:table-cell>
          <table:table-cell office:value-type="string">
            <text:p>2011-12-13 12:28:48</text:p>
          </table:table-cell>
          <table:table-cell office:value-type="float" office:value="9">
            <text:p>9</text:p>
          </table:table-cell>
          <table:table-cell office:value-type="string">
            <text:p>2011-02-10 12:28:48</text:p>
          </table:table-cell>
          <table:table-cell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591.78">
            <text:p>591.7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TR1PW10000010</text:p>
          </table:table-cell>
          <table:table-cell office:value-type="string">
            <text:p>2010-12-21 12:28:48</text:p>
          </table:table-cell>
          <table:table-cell office:value-type="string">
            <text:p>2011-12-21 12:28:48</text:p>
          </table:table-cell>
          <table:table-cell office:value-type="float" office:value="9">
            <text:p>9</text:p>
          </table:table-cell>
          <table:table-cell office:value-type="string">
            <text:p>2011-02-15 12:28:48</text:p>
          </table:table-cell>
          <table:table-cell office:value-type="float" office:value="2">
            <text:p>2</text:p>
          </table:table-cell>
          <table:table-cell office:value-type="float" office:value="83000">
            <text:p>83000</text:p>
          </table:table-cell>
          <table:table-cell office:value-type="float" office:value="12279.45">
            <text:p>12279.4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TR1PW10000019</text:p>
          </table:table-cell>
          <table:table-cell office:value-type="string">
            <text:p>2010-12-29 12:28:48</text:p>
          </table:table-cell>
          <table:table-cell office:value-type="string">
            <text:p>2011-12-29 12:28:48</text:p>
          </table:table-cell>
          <table:table-cell office:value-type="float" office:value="9">
            <text:p>9</text:p>
          </table:table-cell>
          <table:table-cell office:value-type="string">
            <text:p>2011-01-26 12:28:48</text:p>
          </table:table-cell>
          <table:table-cell office:value-type="float" office:value="2">
            <text:p>2</text:p>
          </table:table-cell>
          <table:table-cell office:value-type="float" office:value="6000">
            <text:p>6000</text:p>
          </table:table-cell>
          <table:table-cell office:value-type="float" office:value="887.67">
            <text:p>887.6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string">
            <text:p>TR1PW10000025</text:p>
          </table:table-cell>
          <table:table-cell office:value-type="string">
            <text:p>2010-12-29 12:28:48</text:p>
          </table:table-cell>
          <table:table-cell office:value-type="string">
            <text:p>2011-12-29 12:28:48</text:p>
          </table:table-cell>
          <table:table-cell office:value-type="float" office:value="9">
            <text:p>9</text:p>
          </table:table-cell>
          <table:table-cell office:value-type="string">
            <text:p>2011-01-03 12:28:48</text:p>
          </table:table-cell>
          <table:table-cell office:value-type="float" office:value="2">
            <text:p>2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TR1PW10000031</text:p>
          </table:table-cell>
          <table:table-cell office:value-type="string">
            <text:p>2010-12-31 12:28:48</text:p>
          </table:table-cell>
          <table:table-cell office:value-type="string">
            <text:p>2011-12-31 12:28:48</text:p>
          </table:table-cell>
          <table:table-cell office:value-type="float" office:value="9">
            <text:p>9</text:p>
          </table:table-cell>
          <table:table-cell office:value-type="string">
            <text:p>2011-02-09 12:28:4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43.84">
            <text:p>443.84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string">
            <text:p>TR1PW10000032</text:p>
          </table:table-cell>
          <table:table-cell office:value-type="string">
            <text:p>2010-12-31 12:28:48</text:p>
          </table:table-cell>
          <table:table-cell office:value-type="string">
            <text:p>2011-12-31 12:28:48</text:p>
          </table:table-cell>
          <table:table-cell office:value-type="float" office:value="9">
            <text:p>9</text:p>
          </table:table-cell>
          <table:table-cell office:value-type="string">
            <text:p>2011-01-14 12:28:48</text:p>
          </table:table-cell>
          <table:table-cell office:value-type="float" office:value="2">
            <text:p>2</text:p>
          </table:table-cell>
          <table:table-cell office:value-type="float" office:value="60000">
            <text:p>60000</text:p>
          </table:table-cell>
          <table:table-cell office:value-type="float" office:value="8876.71">
            <text:p>8876.7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string">
            <text:p>TR1PW11000034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float" office:value="9">
            <text:p>9</text:p>
          </table:table-cell>
          <table:table-cell office:value-type="string">
            <text:p>2011-01-26 12:28:48</text:p>
          </table:table-cell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1479.45">
            <text:p>1479.4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TR1PW11000039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float" office:value="9">
            <text:p>9</text:p>
          </table:table-cell>
          <table:table-cell office:value-type="string">
            <text:p>2011-02-07 12:28:48</text:p>
          </table:table-cell>
          <table:table-cell office:value-type="float" office:value="2">
            <text:p>2</text:p>
          </table:table-cell>
          <table:table-cell office:value-type="float" office:value="60000">
            <text:p>60000</text:p>
          </table:table-cell>
          <table:table-cell office:value-type="float" office:value="8876.71">
            <text:p>8876.7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string">
            <text:p>TR1PW11000047</text:p>
          </table:table-cell>
          <table:table-cell office:value-type="string">
            <text:p>2011-01-07 12:28:48</text:p>
          </table:table-cell>
          <table:table-cell office:value-type="string">
            <text:p>2012-01-07 12:28:48</text:p>
          </table:table-cell>
          <table:table-cell office:value-type="float" office:value="9">
            <text:p>9</text:p>
          </table:table-cell>
          <table:table-cell office:value-type="string">
            <text:p>2011-01-31 12:28:48</text:p>
          </table:table-cell>
          <table:table-cell office:value-type="float" office:value="2">
            <text:p>2</text:p>
          </table:table-cell>
          <table:table-cell office:value-type="float" office:value="15500">
            <text:p>15500</text:p>
          </table:table-cell>
          <table:table-cell office:value-type="float" office:value="2293.15">
            <text:p>2293.1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string">
            <text:p>TR1PW11000052</text:p>
          </table:table-cell>
          <table:table-cell office:value-type="string">
            <text:p>2011-01-10 12:28:48</text:p>
          </table:table-cell>
          <table:table-cell office:value-type="string">
            <text:p>2012-01-10 12:28:48</text:p>
          </table:table-cell>
          <table:table-cell office:value-type="float" office:value="9">
            <text:p>9</text:p>
          </table:table-cell>
          <table:table-cell office:value-type="string">
            <text:p>2011-01-25 12:28:48</text:p>
          </table:table-cell>
          <table:table-cell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591.78">
            <text:p>591.7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string">
            <text:p>TR1PW11000054</text:p>
          </table:table-cell>
          <table:table-cell office:value-type="string">
            <text:p>2011-01-11 12:28:48</text:p>
          </table:table-cell>
          <table:table-cell office:value-type="string">
            <text:p>2012-01-11 12:28:48</text:p>
          </table:table-cell>
          <table:table-cell office:value-type="float" office:value="9">
            <text:p>9</text:p>
          </table:table-cell>
          <table:table-cell office:value-type="string">
            <text:p>2011-03-17 12:28:48</text:p>
          </table:table-cell>
          <table:table-cell office:value-type="float" office:value="2">
            <text:p>2</text:p>
          </table:table-cell>
          <table:table-cell office:value-type="float" office:value="485000">
            <text:p>485000</text:p>
          </table:table-cell>
          <table:table-cell office:value-type="float" office:value="71753.42">
            <text:p>71753.42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string">
            <text:p>TR1PW11000056</text:p>
          </table:table-cell>
          <table:table-cell office:value-type="string">
            <text:p>2011-01-13 12:28:48</text:p>
          </table:table-cell>
          <table:table-cell office:value-type="string">
            <text:p>2012-01-13 12:28:48</text:p>
          </table:table-cell>
          <table:table-cell office:value-type="float" office:value="9">
            <text:p>9</text:p>
          </table:table-cell>
          <table:table-cell office:value-type="string">
            <text:p>2011-02-25 12:28:48</text:p>
          </table:table-cell>
          <table:table-cell office:value-type="float" office:value="2">
            <text:p>2</text:p>
          </table:table-cell>
          <table:table-cell office:value-type="float" office:value="11800">
            <text:p>11800</text:p>
          </table:table-cell>
          <table:table-cell office:value-type="float" office:value="1745.75">
            <text:p>1745.7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string">
            <text:p>TR1PW11000059</text:p>
          </table:table-cell>
          <table:table-cell office:value-type="string">
            <text:p>2011-01-13 12:28:48</text:p>
          </table:table-cell>
          <table:table-cell office:value-type="string">
            <text:p>2012-01-13 12:28:48</text:p>
          </table:table-cell>
          <table:table-cell office:value-type="float" office:value="9">
            <text:p>9</text:p>
          </table:table-cell>
          <table:table-cell office:value-type="string">
            <text:p>2011-01-28 12:28:48</text:p>
          </table:table-cell>
          <table:table-cell office:value-type="float" office:value="2">
            <text:p>2</text:p>
          </table:table-cell>
          <table:table-cell office:value-type="float" office:value="45000">
            <text:p>45000</text:p>
          </table:table-cell>
          <table:table-cell office:value-type="float" office:value="6657.53">
            <text:p>6657.5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string">
            <text:p>TR1PW11000060</text:p>
          </table:table-cell>
          <table:table-cell office:value-type="string">
            <text:p>2011-01-14 12:28:48</text:p>
          </table:table-cell>
          <table:table-cell office:value-type="string">
            <text:p>2012-01-14 12:28:48</text:p>
          </table:table-cell>
          <table:table-cell office:value-type="float" office:value="9">
            <text:p>9</text:p>
          </table:table-cell>
          <table:table-cell office:value-type="string">
            <text:p>2011-01-24 12:28:48</text:p>
          </table:table-cell>
          <table:table-cell office:value-type="float" office:value="2">
            <text:p>2</text:p>
          </table:table-cell>
          <table:table-cell office:value-type="float" office:value="152000">
            <text:p>152000</text:p>
          </table:table-cell>
          <table:table-cell office:value-type="float" office:value="22487.67">
            <text:p>22487.67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string">
            <text:p>TR1PW11000063</text:p>
          </table:table-cell>
          <table:table-cell office:value-type="string">
            <text:p>2011-01-14 12:28:48</text:p>
          </table:table-cell>
          <table:table-cell office:value-type="string">
            <text:p>2012-01-14 12:28:48</text:p>
          </table:table-cell>
          <table:table-cell office:value-type="float" office:value="9">
            <text:p>9</text:p>
          </table:table-cell>
          <table:table-cell office:value-type="string">
            <text:p>2011-02-10 12:28:48</text:p>
          </table:table-cell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1479.45">
            <text:p>1479.45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string">
            <text:p>TR1PW11000064</text:p>
          </table:table-cell>
          <table:table-cell office:value-type="string">
            <text:p>2011-01-14 12:28:48</text:p>
          </table:table-cell>
          <table:table-cell office:value-type="string">
            <text:p>2012-01-14 12:28:48</text:p>
          </table:table-cell>
          <table:table-cell office:value-type="float" office:value="9">
            <text:p>9</text:p>
          </table:table-cell>
          <table:table-cell office:value-type="string">
            <text:p>2011-01-25 12:28:48</text:p>
          </table:table-cell>
          <table:table-cell office:value-type="float" office:value="2">
            <text:p>2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string">
            <text:p>TR1PW11000070</text:p>
          </table:table-cell>
          <table:table-cell office:value-type="string">
            <text:p>2011-01-18 12:28:48</text:p>
          </table:table-cell>
          <table:table-cell office:value-type="string">
            <text:p>2012-01-18 12:28:48</text:p>
          </table:table-cell>
          <table:table-cell office:value-type="float" office:value="9">
            <text:p>9</text:p>
          </table:table-cell>
          <table:table-cell office:value-type="string">
            <text:p>2011-02-09 12:28:48</text:p>
          </table:table-cell>
          <table:table-cell office:value-type="float" office:value="2">
            <text:p>2</text:p>
          </table:table-cell>
          <table:table-cell office:value-type="float" office:value="50000">
            <text:p>50000</text:p>
          </table:table-cell>
          <table:table-cell office:value-type="float" office:value="7397.26">
            <text:p>7397.26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string">
            <text:p>TR1PW11000071</text:p>
          </table:table-cell>
          <table:table-cell office:value-type="string">
            <text:p>2011-01-18 12:28:48</text:p>
          </table:table-cell>
          <table:table-cell office:value-type="string">
            <text:p>2012-01-18 12:28:48</text:p>
          </table:table-cell>
          <table:table-cell office:value-type="float" office:value="9">
            <text:p>9</text:p>
          </table:table-cell>
          <table:table-cell office:value-type="string">
            <text:p>2011-02-25 12:28:48</text:p>
          </table:table-cell>
          <table:table-cell office:value-type="float" office:value="2">
            <text:p>2</text:p>
          </table:table-cell>
          <table:table-cell office:value-type="float" office:value="8500">
            <text:p>8500</text:p>
          </table:table-cell>
          <table:table-cell office:value-type="float" office:value="1257.53">
            <text:p>1257.53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  <table:table-cell office:value-type="string">
            <text:p>TR1PW11000082</text:p>
          </table:table-cell>
          <table:table-cell office:value-type="string">
            <text:p>2011-02-01 12:28:48</text:p>
          </table:table-cell>
          <table:table-cell office:value-type="string">
            <text:p>2012-02-01 12:28:48</text:p>
          </table:table-cell>
          <table:table-cell office:value-type="float" office:value="9">
            <text:p>9</text:p>
          </table:table-cell>
          <table:table-cell office:value-type="string">
            <text:p>2011-03-16 12:28:48</text:p>
          </table:table-cell>
          <table:table-cell office:value-type="float" office:value="2">
            <text:p>2</text:p>
          </table:table-cell>
          <table:table-cell office:value-type="float" office:value="80000">
            <text:p>80000</text:p>
          </table:table-cell>
          <table:table-cell office:value-type="float" office:value="11835.62">
            <text:p>11835.62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string">
            <text:p>TR1PW11000106</text:p>
          </table:table-cell>
          <table:table-cell office:value-type="string">
            <text:p>2011-02-28 12:28:48</text:p>
          </table:table-cell>
          <table:table-cell office:value-type="string">
            <text:p>2012-02-28 12:28:48</text:p>
          </table:table-cell>
          <table:table-cell office:value-type="float" office:value="9">
            <text:p>9</text:p>
          </table:table-cell>
          <table:table-cell office:value-type="string">
            <text:p>2011-03-15 12:28:48</text:p>
          </table:table-cell>
          <table:table-cell office:value-type="float" office:value="2">
            <text:p>2</text:p>
          </table:table-cell>
          <table:table-cell office:value-type="float" office:value="18000">
            <text:p>18000</text:p>
          </table:table-cell>
          <table:table-cell office:value-type="float" office:value="2663.01">
            <text:p>2663.0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</table:table>
      <table:table table:name="anurad" table:style-name="ta3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TICKETID</text:p>
          </table:table-cell>
          <table:table-cell office:value-type="string">
            <text:p>BRANCHID</text:p>
          </table:table-cell>
          <table:table-cell office:value-type="string">
            <text:p>TKTNO</text:p>
          </table:table-cell>
          <table:table-cell office:value-type="string">
            <text:p>CONDATE</text:p>
          </table:table-cell>
          <table:table-cell office:value-type="string">
            <text:p>EXPRDATE</text:p>
          </table:table-cell>
          <table:table-cell office:value-type="string">
            <text:p>LASTUPDATE</text:p>
          </table:table-cell>
          <table:table-cell office:value-type="string">
            <text:p>VERSIONID</text:p>
          </table:table-cell>
          <table:table-cell office:value-type="string">
            <text:p>PAWNADV</text:p>
          </table:table-cell>
          <table:table-cell office:value-type="string">
            <text:p>TOTINT</text:p>
          </table:table-cell>
          <table:table-cell office:value-type="string">
            <text:p>TOTINTPAID</text:p>
          </table:table-cell>
          <table:table-cell office:value-type="string">
            <text:p>TOTCAPPAID</text:p>
          </table:table-cell>
          <table:table-cell table:style-name="ce2" office:value-type="string">
            <text:p>intres for 18/03/2011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AP2PW10000001</text:p>
          </table:table-cell>
          <table:table-cell office:value-type="string">
            <text:p>2010-12-10 12:28:48</text:p>
          </table:table-cell>
          <table:table-cell office:value-type="string">
            <text:p>2011-12-10 12:28:48</text:p>
          </table:table-cell>
          <table:table-cell office:value-type="string">
            <text:p>2010-12-10 12:28:48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5917.81">
            <text:p>5917.81</text:p>
          </table:table-cell>
          <table:table-cell table:number-columns-repeated="2" office:value-type="float" office:value="0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AP2PW10000002</text:p>
          </table:table-cell>
          <table:table-cell office:value-type="string">
            <text:p>2010-12-13 12:28:48</text:p>
          </table:table-cell>
          <table:table-cell office:value-type="string">
            <text:p>2011-12-13 12:28:48</text:p>
          </table:table-cell>
          <table:table-cell office:value-type="string">
            <text:p>2010-12-13 12:28:48</text:p>
          </table:table-cell>
          <table:table-cell office:value-type="float" office:value="1">
            <text:p>1</text:p>
          </table:table-cell>
          <table:table-cell office:value-type="float" office:value="6000">
            <text:p>6000</text:p>
          </table:table-cell>
          <table:table-cell office:value-type="float" office:value="887.67">
            <text:p>887.6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string">
            <text:p>AP2PW10000003</text:p>
          </table:table-cell>
          <table:table-cell office:value-type="string">
            <text:p>2010-12-14 12:28:48</text:p>
          </table:table-cell>
          <table:table-cell office:value-type="string">
            <text:p>2011-12-14 12:28:48</text:p>
          </table:table-cell>
          <table:table-cell office:value-type="string">
            <text:p>2010-12-14 12:28:48</text:p>
          </table:table-cell>
          <table:table-cell office:value-type="float" office:value="1">
            <text:p>1</text:p>
          </table:table-cell>
          <table:table-cell office:value-type="float" office:value="120000">
            <text:p>120000</text:p>
          </table:table-cell>
          <table:table-cell office:value-type="float" office:value="17753.42">
            <text:p>17753.4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string">
            <text:p>AP2PW10000005</text:p>
          </table:table-cell>
          <table:table-cell office:value-type="string">
            <text:p>2010-12-15 12:28:48</text:p>
          </table:table-cell>
          <table:table-cell office:value-type="string">
            <text:p>2011-12-15 12:28:48</text:p>
          </table:table-cell>
          <table:table-cell office:value-type="string">
            <text:p>2010-12-15 12:28:48</text:p>
          </table:table-cell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office:value-type="float" office:value="3698.63">
            <text:p>3698.6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string">
            <text:p>AP2PW10000006</text:p>
          </table:table-cell>
          <table:table-cell office:value-type="string">
            <text:p>2010-12-15 12:28:48</text:p>
          </table:table-cell>
          <table:table-cell office:value-type="string">
            <text:p>2011-12-15 12:28:48</text:p>
          </table:table-cell>
          <table:table-cell office:value-type="string">
            <text:p>2010-12-15 12:28:48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591.78">
            <text:p>591.7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string">
            <text:p>AP2PW10000007</text:p>
          </table:table-cell>
          <table:table-cell office:value-type="string">
            <text:p>2010-12-16 12:28:48</text:p>
          </table:table-cell>
          <table:table-cell office:value-type="string">
            <text:p>2011-12-16 12:28:48</text:p>
          </table:table-cell>
          <table:table-cell office:value-type="string">
            <text:p>2010-12-16 12:28:48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591.78">
            <text:p>591.7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string">
            <text:p>AP2PW10000008</text:p>
          </table:table-cell>
          <table:table-cell office:value-type="string">
            <text:p>2010-12-17 12:28:48</text:p>
          </table:table-cell>
          <table:table-cell office:value-type="string">
            <text:p>2011-12-17 12:28:48</text:p>
          </table:table-cell>
          <table:table-cell office:value-type="string">
            <text:p>2010-12-17 12:28:48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5917.81">
            <text:p>5917.8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string">
            <text:p>AP2PW10000009</text:p>
          </table:table-cell>
          <table:table-cell office:value-type="string">
            <text:p>2010-12-17 12:28:48</text:p>
          </table:table-cell>
          <table:table-cell office:value-type="string">
            <text:p>2011-12-17 12:28:48</text:p>
          </table:table-cell>
          <table:table-cell office:value-type="string">
            <text:p>2010-12-17 12:28:48</text:p>
          </table:table-cell>
          <table:table-cell office:value-type="float" office:value="1">
            <text:p>1</text:p>
          </table:table-cell>
          <table:table-cell office:value-type="float" office:value="28000">
            <text:p>28000</text:p>
          </table:table-cell>
          <table:table-cell office:value-type="float" office:value="4142.47">
            <text:p>4142.4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string">
            <text:p>AP2PW10000010</text:p>
          </table:table-cell>
          <table:table-cell office:value-type="string">
            <text:p>2010-12-17 12:28:48</text:p>
          </table:table-cell>
          <table:table-cell office:value-type="string">
            <text:p>2011-12-17 12:28:48</text:p>
          </table:table-cell>
          <table:table-cell office:value-type="string">
            <text:p>2010-12-17 12:28:48</text:p>
          </table:table-cell>
          <table:table-cell office:value-type="float" office:value="1">
            <text:p>1</text:p>
          </table:table-cell>
          <table:table-cell office:value-type="float" office:value="119000">
            <text:p>119000</text:p>
          </table:table-cell>
          <table:table-cell office:value-type="float" office:value="17605.48">
            <text:p>17605.4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string">
            <text:p>AP2PW10000011</text:p>
          </table:table-cell>
          <table:table-cell office:value-type="string">
            <text:p>2010-12-21 12:28:48</text:p>
          </table:table-cell>
          <table:table-cell office:value-type="string">
            <text:p>2011-12-21 12:28:48</text:p>
          </table:table-cell>
          <table:table-cell office:value-type="string">
            <text:p>2010-12-21 12:28:48</text:p>
          </table:table-cell>
          <table:table-cell office:value-type="float" office:value="1">
            <text:p>1</text:p>
          </table:table-cell>
          <table:table-cell office:value-type="float" office:value="45000">
            <text:p>45000</text:p>
          </table:table-cell>
          <table:table-cell office:value-type="float" office:value="6657.53">
            <text:p>6657.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string">
            <text:p>AP2PW10000012</text:p>
          </table:table-cell>
          <table:table-cell office:value-type="string">
            <text:p>2010-12-21 12:28:48</text:p>
          </table:table-cell>
          <table:table-cell office:value-type="string">
            <text:p>2011-12-21 12:28:48</text:p>
          </table:table-cell>
          <table:table-cell office:value-type="string">
            <text:p>2010-12-21 12:28:48</text:p>
          </table:table-cell>
          <table:table-cell office:value-type="float" office:value="1">
            <text:p>1</text:p>
          </table:table-cell>
          <table:table-cell office:value-type="float" office:value="61000">
            <text:p>61000</text:p>
          </table:table-cell>
          <table:table-cell office:value-type="float" office:value="9024.66">
            <text:p>9024.6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string">
            <text:p>AP2PW10000013</text:p>
          </table:table-cell>
          <table:table-cell office:value-type="string">
            <text:p>2010-12-24 12:28:48</text:p>
          </table:table-cell>
          <table:table-cell office:value-type="string">
            <text:p>2011-12-24 12:28:48</text:p>
          </table:table-cell>
          <table:table-cell office:value-type="string">
            <text:p>2010-12-24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string">
            <text:p>AP2PW10000014</text:p>
          </table:table-cell>
          <table:table-cell office:value-type="string">
            <text:p>2010-12-24 12:28:48</text:p>
          </table:table-cell>
          <table:table-cell office:value-type="string">
            <text:p>2011-12-24 12:28:48</text:p>
          </table:table-cell>
          <table:table-cell office:value-type="string">
            <text:p>2010-12-24 12:28:48</text:p>
          </table:table-cell>
          <table:table-cell office:value-type="float" office:value="1">
            <text:p>1</text:p>
          </table:table-cell>
          <table:table-cell office:value-type="float" office:value="60000">
            <text:p>60000</text:p>
          </table:table-cell>
          <table:table-cell office:value-type="float" office:value="8876.71">
            <text:p>8876.7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string">
            <text:p>AP2PW10000015</text:p>
          </table:table-cell>
          <table:table-cell office:value-type="string">
            <text:p>2010-12-24 12:28:48</text:p>
          </table:table-cell>
          <table:table-cell office:value-type="string">
            <text:p>2011-12-24 12:28:48</text:p>
          </table:table-cell>
          <table:table-cell office:value-type="string">
            <text:p>2010-12-24 12:28:48</text:p>
          </table:table-cell>
          <table:table-cell office:value-type="float" office:value="1">
            <text:p>1</text:p>
          </table:table-cell>
          <table:table-cell office:value-type="float" office:value="9500">
            <text:p>9500</text:p>
          </table:table-cell>
          <table:table-cell office:value-type="float" office:value="1405.48">
            <text:p>1405.4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string">
            <text:p>AP2PW10000016</text:p>
          </table:table-cell>
          <table:table-cell office:value-type="string">
            <text:p>2010-12-24 12:28:48</text:p>
          </table:table-cell>
          <table:table-cell office:value-type="string">
            <text:p>2011-12-24 12:28:48</text:p>
          </table:table-cell>
          <table:table-cell office:value-type="string">
            <text:p>2010-12-24 12:28:48</text:p>
          </table:table-cell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739.73">
            <text:p>739.7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string">
            <text:p>AP2PW10000017</text:p>
          </table:table-cell>
          <table:table-cell office:value-type="string">
            <text:p>2010-12-24 12:28:48</text:p>
          </table:table-cell>
          <table:table-cell office:value-type="string">
            <text:p>2011-12-24 12:28:48</text:p>
          </table:table-cell>
          <table:table-cell office:value-type="string">
            <text:p>2010-12-24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string">
            <text:p>AP2PW10000018</text:p>
          </table:table-cell>
          <table:table-cell office:value-type="string">
            <text:p>2010-12-24 12:28:48</text:p>
          </table:table-cell>
          <table:table-cell office:value-type="string">
            <text:p>2011-12-24 12:28:48</text:p>
          </table:table-cell>
          <table:table-cell office:value-type="string">
            <text:p>2010-12-24 12:28:48</text:p>
          </table:table-cell>
          <table:table-cell office:value-type="float" office:value="1">
            <text:p>1</text:p>
          </table:table-cell>
          <table:table-cell office:value-type="float" office:value="12000">
            <text:p>12000</text:p>
          </table:table-cell>
          <table:table-cell office:value-type="float" office:value="1775.34">
            <text:p>1775.3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string">
            <text:p>AP2PW10000019</text:p>
          </table:table-cell>
          <table:table-cell office:value-type="string">
            <text:p>2010-12-27 12:28:48</text:p>
          </table:table-cell>
          <table:table-cell office:value-type="string">
            <text:p>2011-12-27 12:28:48</text:p>
          </table:table-cell>
          <table:table-cell office:value-type="string">
            <text:p>2010-12-27 12:28:48</text:p>
          </table:table-cell>
          <table:table-cell office:value-type="float" office:value="1">
            <text:p>1</text:p>
          </table:table-cell>
          <table:table-cell office:value-type="float" office:value="35000">
            <text:p>35000</text:p>
          </table:table-cell>
          <table:table-cell office:value-type="float" office:value="5178.08">
            <text:p>5178.0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string">
            <text:p>AP2PW10000020</text:p>
          </table:table-cell>
          <table:table-cell office:value-type="string">
            <text:p>2010-12-27 12:28:48</text:p>
          </table:table-cell>
          <table:table-cell office:value-type="string">
            <text:p>2011-12-27 12:28:48</text:p>
          </table:table-cell>
          <table:table-cell office:value-type="string">
            <text:p>2010-12-27 12:28:48</text:p>
          </table:table-cell>
          <table:table-cell office:value-type="float" office:value="1">
            <text:p>1</text:p>
          </table:table-cell>
          <table:table-cell office:value-type="float" office:value="14000">
            <text:p>14000</text:p>
          </table:table-cell>
          <table:table-cell office:value-type="float" office:value="2071.23">
            <text:p>2071.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string">
            <text:p>AP2PW10000021</text:p>
          </table:table-cell>
          <table:table-cell office:value-type="string">
            <text:p>2010-12-27 12:28:48</text:p>
          </table:table-cell>
          <table:table-cell office:value-type="string">
            <text:p>2011-12-27 12:28:48</text:p>
          </table:table-cell>
          <table:table-cell office:value-type="string">
            <text:p>2010-12-27 12:28:48</text:p>
          </table:table-cell>
          <table:table-cell office:value-type="float" office:value="1">
            <text:p>1</text:p>
          </table:table-cell>
          <table:table-cell office:value-type="float" office:value="11000">
            <text:p>11000</text:p>
          </table:table-cell>
          <table:table-cell office:value-type="float" office:value="1627.4">
            <text:p>1627.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string">
            <text:p>AP2PW10000022</text:p>
          </table:table-cell>
          <table:table-cell office:value-type="string">
            <text:p>2010-12-27 12:28:48</text:p>
          </table:table-cell>
          <table:table-cell office:value-type="string">
            <text:p>2011-12-27 12:28:48</text:p>
          </table:table-cell>
          <table:table-cell office:value-type="string">
            <text:p>2010-12-27 12:28:48</text:p>
          </table:table-cell>
          <table:table-cell office:value-type="float" office:value="1">
            <text:p>1</text:p>
          </table:table-cell>
          <table:table-cell office:value-type="float" office:value="120000">
            <text:p>120000</text:p>
          </table:table-cell>
          <table:table-cell office:value-type="float" office:value="17753.42">
            <text:p>17753.4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string">
            <text:p>AP2PW10000023</text:p>
          </table:table-cell>
          <table:table-cell office:value-type="string">
            <text:p>2010-12-28 12:28:48</text:p>
          </table:table-cell>
          <table:table-cell office:value-type="string">
            <text:p>2011-12-28 12:28:48</text:p>
          </table:table-cell>
          <table:table-cell office:value-type="string">
            <text:p>2010-12-28 12:28:48</text:p>
          </table:table-cell>
          <table:table-cell office:value-type="float" office:value="1">
            <text:p>1</text:p>
          </table:table-cell>
          <table:table-cell office:value-type="float" office:value="94000">
            <text:p>94000</text:p>
          </table:table-cell>
          <table:table-cell office:value-type="float" office:value="13906.85">
            <text:p>13906.8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string">
            <text:p>AP2PW10000024</text:p>
          </table:table-cell>
          <table:table-cell office:value-type="string">
            <text:p>2010-12-28 12:28:48</text:p>
          </table:table-cell>
          <table:table-cell office:value-type="string">
            <text:p>2011-12-28 12:28:48</text:p>
          </table:table-cell>
          <table:table-cell office:value-type="string">
            <text:p>2010-12-28 12:28:48</text:p>
          </table:table-cell>
          <table:table-cell office:value-type="float" office:value="1">
            <text:p>1</text:p>
          </table:table-cell>
          <table:table-cell office:value-type="float" office:value="185000">
            <text:p>185000</text:p>
          </table:table-cell>
          <table:table-cell office:value-type="float" office:value="27369.86">
            <text:p>27369.8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string">
            <text:p>AP2PW10000025</text:p>
          </table:table-cell>
          <table:table-cell office:value-type="string">
            <text:p>2010-12-28 12:28:48</text:p>
          </table:table-cell>
          <table:table-cell office:value-type="string">
            <text:p>2011-12-28 12:28:48</text:p>
          </table:table-cell>
          <table:table-cell office:value-type="string">
            <text:p>2010-12-28 12:28:48</text:p>
          </table:table-cell>
          <table:table-cell office:value-type="float" office:value="1">
            <text:p>1</text:p>
          </table:table-cell>
          <table:table-cell office:value-type="float" office:value="273000">
            <text:p>273000</text:p>
          </table:table-cell>
          <table:table-cell office:value-type="float" office:value="40389.04">
            <text:p>40389.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string">
            <text:p>AP2PW10000026</text:p>
          </table:table-cell>
          <table:table-cell office:value-type="string">
            <text:p>2010-12-28 12:28:48</text:p>
          </table:table-cell>
          <table:table-cell office:value-type="string">
            <text:p>2011-12-28 12:28:48</text:p>
          </table:table-cell>
          <table:table-cell office:value-type="string">
            <text:p>2010-12-28 12:28:48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221.92">
            <text:p>221.9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string">
            <text:p>AP2PW10000027</text:p>
          </table:table-cell>
          <table:table-cell office:value-type="string">
            <text:p>2010-12-28 12:28:48</text:p>
          </table:table-cell>
          <table:table-cell office:value-type="string">
            <text:p>2011-12-28 12:28:48</text:p>
          </table:table-cell>
          <table:table-cell office:value-type="string">
            <text:p>2010-12-28 12:28:48</text:p>
          </table:table-cell>
          <table:table-cell office:value-type="float" office:value="1">
            <text:p>1</text:p>
          </table:table-cell>
          <table:table-cell office:value-type="float" office:value="65000">
            <text:p>65000</text:p>
          </table:table-cell>
          <table:table-cell office:value-type="float" office:value="9616.44">
            <text:p>9616.4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">
            <text:p>4</text:p>
          </table:table-cell>
          <table:table-cell office:value-type="string">
            <text:p>AP2PW10000028</text:p>
          </table:table-cell>
          <table:table-cell office:value-type="string">
            <text:p>2010-12-29 12:28:48</text:p>
          </table:table-cell>
          <table:table-cell office:value-type="string">
            <text:p>2011-12-29 12:28:48</text:p>
          </table:table-cell>
          <table:table-cell office:value-type="string">
            <text:p>2010-12-29 12:28:48</text:p>
          </table:table-cell>
          <table:table-cell office:value-type="float" office:value="1">
            <text:p>1</text:p>
          </table:table-cell>
          <table:table-cell office:value-type="float" office:value="6000">
            <text:p>6000</text:p>
          </table:table-cell>
          <table:table-cell office:value-type="float" office:value="887.67">
            <text:p>887.6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string">
            <text:p>AP2PW10000029</text:p>
          </table:table-cell>
          <table:table-cell office:value-type="string">
            <text:p>2010-12-29 12:28:48</text:p>
          </table:table-cell>
          <table:table-cell office:value-type="string">
            <text:p>2011-12-29 12:28:48</text:p>
          </table:table-cell>
          <table:table-cell office:value-type="string">
            <text:p>2010-12-29 12:28:48</text:p>
          </table:table-cell>
          <table:table-cell office:value-type="float" office:value="1">
            <text:p>1</text:p>
          </table:table-cell>
          <table:table-cell office:value-type="float" office:value="43000">
            <text:p>43000</text:p>
          </table:table-cell>
          <table:table-cell office:value-type="float" office:value="6361.64">
            <text:p>6361.6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string">
            <text:p>AP2PW10000030</text:p>
          </table:table-cell>
          <table:table-cell office:value-type="string">
            <text:p>2010-12-30 12:28:48</text:p>
          </table:table-cell>
          <table:table-cell office:value-type="string">
            <text:p>2011-12-30 12:28:48</text:p>
          </table:table-cell>
          <table:table-cell office:value-type="string">
            <text:p>2010-12-30 12:28:48</text:p>
          </table:table-cell>
          <table:table-cell office:value-type="float" office:value="1">
            <text:p>1</text:p>
          </table:table-cell>
          <table:table-cell office:value-type="float" office:value="75000">
            <text:p>75000</text:p>
          </table:table-cell>
          <table:table-cell office:value-type="float" office:value="11095.89">
            <text:p>11095.8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string">
            <text:p>AP2PW10000031</text:p>
          </table:table-cell>
          <table:table-cell office:value-type="string">
            <text:p>2010-12-30 12:28:48</text:p>
          </table:table-cell>
          <table:table-cell office:value-type="string">
            <text:p>2011-12-30 12:28:48</text:p>
          </table:table-cell>
          <table:table-cell office:value-type="string">
            <text:p>2010-12-30 12:28:48</text:p>
          </table:table-cell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office:value-type="float" office:value="3698.63">
            <text:p>3698.6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string">
            <text:p>AP2PW10000032</text:p>
          </table:table-cell>
          <table:table-cell office:value-type="string">
            <text:p>2010-12-30 12:28:48</text:p>
          </table:table-cell>
          <table:table-cell office:value-type="string">
            <text:p>2011-12-30 12:28:48</text:p>
          </table:table-cell>
          <table:table-cell office:value-type="string">
            <text:p>2010-12-30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string">
            <text:p>AP2PW10000033</text:p>
          </table:table-cell>
          <table:table-cell office:value-type="string">
            <text:p>2010-12-30 12:28:48</text:p>
          </table:table-cell>
          <table:table-cell office:value-type="string">
            <text:p>2011-12-30 12:28:48</text:p>
          </table:table-cell>
          <table:table-cell office:value-type="string">
            <text:p>2010-12-30 12:28:48</text:p>
          </table:table-cell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office:value-type="float" office:value="11835.62">
            <text:p>11835.6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">
            <text:p>4</text:p>
          </table:table-cell>
          <table:table-cell office:value-type="string">
            <text:p>AP2PW10000034</text:p>
          </table:table-cell>
          <table:table-cell office:value-type="string">
            <text:p>2010-12-31 12:28:48</text:p>
          </table:table-cell>
          <table:table-cell office:value-type="string">
            <text:p>2011-12-31 12:28:48</text:p>
          </table:table-cell>
          <table:table-cell office:value-type="string">
            <text:p>2010-12-31 12:28:48</text:p>
          </table:table-cell>
          <table:table-cell office:value-type="float" office:value="1">
            <text:p>1</text:p>
          </table:table-cell>
          <table:table-cell office:value-type="float" office:value="12000">
            <text:p>12000</text:p>
          </table:table-cell>
          <table:table-cell office:value-type="float" office:value="1775.34">
            <text:p>1775.3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string">
            <text:p>AP2PW10000035</text:p>
          </table:table-cell>
          <table:table-cell office:value-type="string">
            <text:p>2010-12-31 12:28:48</text:p>
          </table:table-cell>
          <table:table-cell office:value-type="string">
            <text:p>2011-12-31 12:28:48</text:p>
          </table:table-cell>
          <table:table-cell office:value-type="string">
            <text:p>2010-12-31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string">
            <text:p>AP2PW10000037</text:p>
          </table:table-cell>
          <table:table-cell office:value-type="string">
            <text:p>2010-12-31 12:28:48</text:p>
          </table:table-cell>
          <table:table-cell office:value-type="string">
            <text:p>2011-12-31 12:28:48</text:p>
          </table:table-cell>
          <table:table-cell office:value-type="string">
            <text:p>2010-12-31 12:28:48</text:p>
          </table:table-cell>
          <table:table-cell office:value-type="float" office:value="1">
            <text:p>1</text:p>
          </table:table-cell>
          <table:table-cell office:value-type="float" office:value="35000">
            <text:p>35000</text:p>
          </table:table-cell>
          <table:table-cell office:value-type="float" office:value="5178.08">
            <text:p>5178.0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string">
            <text:p>AP2PW10000038</text:p>
          </table:table-cell>
          <table:table-cell office:value-type="string">
            <text:p>2010-12-31 12:28:48</text:p>
          </table:table-cell>
          <table:table-cell office:value-type="string">
            <text:p>2011-12-31 12:28:48</text:p>
          </table:table-cell>
          <table:table-cell office:value-type="string">
            <text:p>2010-12-31 12:28:48</text:p>
          </table:table-cell>
          <table:table-cell office:value-type="float" office:value="1">
            <text:p>1</text:p>
          </table:table-cell>
          <table:table-cell office:value-type="float" office:value="15000">
            <text:p>15000</text:p>
          </table:table-cell>
          <table:table-cell office:value-type="float" office:value="2219.18">
            <text:p>2219.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office:value-type="string">
            <text:p>AP2PW11000039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string">
            <text:p>2011-01-03 12:28:48</text:p>
          </table:table-cell>
          <table:table-cell office:value-type="float" office:value="1">
            <text:p>1</text:p>
          </table:table-cell>
          <table:table-cell office:value-type="float" office:value="39000">
            <text:p>39000</text:p>
          </table:table-cell>
          <table:table-cell office:value-type="float" office:value="5769.86">
            <text:p>5769.8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string">
            <text:p>AP2PW11000041</text:p>
          </table:table-cell>
          <table:table-cell office:value-type="string">
            <text:p>2011-01-04 12:28:48</text:p>
          </table:table-cell>
          <table:table-cell office:value-type="string">
            <text:p>2012-01-04 12:28:48</text:p>
          </table:table-cell>
          <table:table-cell office:value-type="string">
            <text:p>2011-01-04 12:28:48</text:p>
          </table:table-cell>
          <table:table-cell office:value-type="float" office:value="1">
            <text:p>1</text:p>
          </table:table-cell>
          <table:table-cell office:value-type="float" office:value="23000">
            <text:p>23000</text:p>
          </table:table-cell>
          <table:table-cell office:value-type="float" office:value="3402.74">
            <text:p>3402.7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string">
            <text:p>AP2PW11000042</text:p>
          </table:table-cell>
          <table:table-cell office:value-type="string">
            <text:p>2011-01-04 12:28:48</text:p>
          </table:table-cell>
          <table:table-cell office:value-type="string">
            <text:p>2012-01-04 12:28:48</text:p>
          </table:table-cell>
          <table:table-cell office:value-type="string">
            <text:p>2011-01-04 12:28:48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5917.81">
            <text:p>5917.8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office:value-type="string">
            <text:p>AP2PW11000043</text:p>
          </table:table-cell>
          <table:table-cell office:value-type="string">
            <text:p>2011-01-05 12:28:48</text:p>
          </table:table-cell>
          <table:table-cell office:value-type="string">
            <text:p>2012-01-05 12:28:48</text:p>
          </table:table-cell>
          <table:table-cell office:value-type="string">
            <text:p>2011-01-05 12:28:48</text:p>
          </table:table-cell>
          <table:table-cell office:value-type="float" office:value="1">
            <text:p>1</text:p>
          </table:table-cell>
          <table:table-cell office:value-type="float" office:value="32000">
            <text:p>32000</text:p>
          </table:table-cell>
          <table:table-cell office:value-type="float" office:value="4734.25">
            <text:p>4734.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string">
            <text:p>AP2PW11000044</text:p>
          </table:table-cell>
          <table:table-cell office:value-type="string">
            <text:p>2011-01-05 12:28:48</text:p>
          </table:table-cell>
          <table:table-cell office:value-type="string">
            <text:p>2012-01-05 12:28:48</text:p>
          </table:table-cell>
          <table:table-cell office:value-type="string">
            <text:p>2011-01-05 12:28:48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2958.9">
            <text:p>2958.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string">
            <text:p>AP2PW11000045</text:p>
          </table:table-cell>
          <table:table-cell office:value-type="string">
            <text:p>2011-01-05 12:28:48</text:p>
          </table:table-cell>
          <table:table-cell office:value-type="string">
            <text:p>2012-01-05 12:28:48</text:p>
          </table:table-cell>
          <table:table-cell office:value-type="string">
            <text:p>2011-01-05 12:28:48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12575.34">
            <text:p>12575.3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  <table:table-cell office:value-type="string">
            <text:p>AP2PW11000046</text:p>
          </table:table-cell>
          <table:table-cell office:value-type="string">
            <text:p>2011-01-05 12:28:48</text:p>
          </table:table-cell>
          <table:table-cell office:value-type="string">
            <text:p>2012-01-05 12:28:48</text:p>
          </table:table-cell>
          <table:table-cell office:value-type="string">
            <text:p>2011-01-05 12:28:48</text:p>
          </table:table-cell>
          <table:table-cell office:value-type="float" office:value="1">
            <text:p>1</text:p>
          </table:table-cell>
          <table:table-cell office:value-type="float" office:value="60000">
            <text:p>60000</text:p>
          </table:table-cell>
          <table:table-cell office:value-type="float" office:value="8876.71">
            <text:p>8876.7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string">
            <text:p>AP2PW11000047</text:p>
          </table:table-cell>
          <table:table-cell office:value-type="string">
            <text:p>2011-01-05 12:28:48</text:p>
          </table:table-cell>
          <table:table-cell office:value-type="string">
            <text:p>2012-01-05 12:28:48</text:p>
          </table:table-cell>
          <table:table-cell office:value-type="string">
            <text:p>2011-01-05 12:28:48</text:p>
          </table:table-cell>
          <table:table-cell office:value-type="float" office:value="1">
            <text:p>1</text:p>
          </table:table-cell>
          <table:table-cell office:value-type="float" office:value="13000">
            <text:p>13000</text:p>
          </table:table-cell>
          <table:table-cell office:value-type="float" office:value="1923.29">
            <text:p>1923.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string">
            <text:p>AP2PW11000048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string">
            <text:p>2011-01-06 12:28:48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479.45">
            <text:p>1479.4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string">
            <text:p>AP2PW11000049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string">
            <text:p>2011-01-06 12:28:48</text:p>
          </table:table-cell>
          <table:table-cell office:value-type="float" office:value="1">
            <text:p>1</text:p>
          </table:table-cell>
          <table:table-cell office:value-type="float" office:value="49000">
            <text:p>49000</text:p>
          </table:table-cell>
          <table:table-cell office:value-type="float" office:value="7249.32">
            <text:p>7249.3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string">
            <text:p>AP2PW11000050</text:p>
          </table:table-cell>
          <table:table-cell office:value-type="string">
            <text:p>2011-01-06 12:28:48</text:p>
          </table:table-cell>
          <table:table-cell office:value-type="string">
            <text:p>2012-01-06 12:28:48</text:p>
          </table:table-cell>
          <table:table-cell office:value-type="string">
            <text:p>2011-01-06 12:28:48</text:p>
          </table:table-cell>
          <table:table-cell office:value-type="float" office:value="1">
            <text:p>1</text:p>
          </table:table-cell>
          <table:table-cell office:value-type="float" office:value="41000">
            <text:p>41000</text:p>
          </table:table-cell>
          <table:table-cell office:value-type="float" office:value="6065.75">
            <text:p>6065.7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string">
            <text:p>AP2PW11000051</text:p>
          </table:table-cell>
          <table:table-cell office:value-type="string">
            <text:p>2011-01-07 12:28:48</text:p>
          </table:table-cell>
          <table:table-cell office:value-type="string">
            <text:p>2012-01-07 12:28:48</text:p>
          </table:table-cell>
          <table:table-cell office:value-type="string">
            <text:p>2011-01-07 12:28:48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295.89">
            <text:p>295.8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string">
            <text:p>AP2PW11000053</text:p>
          </table:table-cell>
          <table:table-cell office:value-type="string">
            <text:p>2011-01-10 12:28:48</text:p>
          </table:table-cell>
          <table:table-cell office:value-type="string">
            <text:p>2012-01-10 12:28:48</text:p>
          </table:table-cell>
          <table:table-cell office:value-type="string">
            <text:p>2011-01-10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string">
            <text:p>AP2PW11000054</text:p>
          </table:table-cell>
          <table:table-cell office:value-type="string">
            <text:p>2011-01-10 12:28:48</text:p>
          </table:table-cell>
          <table:table-cell office:value-type="string">
            <text:p>2012-01-10 12:28:48</text:p>
          </table:table-cell>
          <table:table-cell office:value-type="string">
            <text:p>2011-01-10 12:28:48</text:p>
          </table:table-cell>
          <table:table-cell office:value-type="float" office:value="1">
            <text:p>1</text:p>
          </table:table-cell>
          <table:table-cell office:value-type="float" office:value="130000">
            <text:p>130000</text:p>
          </table:table-cell>
          <table:table-cell office:value-type="float" office:value="19232.88">
            <text:p>19232.8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string">
            <text:p>AP2PW11000055</text:p>
          </table:table-cell>
          <table:table-cell office:value-type="string">
            <text:p>2011-01-10 12:28:48</text:p>
          </table:table-cell>
          <table:table-cell office:value-type="string">
            <text:p>2012-01-10 12:28:48</text:p>
          </table:table-cell>
          <table:table-cell office:value-type="string">
            <text:p>2011-01-10 12:28:48</text:p>
          </table:table-cell>
          <table:table-cell office:value-type="float" office:value="1">
            <text:p>1</text:p>
          </table:table-cell>
          <table:table-cell office:value-type="float" office:value="31000">
            <text:p>31000</text:p>
          </table:table-cell>
          <table:table-cell office:value-type="float" office:value="4586.3">
            <text:p>4586.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string">
            <text:p>AP2PW11000056</text:p>
          </table:table-cell>
          <table:table-cell office:value-type="string">
            <text:p>2011-01-10 12:28:48</text:p>
          </table:table-cell>
          <table:table-cell office:value-type="string">
            <text:p>2012-01-10 12:28:48</text:p>
          </table:table-cell>
          <table:table-cell office:value-type="string">
            <text:p>2011-01-10 12:28:48</text:p>
          </table:table-cell>
          <table:table-cell office:value-type="float" office:value="1">
            <text:p>1</text:p>
          </table:table-cell>
          <table:table-cell office:value-type="float" office:value="31000">
            <text:p>31000</text:p>
          </table:table-cell>
          <table:table-cell office:value-type="float" office:value="4586.3">
            <text:p>4586.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string">
            <text:p>AP2PW11000057</text:p>
          </table:table-cell>
          <table:table-cell office:value-type="string">
            <text:p>2011-01-10 12:28:48</text:p>
          </table:table-cell>
          <table:table-cell office:value-type="string">
            <text:p>2012-01-10 12:28:48</text:p>
          </table:table-cell>
          <table:table-cell office:value-type="string">
            <text:p>2011-01-10 12:28:48</text:p>
          </table:table-cell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office:value-type="float" office:value="7397.26">
            <text:p>7397.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string">
            <text:p>AP2PW11000058</text:p>
          </table:table-cell>
          <table:table-cell office:value-type="string">
            <text:p>2011-01-11 12:28:48</text:p>
          </table:table-cell>
          <table:table-cell office:value-type="string">
            <text:p>2012-01-11 12:28:48</text:p>
          </table:table-cell>
          <table:table-cell office:value-type="string">
            <text:p>2011-01-11 12:28:48</text:p>
          </table:table-cell>
          <table:table-cell office:value-type="float" office:value="1">
            <text:p>1</text:p>
          </table:table-cell>
          <table:table-cell office:value-type="float" office:value="65000">
            <text:p>65000</text:p>
          </table:table-cell>
          <table:table-cell office:value-type="float" office:value="9616.44">
            <text:p>9616.4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 office:value-type="string">
            <text:p>AP2PW11000059</text:p>
          </table:table-cell>
          <table:table-cell office:value-type="string">
            <text:p>2011-01-11 12:28:48</text:p>
          </table:table-cell>
          <table:table-cell office:value-type="string">
            <text:p>2012-01-11 12:28:48</text:p>
          </table:table-cell>
          <table:table-cell office:value-type="string">
            <text:p>2011-01-11 12:28:48</text:p>
          </table:table-cell>
          <table:table-cell office:value-type="float" office:value="1">
            <text:p>1</text:p>
          </table:table-cell>
          <table:table-cell office:value-type="float" office:value="27000">
            <text:p>27000</text:p>
          </table:table-cell>
          <table:table-cell office:value-type="float" office:value="3994.52">
            <text:p>3994.5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string">
            <text:p>AP2PW11000060</text:p>
          </table:table-cell>
          <table:table-cell office:value-type="string">
            <text:p>2011-01-12 12:28:48</text:p>
          </table:table-cell>
          <table:table-cell office:value-type="string">
            <text:p>2012-01-12 12:28:48</text:p>
          </table:table-cell>
          <table:table-cell office:value-type="string">
            <text:p>2011-01-12 12:28:48</text:p>
          </table:table-cell>
          <table:table-cell office:value-type="float" office:value="1">
            <text:p>1</text:p>
          </table:table-cell>
          <table:table-cell office:value-type="float" office:value="35000">
            <text:p>35000</text:p>
          </table:table-cell>
          <table:table-cell office:value-type="float" office:value="5178.08">
            <text:p>5178.0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office:value-type="string">
            <text:p>AP2PW11000061</text:p>
          </table:table-cell>
          <table:table-cell office:value-type="string">
            <text:p>2011-01-12 12:28:48</text:p>
          </table:table-cell>
          <table:table-cell office:value-type="string">
            <text:p>2012-01-12 12:28:48</text:p>
          </table:table-cell>
          <table:table-cell office:value-type="string">
            <text:p>2011-01-12 12:28:48</text:p>
          </table:table-cell>
          <table:table-cell office:value-type="float" office:value="1">
            <text:p>1</text:p>
          </table:table-cell>
          <table:table-cell office:value-type="float" office:value="101000">
            <text:p>101000</text:p>
          </table:table-cell>
          <table:table-cell office:value-type="float" office:value="14942.47">
            <text:p>14942.4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string">
            <text:p>AP2PW11000062</text:p>
          </table:table-cell>
          <table:table-cell office:value-type="string">
            <text:p>2011-01-13 12:28:48</text:p>
          </table:table-cell>
          <table:table-cell office:value-type="string">
            <text:p>2012-01-13 12:28:48</text:p>
          </table:table-cell>
          <table:table-cell office:value-type="string">
            <text:p>2011-01-13 12:28:48</text:p>
          </table:table-cell>
          <table:table-cell office:value-type="float" office:value="1">
            <text:p>1</text:p>
          </table:table-cell>
          <table:table-cell office:value-type="float" office:value="24000">
            <text:p>24000</text:p>
          </table:table-cell>
          <table:table-cell office:value-type="float" office:value="3550.68">
            <text:p>3550.6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AP2PW11000063</text:p>
          </table:table-cell>
          <table:table-cell office:value-type="string">
            <text:p>2011-01-14 12:28:48</text:p>
          </table:table-cell>
          <table:table-cell office:value-type="string">
            <text:p>2012-01-14 12:28:48</text:p>
          </table:table-cell>
          <table:table-cell office:value-type="string">
            <text:p>2011-01-14 12:28:48</text:p>
          </table:table-cell>
          <table:table-cell office:value-type="float" office:value="1">
            <text:p>1</text:p>
          </table:table-cell>
          <table:table-cell office:value-type="float" office:value="44000">
            <text:p>44000</text:p>
          </table:table-cell>
          <table:table-cell office:value-type="float" office:value="6509.59">
            <text:p>6509.5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string">
            <text:p>AP2PW11000064</text:p>
          </table:table-cell>
          <table:table-cell office:value-type="string">
            <text:p>2011-01-14 12:28:48</text:p>
          </table:table-cell>
          <table:table-cell office:value-type="string">
            <text:p>2012-01-14 12:28:48</text:p>
          </table:table-cell>
          <table:table-cell office:value-type="string">
            <text:p>2011-01-14 12:28:48</text:p>
          </table:table-cell>
          <table:table-cell office:value-type="float" office:value="1">
            <text:p>1</text:p>
          </table:table-cell>
          <table:table-cell office:value-type="float" office:value="3000">
            <text:p>3000</text:p>
          </table:table-cell>
          <table:table-cell office:value-type="float" office:value="443.84">
            <text:p>443.8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office:value-type="string">
            <text:p>AP2PW11000065</text:p>
          </table:table-cell>
          <table:table-cell office:value-type="string">
            <text:p>2011-01-17 12:28:48</text:p>
          </table:table-cell>
          <table:table-cell office:value-type="string">
            <text:p>2012-01-17 12:28:48</text:p>
          </table:table-cell>
          <table:table-cell office:value-type="string">
            <text:p>2011-01-17 12:28:48</text:p>
          </table:table-cell>
          <table:table-cell office:value-type="float" office:value="1">
            <text:p>1</text:p>
          </table:table-cell>
          <table:table-cell office:value-type="float" office:value="11500">
            <text:p>11500</text:p>
          </table:table-cell>
          <table:table-cell office:value-type="float" office:value="1701.37">
            <text:p>1701.3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string">
            <text:p>AP2PW11000066</text:p>
          </table:table-cell>
          <table:table-cell office:value-type="string">
            <text:p>2011-01-18 12:28:48</text:p>
          </table:table-cell>
          <table:table-cell office:value-type="string">
            <text:p>2012-01-18 12:28:48</text:p>
          </table:table-cell>
          <table:table-cell office:value-type="string">
            <text:p>2011-01-18 12:28:48</text:p>
          </table:table-cell>
          <table:table-cell office:value-type="float" office:value="1">
            <text:p>1</text:p>
          </table:table-cell>
          <table:table-cell office:value-type="float" office:value="116000">
            <text:p>116000</text:p>
          </table:table-cell>
          <table:table-cell office:value-type="float" office:value="17161.64">
            <text:p>17161.6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string">
            <text:p>AP2PW11000067</text:p>
          </table:table-cell>
          <table:table-cell office:value-type="string">
            <text:p>2011-01-20 12:28:48</text:p>
          </table:table-cell>
          <table:table-cell office:value-type="string">
            <text:p>2012-01-20 12:28:48</text:p>
          </table:table-cell>
          <table:table-cell office:value-type="string">
            <text:p>2011-01-20 12:28:48</text:p>
          </table:table-cell>
          <table:table-cell office:value-type="float" office:value="1">
            <text:p>1</text:p>
          </table:table-cell>
          <table:table-cell office:value-type="float" office:value="23500">
            <text:p>23500</text:p>
          </table:table-cell>
          <table:table-cell office:value-type="float" office:value="3476.71">
            <text:p>3476.7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string">
            <text:p>AP2PW11000069</text:p>
          </table:table-cell>
          <table:table-cell office:value-type="string">
            <text:p>2011-01-21 12:28:48</text:p>
          </table:table-cell>
          <table:table-cell office:value-type="string">
            <text:p>2012-01-21 12:28:48</text:p>
          </table:table-cell>
          <table:table-cell office:value-type="string">
            <text:p>2011-01-21 12:28:48</text:p>
          </table:table-cell>
          <table:table-cell office:value-type="float" office:value="1">
            <text:p>1</text:p>
          </table:table-cell>
          <table:table-cell office:value-type="float" office:value="13600">
            <text:p>13600</text:p>
          </table:table-cell>
          <table:table-cell office:value-type="float" office:value="2012.05">
            <text:p>2012.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string">
            <text:p>AP2PW11000070</text:p>
          </table:table-cell>
          <table:table-cell office:value-type="string">
            <text:p>2011-01-21 12:28:48</text:p>
          </table:table-cell>
          <table:table-cell office:value-type="string">
            <text:p>2012-01-21 12:28:48</text:p>
          </table:table-cell>
          <table:table-cell office:value-type="string">
            <text:p>2011-01-21 12:28:48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479.45">
            <text:p>1479.4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">
            <text:p>4</text:p>
          </table:table-cell>
          <table:table-cell office:value-type="string">
            <text:p>AP2PW11000071</text:p>
          </table:table-cell>
          <table:table-cell office:value-type="string">
            <text:p>2011-01-21 12:28:48</text:p>
          </table:table-cell>
          <table:table-cell office:value-type="string">
            <text:p>2012-01-21 12:28:48</text:p>
          </table:table-cell>
          <table:table-cell office:value-type="string">
            <text:p>2011-01-21 12:28:48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2958.9">
            <text:p>2958.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">
            <text:p>4</text:p>
          </table:table-cell>
          <table:table-cell office:value-type="string">
            <text:p>AP2PW11000072</text:p>
          </table:table-cell>
          <table:table-cell office:value-type="string">
            <text:p>2011-01-27 12:28:48</text:p>
          </table:table-cell>
          <table:table-cell office:value-type="string">
            <text:p>2012-01-27 12:28:48</text:p>
          </table:table-cell>
          <table:table-cell office:value-type="string">
            <text:p>2011-01-27 12:28:48</text:p>
          </table:table-cell>
          <table:table-cell office:value-type="float" office:value="1">
            <text:p>1</text:p>
          </table:table-cell>
          <table:table-cell office:value-type="float" office:value="37000">
            <text:p>37000</text:p>
          </table:table-cell>
          <table:table-cell office:value-type="float" office:value="5473.97">
            <text:p>5473.9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">
            <text:p>4</text:p>
          </table:table-cell>
          <table:table-cell office:value-type="string">
            <text:p>AP2PW11000073</text:p>
          </table:table-cell>
          <table:table-cell office:value-type="string">
            <text:p>2011-01-27 12:28:48</text:p>
          </table:table-cell>
          <table:table-cell office:value-type="string">
            <text:p>2012-01-27 12:28:48</text:p>
          </table:table-cell>
          <table:table-cell office:value-type="string">
            <text:p>2011-01-27 12:28:48</text:p>
          </table:table-cell>
          <table:table-cell office:value-type="float" office:value="1">
            <text:p>1</text:p>
          </table:table-cell>
          <table:table-cell office:value-type="float" office:value="12000">
            <text:p>12000</text:p>
          </table:table-cell>
          <table:table-cell office:value-type="float" office:value="1775.34">
            <text:p>1775.3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string">
            <text:p>AP2PW11000074</text:p>
          </table:table-cell>
          <table:table-cell office:value-type="string">
            <text:p>2011-02-07 12:28:48</text:p>
          </table:table-cell>
          <table:table-cell office:value-type="string">
            <text:p>2012-02-07 12:28:48</text:p>
          </table:table-cell>
          <table:table-cell office:value-type="string">
            <text:p>2011-02-07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string">
            <text:p>AP2PW11000075</text:p>
          </table:table-cell>
          <table:table-cell office:value-type="string">
            <text:p>2011-02-10 12:28:48</text:p>
          </table:table-cell>
          <table:table-cell office:value-type="string">
            <text:p>2012-02-10 12:28:48</text:p>
          </table:table-cell>
          <table:table-cell office:value-type="string">
            <text:p>2011-02-10 12:28:48</text:p>
          </table:table-cell>
          <table:table-cell office:value-type="float" office:value="1">
            <text:p>1</text:p>
          </table:table-cell>
          <table:table-cell office:value-type="float" office:value="114000">
            <text:p>114000</text:p>
          </table:table-cell>
          <table:table-cell office:value-type="float" office:value="16865.75">
            <text:p>16865.7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string">
            <text:p>AP2PW11000076</text:p>
          </table:table-cell>
          <table:table-cell office:value-type="string">
            <text:p>2011-02-14 12:28:48</text:p>
          </table:table-cell>
          <table:table-cell office:value-type="string">
            <text:p>2012-02-14 12:28:48</text:p>
          </table:table-cell>
          <table:table-cell office:value-type="string">
            <text:p>2011-02-14 12:28:48</text:p>
          </table:table-cell>
          <table:table-cell office:value-type="float" office:value="1">
            <text:p>1</text:p>
          </table:table-cell>
          <table:table-cell office:value-type="float" office:value="56000">
            <text:p>56000</text:p>
          </table:table-cell>
          <table:table-cell office:value-type="float" office:value="8284.93">
            <text:p>8284.9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string">
            <text:p>AP2PW11000077</text:p>
          </table:table-cell>
          <table:table-cell office:value-type="string">
            <text:p>2011-02-18 12:28:48</text:p>
          </table:table-cell>
          <table:table-cell office:value-type="string">
            <text:p>2012-02-18 12:28:48</text:p>
          </table:table-cell>
          <table:table-cell office:value-type="string">
            <text:p>2011-02-18 12:28:48</text:p>
          </table:table-cell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office:value-type="float" office:value="12575.34">
            <text:p>12575.3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string">
            <text:p>AP2PW11000078</text:p>
          </table:table-cell>
          <table:table-cell office:value-type="string">
            <text:p>2011-02-23 12:28:48</text:p>
          </table:table-cell>
          <table:table-cell office:value-type="string">
            <text:p>2012-02-23 12:28:48</text:p>
          </table:table-cell>
          <table:table-cell office:value-type="string">
            <text:p>2011-02-23 12:28:48</text:p>
          </table:table-cell>
          <table:table-cell office:value-type="float" office:value="1">
            <text:p>1</text:p>
          </table:table-cell>
          <table:table-cell office:value-type="float" office:value="17000">
            <text:p>17000</text:p>
          </table:table-cell>
          <table:table-cell office:value-type="float" office:value="2515.07">
            <text:p>2515.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AP2PW11000079</text:p>
          </table:table-cell>
          <table:table-cell office:value-type="string">
            <text:p>2011-02-28 12:28:48</text:p>
          </table:table-cell>
          <table:table-cell office:value-type="string">
            <text:p>2012-02-28 12:28:48</text:p>
          </table:table-cell>
          <table:table-cell office:value-type="string">
            <text:p>2011-02-28 12:28:48</text:p>
          </table:table-cell>
          <table:table-cell office:value-type="float" office:value="1">
            <text:p>1</text:p>
          </table:table-cell>
          <table:table-cell office:value-type="float" office:value="145000">
            <text:p>145000</text:p>
          </table:table-cell>
          <table:table-cell office:value-type="float" office:value="21452.05">
            <text:p>21452.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string">
            <text:p>AP2PW11000080</text:p>
          </table:table-cell>
          <table:table-cell office:value-type="string">
            <text:p>2011-02-28 12:28:48</text:p>
          </table:table-cell>
          <table:table-cell office:value-type="string">
            <text:p>2012-02-28 12:28:48</text:p>
          </table:table-cell>
          <table:table-cell office:value-type="string">
            <text:p>2011-02-28 12:28:48</text:p>
          </table:table-cell>
          <table:table-cell office:value-type="float" office:value="1">
            <text:p>1</text:p>
          </table:table-cell>
          <table:table-cell office:value-type="float" office:value="142000">
            <text:p>142000</text:p>
          </table:table-cell>
          <table:table-cell office:value-type="float" office:value="21008.22">
            <text:p>21008.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">
            <text:p>4</text:p>
          </table:table-cell>
          <table:table-cell office:value-type="string">
            <text:p>AP2PW11000081</text:p>
          </table:table-cell>
          <table:table-cell office:value-type="string">
            <text:p>2011-03-03 12:28:48</text:p>
          </table:table-cell>
          <table:table-cell office:value-type="string">
            <text:p>2012-03-03 12:28:48</text:p>
          </table:table-cell>
          <table:table-cell office:value-type="string">
            <text:p>2011-03-03 12:28:48</text:p>
          </table:table-cell>
          <table:table-cell office:value-type="float" office:value="1">
            <text:p>1</text:p>
          </table:table-cell>
          <table:table-cell office:value-type="float" office:value="46000">
            <text:p>46000</text:p>
          </table:table-cell>
          <table:table-cell office:value-type="float" office:value="6805.48">
            <text:p>6805.4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string">
            <text:p>AP2PW11000082</text:p>
          </table:table-cell>
          <table:table-cell office:value-type="string">
            <text:p>2011-03-03 12:28:48</text:p>
          </table:table-cell>
          <table:table-cell office:value-type="string">
            <text:p>2012-03-03 12:28:48</text:p>
          </table:table-cell>
          <table:table-cell office:value-type="string">
            <text:p>2011-03-03 12:28:48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479.45">
            <text:p>1479.4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4">
            <text:p>4</text:p>
          </table:table-cell>
          <table:table-cell office:value-type="string">
            <text:p>AP2PW11000083</text:p>
          </table:table-cell>
          <table:table-cell office:value-type="string">
            <text:p>2011-03-04 12:28:48</text:p>
          </table:table-cell>
          <table:table-cell office:value-type="string">
            <text:p>2012-03-04 12:28:48</text:p>
          </table:table-cell>
          <table:table-cell office:value-type="string">
            <text:p>2011-03-04 12:28:48</text:p>
          </table:table-cell>
          <table:table-cell office:value-type="float" office:value="1">
            <text:p>1</text:p>
          </table:table-cell>
          <table:table-cell office:value-type="float" office:value="32000">
            <text:p>32000</text:p>
          </table:table-cell>
          <table:table-cell office:value-type="float" office:value="4734.25">
            <text:p>4734.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4">
            <text:p>4</text:p>
          </table:table-cell>
          <table:table-cell office:value-type="string">
            <text:p>AP2PW11000084</text:p>
          </table:table-cell>
          <table:table-cell office:value-type="string">
            <text:p>2011-03-14 12:28:48</text:p>
          </table:table-cell>
          <table:table-cell office:value-type="string">
            <text:p>2012-03-14 12:28:48</text:p>
          </table:table-cell>
          <table:table-cell office:value-type="string">
            <text:p>2011-03-14 12:28:48</text:p>
          </table:table-cell>
          <table:table-cell office:value-type="float" office:value="1">
            <text:p>1</text:p>
          </table:table-cell>
          <table:table-cell office:value-type="float" office:value="55000">
            <text:p>55000</text:p>
          </table:table-cell>
          <table:table-cell office:value-type="float" office:value="8136.99">
            <text:p>8136.9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office:value-type="string">
            <text:p>AP2PW11000085</text:p>
          </table:table-cell>
          <table:table-cell office:value-type="string">
            <text:p>2011-03-14 12:28:48</text:p>
          </table:table-cell>
          <table:table-cell office:value-type="string">
            <text:p>2012-03-14 12:28:48</text:p>
          </table:table-cell>
          <table:table-cell office:value-type="string">
            <text:p>2011-03-14 12:28:48</text:p>
          </table:table-cell>
          <table:table-cell office:value-type="float" office:value="1">
            <text:p>1</text:p>
          </table:table-cell>
          <table:table-cell office:value-type="float" office:value="127000">
            <text:p>127000</text:p>
          </table:table-cell>
          <table:table-cell office:value-type="float" office:value="18789.04">
            <text:p>18789.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string">
            <text:p>AP2PW11000086</text:p>
          </table:table-cell>
          <table:table-cell office:value-type="string">
            <text:p>2011-03-14 12:28:48</text:p>
          </table:table-cell>
          <table:table-cell office:value-type="string">
            <text:p>2012-03-14 12:28:48</text:p>
          </table:table-cell>
          <table:table-cell office:value-type="string">
            <text:p>2011-03-14 12:28:48</text:p>
          </table:table-cell>
          <table:table-cell office:value-type="float" office:value="1">
            <text:p>1</text:p>
          </table:table-cell>
          <table:table-cell office:value-type="float" office:value="47000">
            <text:p>47000</text:p>
          </table:table-cell>
          <table:table-cell office:value-type="float" office:value="6953.42">
            <text:p>6953.4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">
            <text:p>4</text:p>
          </table:table-cell>
          <table:table-cell office:value-type="string">
            <text:p>AP2PW11000087</text:p>
          </table:table-cell>
          <table:table-cell office:value-type="string">
            <text:p>2011-03-16 12:28:48</text:p>
          </table:table-cell>
          <table:table-cell office:value-type="string">
            <text:p>2012-03-16 12:28:48</text:p>
          </table:table-cell>
          <table:table-cell office:value-type="string">
            <text:p>2011-03-16 12:28:48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479.45">
            <text:p>1479.4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string">
            <text:p>AP2PW11000088</text:p>
          </table:table-cell>
          <table:table-cell office:value-type="string">
            <text:p>2011-03-17 12:28:48</text:p>
          </table:table-cell>
          <table:table-cell office:value-type="string">
            <text:p>2012-03-17 12:28:48</text:p>
          </table:table-cell>
          <table:table-cell office:value-type="string">
            <text:p>2011-03-17 12:28:48</text:p>
          </table:table-cell>
          <table:table-cell office:value-type="float" office:value="1">
            <text:p>1</text:p>
          </table:table-cell>
          <table:table-cell office:value-type="float" office:value="18000">
            <text:p>18000</text:p>
          </table:table-cell>
          <table:table-cell office:value-type="float" office:value="2663.01">
            <text:p>2663.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reed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TICKETID</text:p>
          </table:table-cell>
          <table:table-cell office:value-type="string">
            <text:p>BRANCHID</text:p>
          </table:table-cell>
          <table:table-cell office:value-type="string">
            <text:p>TKTNO</text:p>
          </table:table-cell>
          <table:table-cell office:value-type="string">
            <text:p>CONDATE</text:p>
          </table:table-cell>
          <table:table-cell office:value-type="string">
            <text:p>EXPRDATE</text:p>
          </table:table-cell>
          <table:table-cell office:value-type="string">
            <text:p>LASTUPDATE</text:p>
          </table:table-cell>
          <table:table-cell office:value-type="string">
            <text:p>VERSIONID</text:p>
          </table:table-cell>
          <table:table-cell office:value-type="string">
            <text:p>PAWNADV</text:p>
          </table:table-cell>
          <table:table-cell office:value-type="string">
            <text:p>TOTINT</text:p>
          </table:table-cell>
          <table:table-cell office:value-type="string">
            <text:p>TOTINTPAID</text:p>
          </table:table-cell>
          <table:table-cell office:value-type="string">
            <text:p>TOTCAPPAID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string">
            <text:p>AP2PW10000004</text:p>
          </table:table-cell>
          <table:table-cell office:value-type="string">
            <text:p>2010-12-14 12:28:48</text:p>
          </table:table-cell>
          <table:table-cell office:value-type="string">
            <text:p>2011-12-14 12:28:48</text:p>
          </table:table-cell>
          <table:table-cell office:value-type="string">
            <text:p>2011-03-14 12:28:48</text:p>
          </table:table-cell>
          <table:table-cell office:value-type="float" office:value="2">
            <text:p>2</text:p>
          </table:table-cell>
          <table:table-cell office:value-type="float" office:value="59000">
            <text:p>59000</text:p>
          </table:table-cell>
          <table:table-cell office:value-type="float" office:value="8728.77">
            <text:p>8728.7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  <table:table-cell office:value-type="string">
            <text:p>AP2PW10000036</text:p>
          </table:table-cell>
          <table:table-cell office:value-type="string">
            <text:p>2010-12-31 12:28:48</text:p>
          </table:table-cell>
          <table:table-cell office:value-type="string">
            <text:p>2011-12-31 12:28:48</text:p>
          </table:table-cell>
          <table:table-cell office:value-type="string">
            <text:p>2011-03-10 12:28:48</text:p>
          </table:table-cell>
          <table:table-cell office:value-type="float" office:value="2">
            <text:p>2</text:p>
          </table:table-cell>
          <table:table-cell office:value-type="float" office:value="110000">
            <text:p>110000</text:p>
          </table:table-cell>
          <table:table-cell office:value-type="float" office:value="16273.97">
            <text:p>16273.9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string">
            <text:p>AP2PW11000040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string">
            <text:p>2011-03-14 12:28:48</text:p>
          </table:table-cell>
          <table:table-cell office:value-type="float" office:value="2">
            <text:p>2</text:p>
          </table:table-cell>
          <table:table-cell office:value-type="float" office:value="115000">
            <text:p>115000</text:p>
          </table:table-cell>
          <table:table-cell office:value-type="float" office:value="17013.7">
            <text:p>17013.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string">
            <text:p>AP2PW11000052</text:p>
          </table:table-cell>
          <table:table-cell office:value-type="string">
            <text:p>2011-01-07 12:28:48</text:p>
          </table:table-cell>
          <table:table-cell office:value-type="string">
            <text:p>2012-01-07 12:28:48</text:p>
          </table:table-cell>
          <table:table-cell office:value-type="string">
            <text:p>2011-03-10 12:28:48</text:p>
          </table:table-cell>
          <table:table-cell office:value-type="float" office:value="2">
            <text:p>2</text:p>
          </table:table-cell>
          <table:table-cell office:value-type="float" office:value="29500">
            <text:p>29500</text:p>
          </table:table-cell>
          <table:table-cell office:value-type="float" office:value="4364.38">
            <text:p>4364.3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office:value-type="string">
            <text:p>AP2PW11000068</text:p>
          </table:table-cell>
          <table:table-cell office:value-type="string">
            <text:p>2011-01-21 12:28:48</text:p>
          </table:table-cell>
          <table:table-cell office:value-type="string">
            <text:p>2012-01-21 12:28:48</text:p>
          </table:table-cell>
          <table:table-cell office:value-type="string">
            <text:p>2011-03-11 12:28:48</text:p>
          </table:table-cell>
          <table:table-cell office:value-type="float" office:value="2">
            <text:p>2</text:p>
          </table:table-cell>
          <table:table-cell office:value-type="float" office:value="137000">
            <text:p>137000</text:p>
          </table:table-cell>
          <table:table-cell office:value-type="float" office:value="20268.49">
            <text:p>20268.4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</table:table>
      <table:table table:name="awissa" table:style-name="ta4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ce4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TICKETID</text:p>
          </table:table-cell>
          <table:table-cell office:value-type="string">
            <text:p>BRANCHID</text:p>
          </table:table-cell>
          <table:table-cell office:value-type="string">
            <text:p>TKTNO</text:p>
          </table:table-cell>
          <table:table-cell office:value-type="string">
            <text:p>CONDATE</text:p>
          </table:table-cell>
          <table:table-cell office:value-type="string">
            <text:p>EXPRDATE</text:p>
          </table:table-cell>
          <table:table-cell office:value-type="string">
            <text:p>USRID</text:p>
          </table:table-cell>
          <table:table-cell office:value-type="string">
            <text:p>LASTUPDATE</text:p>
          </table:table-cell>
          <table:table-cell office:value-type="string">
            <text:p>VERSIONID</text:p>
          </table:table-cell>
          <table:table-cell office:value-type="string">
            <text:p>PAWNADV</text:p>
          </table:table-cell>
          <table:table-cell office:value-type="string">
            <text:p>TOTINT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string">
            <text:p>AW3PW11000002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float" office:value="8">
            <text:p>8</text:p>
          </table:table-cell>
          <table:table-cell office:value-type="string">
            <text:p>2011-01-03 12:28:48</text:p>
          </table:table-cell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office:value-type="float" office:value="3698.63">
            <text:p>3698.63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string">
            <text:p>AW3PW11000004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float" office:value="8">
            <text:p>8</text:p>
          </table:table-cell>
          <table:table-cell office:value-type="string">
            <text:p>2011-01-03 12:28:48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479.45">
            <text:p>1479.45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string">
            <text:p>AW3PW11000006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float" office:value="8">
            <text:p>8</text:p>
          </table:table-cell>
          <table:table-cell office:value-type="string">
            <text:p>2011-01-03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AW3PW11000007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float" office:value="8">
            <text:p>8</text:p>
          </table:table-cell>
          <table:table-cell office:value-type="string">
            <text:p>2011-01-03 12:28:48</text:p>
          </table:table-cell>
          <table:table-cell office:value-type="float" office:value="1">
            <text:p>1</text:p>
          </table:table-cell>
          <table:table-cell office:value-type="float" office:value="38000">
            <text:p>38000</text:p>
          </table:table-cell>
          <table:table-cell office:value-type="float" office:value="5621.92">
            <text:p>5621.92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AW3PW11000010</text:p>
          </table:table-cell>
          <table:table-cell office:value-type="string">
            <text:p>2011-01-05 12:28:48</text:p>
          </table:table-cell>
          <table:table-cell office:value-type="string">
            <text:p>2012-01-05 12:28:48</text:p>
          </table:table-cell>
          <table:table-cell office:value-type="float" office:value="8">
            <text:p>8</text:p>
          </table:table-cell>
          <table:table-cell office:value-type="string">
            <text:p>2011-01-05 12:28:48</text:p>
          </table:table-cell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office:value-type="float" office:value="3698.63">
            <text:p>3698.63</text:p>
          </table:table-cell>
          <table:table-cell table:number-columns-repeated="101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AW3PW11000012</text:p>
          </table:table-cell>
          <table:table-cell office:value-type="string">
            <text:p>2011-01-13 12:28:48</text:p>
          </table:table-cell>
          <table:table-cell office:value-type="string">
            <text:p>2012-01-13 12:28:48</text:p>
          </table:table-cell>
          <table:table-cell office:value-type="float" office:value="8">
            <text:p>8</text:p>
          </table:table-cell>
          <table:table-cell office:value-type="string">
            <text:p>2011-01-13 12:28:48</text:p>
          </table:table-cell>
          <table:table-cell office:value-type="float" office:value="1">
            <text:p>1</text:p>
          </table:table-cell>
          <table:table-cell office:value-type="float" office:value="6500">
            <text:p>6500</text:p>
          </table:table-cell>
          <table:table-cell office:value-type="float" office:value="961.64">
            <text:p>961.64</text:p>
          </table:table-cell>
          <table:table-cell table:number-columns-repeated="101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string">
            <text:p>AW3PW11000013</text:p>
          </table:table-cell>
          <table:table-cell office:value-type="string">
            <text:p>2011-01-13 12:28:48</text:p>
          </table:table-cell>
          <table:table-cell office:value-type="string">
            <text:p>2012-01-13 12:28:48</text:p>
          </table:table-cell>
          <table:table-cell office:value-type="float" office:value="8">
            <text:p>8</text:p>
          </table:table-cell>
          <table:table-cell office:value-type="string">
            <text:p>2011-01-13 12:28:48</text:p>
          </table:table-cell>
          <table:table-cell office:value-type="float" office:value="1">
            <text:p>1</text:p>
          </table:table-cell>
          <table:table-cell office:value-type="float" office:value="14500">
            <text:p>14500</text:p>
          </table:table-cell>
          <table:table-cell office:value-type="float" office:value="2145.21">
            <text:p>2145.21</text:p>
          </table:table-cell>
          <table:table-cell table:number-columns-repeated="1014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string">
            <text:p>AW3PW11000014</text:p>
          </table:table-cell>
          <table:table-cell office:value-type="string">
            <text:p>2011-01-14 12:28:48</text:p>
          </table:table-cell>
          <table:table-cell office:value-type="string">
            <text:p>2012-01-14 12:28:48</text:p>
          </table:table-cell>
          <table:table-cell office:value-type="float" office:value="8">
            <text:p>8</text:p>
          </table:table-cell>
          <table:table-cell office:value-type="string">
            <text:p>2011-01-14 12:28:48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2958.9">
            <text:p>2958.9</text:p>
          </table:table-cell>
          <table:table-cell table:number-columns-repeated="101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string">
            <text:p>AW3PW11000016</text:p>
          </table:table-cell>
          <table:table-cell office:value-type="string">
            <text:p>2011-01-31 12:28:48</text:p>
          </table:table-cell>
          <table:table-cell office:value-type="string">
            <text:p>2012-01-31 12:28:48</text:p>
          </table:table-cell>
          <table:table-cell office:value-type="float" office:value="8">
            <text:p>8</text:p>
          </table:table-cell>
          <table:table-cell office:value-type="string">
            <text:p>2011-01-31 12:28:48</text:p>
          </table:table-cell>
          <table:table-cell office:value-type="float" office:value="1">
            <text:p>1</text:p>
          </table:table-cell>
          <table:table-cell office:value-type="float" office:value="22000">
            <text:p>22000</text:p>
          </table:table-cell>
          <table:table-cell office:value-type="float" office:value="3254.79">
            <text:p>3254.79</text:p>
          </table:table-cell>
          <table:table-cell table:number-columns-repeated="101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5">
            <text:p>5</text:p>
          </table:table-cell>
          <table:table-cell office:value-type="string">
            <text:p>AW3PW11000019</text:p>
          </table:table-cell>
          <table:table-cell office:value-type="string">
            <text:p>2011-02-07 12:28:48</text:p>
          </table:table-cell>
          <table:table-cell office:value-type="string">
            <text:p>2012-02-07 12:28:48</text:p>
          </table:table-cell>
          <table:table-cell office:value-type="float" office:value="8">
            <text:p>8</text:p>
          </table:table-cell>
          <table:table-cell office:value-type="string">
            <text:p>2011-02-07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101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string">
            <text:p>AW3PW11000020</text:p>
          </table:table-cell>
          <table:table-cell office:value-type="string">
            <text:p>2011-02-07 12:28:48</text:p>
          </table:table-cell>
          <table:table-cell office:value-type="string">
            <text:p>2012-02-07 12:28:48</text:p>
          </table:table-cell>
          <table:table-cell office:value-type="float" office:value="8">
            <text:p>8</text:p>
          </table:table-cell>
          <table:table-cell office:value-type="string">
            <text:p>2011-02-07 12:28:48</text:p>
          </table:table-cell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office:value-type="float" office:value="4438.36">
            <text:p>4438.36</text:p>
          </table:table-cell>
          <table:table-cell table:number-columns-repeated="101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5">
            <text:p>5</text:p>
          </table:table-cell>
          <table:table-cell office:value-type="string">
            <text:p>AW3PW11000023</text:p>
          </table:table-cell>
          <table:table-cell office:value-type="string">
            <text:p>2011-03-07 12:28:48</text:p>
          </table:table-cell>
          <table:table-cell office:value-type="string">
            <text:p>2012-03-07 12:28:48</text:p>
          </table:table-cell>
          <table:table-cell office:value-type="float" office:value="8">
            <text:p>8</text:p>
          </table:table-cell>
          <table:table-cell office:value-type="string">
            <text:p>2011-03-07 12:28:48</text:p>
          </table:table-cell>
          <table:table-cell office:value-type="float" office:value="1">
            <text:p>1</text:p>
          </table:table-cell>
          <table:table-cell office:value-type="float" office:value="6000">
            <text:p>6000</text:p>
          </table:table-cell>
          <table:table-cell office:value-type="float" office:value="887.67">
            <text:p>887.67</text:p>
          </table:table-cell>
          <table:table-cell table:number-columns-repeated="101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string">
            <text:p>AW3PW11000024</text:p>
          </table:table-cell>
          <table:table-cell office:value-type="string">
            <text:p>2011-03-08 12:28:48</text:p>
          </table:table-cell>
          <table:table-cell office:value-type="string">
            <text:p>2012-03-08 12:28:48</text:p>
          </table:table-cell>
          <table:table-cell office:value-type="float" office:value="8">
            <text:p>8</text:p>
          </table:table-cell>
          <table:table-cell office:value-type="string">
            <text:p>2011-03-08 12:28:48</text:p>
          </table:table-cell>
          <table:table-cell office:value-type="float" office:value="1">
            <text:p>1</text:p>
          </table:table-cell>
          <table:table-cell office:value-type="float" office:value="6000">
            <text:p>6000</text:p>
          </table:table-cell>
          <table:table-cell office:value-type="float" office:value="887.67">
            <text:p>887.67</text:p>
          </table:table-cell>
          <table:table-cell table:number-columns-repeated="101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office:value-type="string">
            <text:p>AW3PW11000025</text:p>
          </table:table-cell>
          <table:table-cell office:value-type="string">
            <text:p>2011-03-08 12:28:48</text:p>
          </table:table-cell>
          <table:table-cell office:value-type="string">
            <text:p>2012-03-08 12:28:48</text:p>
          </table:table-cell>
          <table:table-cell office:value-type="float" office:value="8">
            <text:p>8</text:p>
          </table:table-cell>
          <table:table-cell office:value-type="string">
            <text:p>2011-03-08 12:28:48</text:p>
          </table:table-cell>
          <table:table-cell office:value-type="float" office:value="1">
            <text:p>1</text:p>
          </table:table-cell>
          <table:table-cell office:value-type="float" office:value="90000">
            <text:p>90000</text:p>
          </table:table-cell>
          <table:table-cell office:value-type="float" office:value="13315.07">
            <text:p>13315.07</text:p>
          </table:table-cell>
          <table:table-cell table:number-columns-repeated="101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  <table:table-cell office:value-type="string">
            <text:p>AW3PW11000026</text:p>
          </table:table-cell>
          <table:table-cell office:value-type="string">
            <text:p>2011-03-08 12:28:48</text:p>
          </table:table-cell>
          <table:table-cell office:value-type="string">
            <text:p>2012-03-08 12:28:48</text:p>
          </table:table-cell>
          <table:table-cell office:value-type="float" office:value="8">
            <text:p>8</text:p>
          </table:table-cell>
          <table:table-cell office:value-type="string">
            <text:p>2011-03-08 12:28:48</text:p>
          </table:table-cell>
          <table:table-cell office:value-type="float" office:value="1">
            <text:p>1</text:p>
          </table:table-cell>
          <table:table-cell office:value-type="float" office:value="7000">
            <text:p>7000</text:p>
          </table:table-cell>
          <table:table-cell office:value-type="float" office:value="1035.62">
            <text:p>1035.62</text:p>
          </table:table-cell>
          <table:table-cell table:number-columns-repeated="101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string">
            <text:p>AW3PW11000027</text:p>
          </table:table-cell>
          <table:table-cell office:value-type="string">
            <text:p>2011-03-11 12:28:48</text:p>
          </table:table-cell>
          <table:table-cell office:value-type="string">
            <text:p>2012-03-11 12:28:48</text:p>
          </table:table-cell>
          <table:table-cell office:value-type="float" office:value="8">
            <text:p>8</text:p>
          </table:table-cell>
          <table:table-cell office:value-type="string">
            <text:p>2011-03-11 12:28:48</text:p>
          </table:table-cell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office:value-type="float" office:value="11835.62">
            <text:p>11835.62</text:p>
          </table:table-cell>
          <table:table-cell table:number-columns-repeated="101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5">
            <text:p>5</text:p>
          </table:table-cell>
          <table:table-cell office:value-type="string">
            <text:p>AW3PW11000028</text:p>
          </table:table-cell>
          <table:table-cell office:value-type="string">
            <text:p>2011-03-11 12:28:48</text:p>
          </table:table-cell>
          <table:table-cell office:value-type="string">
            <text:p>2012-03-11 12:28:48</text:p>
          </table:table-cell>
          <table:table-cell office:value-type="float" office:value="8">
            <text:p>8</text:p>
          </table:table-cell>
          <table:table-cell office:value-type="string">
            <text:p>2011-03-11 12:28:48</text:p>
          </table:table-cell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739.73">
            <text:p>739.73</text:p>
          </table:table-cell>
          <table:table-cell table:number-columns-repeated="101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5">
            <text:p>5</text:p>
          </table:table-cell>
          <table:table-cell office:value-type="string">
            <text:p>AW3PW11000029</text:p>
          </table:table-cell>
          <table:table-cell office:value-type="string">
            <text:p>2011-03-14 12:28:48</text:p>
          </table:table-cell>
          <table:table-cell office:value-type="string">
            <text:p>2012-03-14 12:28:48</text:p>
          </table:table-cell>
          <table:table-cell office:value-type="float" office:value="8">
            <text:p>8</text:p>
          </table:table-cell>
          <table:table-cell office:value-type="string">
            <text:p>2011-03-14 12:28:48</text:p>
          </table:table-cell>
          <table:table-cell office:value-type="float" office:value="1">
            <text:p>1</text:p>
          </table:table-cell>
          <table:table-cell office:value-type="float" office:value="95000">
            <text:p>95000</text:p>
          </table:table-cell>
          <table:table-cell office:value-type="float" office:value="14054.79">
            <text:p>14054.79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redeem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KTNO</text:p>
          </table:table-cell>
          <table:table-cell table:style-name="ce1" office:value-type="string">
            <text:p>CONDATE</text:p>
          </table:table-cell>
          <table:table-cell table:style-name="Default" office:value-type="string">
            <text:p>EXPRDATE</text:p>
          </table:table-cell>
          <table:table-cell/>
          <table:table-cell office:value-type="string">
            <text:p>LASTUPDATE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string">
            <text:p>AW3PW11000001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float" office:value="8">
            <text:p>8</text:p>
          </table:table-cell>
          <table:table-cell office:value-type="string">
            <text:p>2011-02-08 12:28:48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14794.52">
            <text:p>14794.52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string">
            <text:p>AW3PW11000003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float" office:value="8">
            <text:p>8</text:p>
          </table:table-cell>
          <table:table-cell office:value-type="string">
            <text:p>2011-01-26 12:28:48</text:p>
          </table:table-cell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1479.45">
            <text:p>1479.45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AW3PW11000005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float" office:value="8">
            <text:p>8</text:p>
          </table:table-cell>
          <table:table-cell office:value-type="string">
            <text:p>2011-01-18 12:28:4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43.84">
            <text:p>443.84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string">
            <text:p>AW3PW11000008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float" office:value="8">
            <text:p>8</text:p>
          </table:table-cell>
          <table:table-cell office:value-type="string">
            <text:p>2011-02-21 12:28:48</text:p>
          </table:table-cell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 office:value-type="float" office:value="1479.45">
            <text:p>1479.45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string">
            <text:p>AW3PW11000009</text:p>
          </table:table-cell>
          <table:table-cell office:value-type="string">
            <text:p>2011-01-03 12:28:48</text:p>
          </table:table-cell>
          <table:table-cell office:value-type="string">
            <text:p>2012-01-03 12:28:48</text:p>
          </table:table-cell>
          <table:table-cell office:value-type="float" office:value="8">
            <text:p>8</text:p>
          </table:table-cell>
          <table:table-cell office:value-type="string">
            <text:p>2011-03-11 12:28:48</text:p>
          </table:table-cell>
          <table:table-cell office:value-type="float" office:value="2">
            <text:p>2</text:p>
          </table:table-cell>
          <table:table-cell office:value-type="float" office:value="40000">
            <text:p>40000</text:p>
          </table:table-cell>
          <table:table-cell office:value-type="float" office:value="5917.81">
            <text:p>5917.81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string">
            <text:p>AW3PW11000011</text:p>
          </table:table-cell>
          <table:table-cell office:value-type="string">
            <text:p>2011-01-13 12:28:48</text:p>
          </table:table-cell>
          <table:table-cell office:value-type="string">
            <text:p>2012-01-13 12:28:48</text:p>
          </table:table-cell>
          <table:table-cell office:value-type="float" office:value="8">
            <text:p>8</text:p>
          </table:table-cell>
          <table:table-cell office:value-type="string">
            <text:p>2011-01-17 12:28:48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295.89">
            <text:p>295.89</text:p>
          </table:table-cell>
          <table:table-cell table:number-columns-repeated="101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string">
            <text:p>AW3PW11000015</text:p>
          </table:table-cell>
          <table:table-cell office:value-type="string">
            <text:p>2011-01-18 12:28:48</text:p>
          </table:table-cell>
          <table:table-cell office:value-type="string">
            <text:p>2012-01-18 12:28:48</text:p>
          </table:table-cell>
          <table:table-cell office:value-type="float" office:value="8">
            <text:p>8</text:p>
          </table:table-cell>
          <table:table-cell office:value-type="string">
            <text:p>2011-03-09 12:28:48</text:p>
          </table:table-cell>
          <table:table-cell office:value-type="float" office:value="2">
            <text:p>2</text:p>
          </table:table-cell>
          <table:table-cell office:value-type="float" office:value="22000">
            <text:p>22000</text:p>
          </table:table-cell>
          <table:table-cell office:value-type="float" office:value="3254.79">
            <text:p>3254.79</text:p>
          </table:table-cell>
          <table:table-cell table:number-columns-repeated="1014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string">
            <text:p>AW3PW11000017</text:p>
          </table:table-cell>
          <table:table-cell office:value-type="string">
            <text:p>2011-02-03 12:28:48</text:p>
          </table:table-cell>
          <table:table-cell office:value-type="string">
            <text:p>2012-02-03 12:28:48</text:p>
          </table:table-cell>
          <table:table-cell office:value-type="float" office:value="8">
            <text:p>8</text:p>
          </table:table-cell>
          <table:table-cell office:value-type="string">
            <text:p>2011-03-14 12:28:48</text:p>
          </table:table-cell>
          <table:table-cell office:value-type="float" office:value="2">
            <text:p>2</text:p>
          </table:table-cell>
          <table:table-cell office:value-type="float" office:value="20000">
            <text:p>20000</text:p>
          </table:table-cell>
          <table:table-cell office:value-type="float" office:value="2958.9">
            <text:p>2958.9</text:p>
          </table:table-cell>
          <table:table-cell table:number-columns-repeated="101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5">
            <text:p>5</text:p>
          </table:table-cell>
          <table:table-cell office:value-type="string">
            <text:p>AW3PW11000018</text:p>
          </table:table-cell>
          <table:table-cell office:value-type="string">
            <text:p>2011-01-18 12:28:48</text:p>
          </table:table-cell>
          <table:table-cell office:value-type="string">
            <text:p>2012-01-18 12:28:48</text:p>
          </table:table-cell>
          <table:table-cell office:value-type="float" office:value="8">
            <text:p>8</text:p>
          </table:table-cell>
          <table:table-cell office:value-type="string">
            <text:p>2011-01-21 12:28:48</text:p>
          </table:table-cell>
          <table:table-cell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591.78">
            <text:p>591.78</text:p>
          </table:table-cell>
          <table:table-cell table:number-columns-repeated="101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5">
            <text:p>5</text:p>
          </table:table-cell>
          <table:table-cell office:value-type="string">
            <text:p>AW3PW11000021</text:p>
          </table:table-cell>
          <table:table-cell office:value-type="string">
            <text:p>2011-02-09 12:28:48</text:p>
          </table:table-cell>
          <table:table-cell office:value-type="string">
            <text:p>2012-02-09 12:28:48</text:p>
          </table:table-cell>
          <table:table-cell office:value-type="float" office:value="8">
            <text:p>8</text:p>
          </table:table-cell>
          <table:table-cell office:value-type="string">
            <text:p>2011-03-07 12:28:4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739.73">
            <text:p>739.73</text:p>
          </table:table-cell>
          <table:table-cell table:number-columns-repeated="101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string">
            <text:p>AW3PW11000022</text:p>
          </table:table-cell>
          <table:table-cell office:value-type="string">
            <text:p>2011-02-28 12:28:48</text:p>
          </table:table-cell>
          <table:table-cell office:value-type="string">
            <text:p>2012-02-28 12:28:48</text:p>
          </table:table-cell>
          <table:table-cell office:value-type="float" office:value="8">
            <text:p>8</text:p>
          </table:table-cell>
          <table:table-cell office:value-type="string">
            <text:p>2011-03-07 12:28:48</text:p>
          </table:table-cell>
          <table:table-cell office:value-type="float" office:value="2">
            <text:p>2</text:p>
          </table:table-cell>
          <table:table-cell office:value-type="float" office:value="8500">
            <text:p>8500</text:p>
          </table:table-cell>
          <table:table-cell office:value-type="float" office:value="1257.53">
            <text:p>1257.53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day number:style="long"/>
      <number:text>/</number:text>
      <number:month number:style="long"/>
      <number:text>/</number:text>
      <number:year/>
    </number:date-style>
    <number:date-style style:name="N117P0" style:volatile="true">
      <number:month/>
      <number:text>/</number:text>
      <number:day/>
      <number:text>/</number:text>
      <number:year number:style="long"/>
    </number:date-style>
    <number:text-style style:name="N117">
      <number:text-content/>
      <style:map style:condition="value()&gt;=0" style:apply-style-name="N117P0"/>
    </number:text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f81bd" style:diagonal-bl-tr="none" style:diagonal-tl-br="none" fo:border-left="none" fo:border-right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7c0de" style:diagonal-bl-tr="none" style:diagonal-tl-br="none" fo:border-left="none" fo:border-right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5b3d7" style:diagonal-bl-tr="none" style:diagonal-tl-br="none" fo:border-left="none" fo:border-right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4f81bd" style:border-line-width-bottom="0.0138in 0.0138in 0.0138in" style:diagonal-bl-tr="none" style:diagonal-tl-br="none" fo:border-left="none" fo:border-right="none" fo:border-top="0.0138in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09:1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andy" style:display-name="PageStyle_kan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inco" style:display-name="PageStyle_trin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urad" style:display-name="PageStyle_anur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wissa" style:display-name="PageStyle_awiss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4" meta:cell-count="3317" meta:object-count="0"/>
    <meta:generator>OpenOffice.org/3.2$Win32 OpenOffice.org_project/320m18$Build-9502</meta:generator>
  </office:meta>
</office:document-meta>
</file>